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83in"/>
    </style:style>
    <style:style style:name="co3" style:family="table-column">
      <style:table-column-properties fo:break-before="auto" style:column-width="1.7327in"/>
    </style:style>
    <style:style style:name="co4" style:family="table-column">
      <style:table-column-properties fo:break-before="auto" style:column-width="1.1339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8508in"/>
    </style:style>
    <style:style style:name="co7" style:family="table-column">
      <style:table-column-properties fo:break-before="auto" style:column-width="1.0362in"/>
    </style:style>
    <style:style style:name="co8" style:family="table-column">
      <style:table-column-properties fo:break-before="auto" style:column-width="1.003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Normal_20_2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6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>
      <style:table-cell-properties fo:background-color="#ffff00"/>
      <style:text-properties style:use-window-font-color="true"/>
    </style:style>
    <style:style style:name="ce8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9" style:family="table-cell" style:parent-style-name="Default">
      <style:table-cell-properties fo:background-color="#ffff00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333333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</style:style>
    <style:style style:name="ce17" style:family="table-cell" style:parent-style-name="Default">
      <style:table-cell-properties fo:border-bottom="none" fo:background-color="#333333" style:text-align-source="fix" style:repeat-content="false" fo:border-left="none" fo:border-right="0.06pt solid #000000" fo:border-top="0.06pt solid #000000"/>
      <style:paragraph-properties fo:text-align="start" fo:margin-left="0in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4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nsga-ii 25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ce4"/>
        <table:table-column table:style-name="co4" table:default-cell-style-name="ce4"/>
        <table:table-row table:style-name="ro1">
          <table:table-cell/>
          <table:table-cell table:style-name="ce1" office:value-type="string">
            <text:p>min_delay</text:p>
          </table:table-cell>
          <table:table-cell table:style-name="ce1" office:value-type="string">
            <text:p>max_delay</text:p>
          </table:table-cell>
          <table:table-cell table:style-name="ce1" office:value-type="string">
            <text:p>borders_threshold</text:p>
          </table:table-cell>
          <table:table-cell table:style-name="ce1" office:value-type="string">
            <text:p>margin_forwarding</text:p>
          </table:table-cell>
          <table:table-cell table:style-name="ce1" office:value-type="string">
            <text:p>neighbors_threshold</text:p>
          </table:table-cell>
          <table:table-cell table:style-name="ce1" office:value-type="string">
            <text:p>energy</text:p>
          </table:table-cell>
          <table:table-cell table:style-name="ce1" office:value-type="string">
            <text:p>coverage</text:p>
          </table:table-cell>
          <table:table-cell table:style-name="ce1" office:value-type="string">
            <text:p>nforwardings</text:p>
          </table:table-cell>
        </table:table-row>
        <table:table-row table:style-name="ro2">
          <table:table-cell/>
          <table:table-cell office:value-type="float" office:value="0.192597496382551">
            <text:p>0.1925974964</text:p>
          </table:table-cell>
          <table:table-cell office:value-type="float" office:value="0.321156226071538">
            <text:p>0.3211562261</text:p>
          </table:table-cell>
          <table:table-cell office:value-type="float" office:value="-87.7825450345617">
            <text:p>-87.7825450346</text:p>
          </table:table-cell>
          <table:table-cell office:value-type="float" office:value="0.155319399603469">
            <text:p>0.1553193996</text:p>
          </table:table-cell>
          <table:table-cell office:value-type="float" office:value="33.6979169200005">
            <text:p>33.69791692</text:p>
          </table:table-cell>
          <table:table-cell office:value-type="float" office:value="175.769">
            <text:p>175.769</text:p>
          </table:table-cell>
          <table:table-cell office:value-type="float" office:value="-24">
            <text:p>-24</text:p>
          </table:table-cell>
          <table:table-cell office:value-type="float" office:value="11.5">
            <text:p>11.5</text:p>
          </table:table-cell>
        </table:table-row>
        <table:table-row table:style-name="ro2">
          <table:table-cell/>
          <table:table-cell office:value-type="float" office:value="0.192597496382551">
            <text:p>0.1925974964</text:p>
          </table:table-cell>
          <table:table-cell office:value-type="float" office:value="0.321156226071538">
            <text:p>0.3211562261</text:p>
          </table:table-cell>
          <table:table-cell office:value-type="float" office:value="-87.7825450345617">
            <text:p>-87.7825450346</text:p>
          </table:table-cell>
          <table:table-cell office:value-type="float" office:value="0.155319399603469">
            <text:p>0.1553193996</text:p>
          </table:table-cell>
          <table:table-cell office:value-type="float" office:value="33.5673677197895">
            <text:p>33.5673677198</text:p>
          </table:table-cell>
          <table:table-cell office:value-type="float" office:value="175.769">
            <text:p>175.769</text:p>
          </table:table-cell>
          <table:table-cell office:value-type="float" office:value="-24">
            <text:p>-24</text:p>
          </table:table-cell>
          <table:table-cell office:value-type="float" office:value="11.5">
            <text:p>11.5</text:p>
          </table:table-cell>
        </table:table-row>
        <table:table-row table:style-name="ro2">
          <table:table-cell/>
          <table:table-cell office:value-type="float" office:value="0.182847321866552">
            <text:p>0.1828473219</text:p>
          </table:table-cell>
          <table:table-cell office:value-type="float" office:value="0.2680679705184">
            <text:p>0.2680679705</text:p>
          </table:table-cell>
          <table:table-cell office:value-type="float" office:value="-88.0775268891339">
            <text:p>-88.0775268891</text:p>
          </table:table-cell>
          <table:table-cell office:value-type="float" office:value="0.148748315201533">
            <text:p>0.1487483152</text:p>
          </table:table-cell>
          <table:table-cell office:value-type="float" office:value="26.3368941430052">
            <text:p>26.336894143</text:p>
          </table:table-cell>
          <table:table-cell office:value-type="float" office:value="169.511">
            <text:p>169.511</text:p>
          </table:table-cell>
          <table:table-cell office:value-type="float" office:value="-23.9">
            <text:p>-23.9</text:p>
          </table:table-cell>
          <table:table-cell office:value-type="float" office:value="10.9">
            <text:p>10.9</text:p>
          </table:table-cell>
        </table:table-row>
        <table:table-row table:style-name="ro2">
          <table:table-cell/>
          <table:table-cell office:value-type="float" office:value="0.580643661365976">
            <text:p>0.5806436614</text:p>
          </table:table-cell>
          <table:table-cell office:value-type="float" office:value="0.269568135882806">
            <text:p>0.2695681359</text:p>
          </table:table-cell>
          <table:table-cell office:value-type="float" office:value="-87.9760425094155">
            <text:p>-87.9760425094</text:p>
          </table:table-cell>
          <table:table-cell office:value-type="float" office:value="0.12821384615414">
            <text:p>0.1282138462</text:p>
          </table:table-cell>
          <table:table-cell office:value-type="float" office:value="13.0959033684314">
            <text:p>13.0959033684</text:p>
          </table:table-cell>
          <table:table-cell office:value-type="float" office:value="167.355">
            <text:p>167.355</text:p>
          </table:table-cell>
          <table:table-cell office:value-type="float" office:value="-23.6">
            <text:p>-23.6</text:p>
          </table:table-cell>
          <table:table-cell office:value-type="float" office:value="10.8">
            <text:p>10.8</text:p>
          </table:table-cell>
        </table:table-row>
        <table:table-row table:style-name="ro2">
          <table:table-cell/>
          <table:table-cell office:value-type="float" office:value="0.19258833454126">
            <text:p>0.1925883345</text:p>
          </table:table-cell>
          <table:table-cell office:value-type="float" office:value="0.21709185196251">
            <text:p>0.217091852</text:p>
          </table:table-cell>
          <table:table-cell office:value-type="float" office:value="-87.7769752860108">
            <text:p>-87.776975286</text:p>
          </table:table-cell>
          <table:table-cell office:value-type="float" office:value="0.151564544378029">
            <text:p>0.1515645444</text:p>
          </table:table-cell>
          <table:table-cell office:value-type="float" office:value="36.3052152425374">
            <text:p>36.3052152425</text:p>
          </table:table-cell>
          <table:table-cell office:value-type="float" office:value="166.543">
            <text:p>166.543</text:p>
          </table:table-cell>
          <table:table-cell office:value-type="float" office:value="-23.3">
            <text:p>-23.3</text:p>
          </table:table-cell>
          <table:table-cell office:value-type="float" office:value="10.7">
            <text:p>10.7</text:p>
          </table:table-cell>
        </table:table-row>
        <table:table-row table:style-name="ro2">
          <table:table-cell/>
          <table:table-cell office:value-type="float" office:value="0.18801831474694">
            <text:p>0.1880183147</text:p>
          </table:table-cell>
          <table:table-cell office:value-type="float" office:value="0.274207335881702">
            <text:p>0.2742073359</text:p>
          </table:table-cell>
          <table:table-cell office:value-type="float" office:value="-87.9764242092638">
            <text:p>-87.9764242093</text:p>
          </table:table-cell>
          <table:table-cell office:value-type="float" office:value="0.077205387466996">
            <text:p>0.0772053875</text:p>
          </table:table-cell>
          <table:table-cell office:value-type="float" office:value="27.2752574790265">
            <text:p>27.275257479</text:p>
          </table:table-cell>
          <table:table-cell office:value-type="float" office:value="165.238">
            <text:p>165.238</text:p>
          </table:table-cell>
          <table:table-cell office:value-type="float" office:value="-23.3">
            <text:p>-23.3</text:p>
          </table:table-cell>
          <table:table-cell office:value-type="float" office:value="10.8">
            <text:p>10.8</text:p>
          </table:table-cell>
        </table:table-row>
        <table:table-row table:style-name="ro2">
          <table:table-cell/>
          <table:table-cell office:value-type="float" office:value="0.189476494947417">
            <text:p>0.1894764949</text:p>
          </table:table-cell>
          <table:table-cell office:value-type="float" office:value="0.296024269756294">
            <text:p>0.2960242698</text:p>
          </table:table-cell>
          <table:table-cell office:value-type="float" office:value="-87.9760410055505">
            <text:p>-87.9760410056</text:p>
          </table:table-cell>
          <table:table-cell office:value-type="float" office:value="0.0946339107788619">
            <text:p>0.0946339108</text:p>
          </table:table-cell>
          <table:table-cell office:value-type="float" office:value="28.3942710237793">
            <text:p>28.3942710238</text:p>
          </table:table-cell>
          <table:table-cell office:value-type="float" office:value="157.995">
            <text:p>157.995</text:p>
          </table:table-cell>
          <table:table-cell office:value-type="float" office:value="-23.2">
            <text:p>-23.2</text:p>
          </table:table-cell>
          <table:table-cell office:value-type="float" office:value="10.3">
            <text:p>10.3</text:p>
          </table:table-cell>
        </table:table-row>
        <table:table-row table:style-name="ro2">
          <table:table-cell/>
          <table:table-cell office:value-type="float" office:value="0.189701065872602">
            <text:p>0.1897010659</text:p>
          </table:table-cell>
          <table:table-cell office:value-type="float" office:value="0.27026383714603">
            <text:p>0.2702638371</text:p>
          </table:table-cell>
          <table:table-cell office:value-type="float" office:value="-87.4724654541801">
            <text:p>-87.4724654542</text:p>
          </table:table-cell>
          <table:table-cell office:value-type="float" office:value="1.9130111952516">
            <text:p>1.9130111953</text:p>
          </table:table-cell>
          <table:table-cell office:value-type="float" office:value="10.4988667155879">
            <text:p>10.4988667156</text:p>
          </table:table-cell>
          <table:table-cell office:value-type="float" office:value="166.758">
            <text:p>166.758</text:p>
          </table:table-cell>
          <table:table-cell office:value-type="float" office:value="-23">
            <text:p>-23</text:p>
          </table:table-cell>
          <table:table-cell office:value-type="float" office:value="10.1">
            <text:p>10.1</text:p>
          </table:table-cell>
        </table:table-row>
        <table:table-row table:style-name="ro2">
          <table:table-cell/>
          <table:table-cell office:value-type="float" office:value="0.584882877032255">
            <text:p>0.584882877</text:p>
          </table:table-cell>
          <table:table-cell office:value-type="float" office:value="0.287029797944421">
            <text:p>0.2870297979</text:p>
          </table:table-cell>
          <table:table-cell office:value-type="float" office:value="-87.970291965194">
            <text:p>-87.9702919652</text:p>
          </table:table-cell>
          <table:table-cell office:value-type="float" office:value="2.00280004436066">
            <text:p>2.0028000444</text:p>
          </table:table-cell>
          <table:table-cell office:value-type="float" office:value="8.00655118407841">
            <text:p>8.0065511841</text:p>
          </table:table-cell>
          <table:table-cell office:value-type="float" office:value="164.116">
            <text:p>164.116</text:p>
          </table:table-cell>
          <table:table-cell office:value-type="float" office:value="-22.9">
            <text:p>-22.9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office:value-type="float" office:value="0.157017083872106">
            <text:p>0.1570170839</text:p>
          </table:table-cell>
          <table:table-cell office:value-type="float" office:value="0.287029797944421">
            <text:p>0.2870297979</text:p>
          </table:table-cell>
          <table:table-cell office:value-type="float" office:value="-87.970291965194">
            <text:p>-87.9702919652</text:p>
          </table:table-cell>
          <table:table-cell office:value-type="float" office:value="0.103419781310298">
            <text:p>0.1034197813</text:p>
          </table:table-cell>
          <table:table-cell office:value-type="float" office:value="26.8472631093827">
            <text:p>26.8472631094</text:p>
          </table:table-cell>
          <table:table-cell office:value-type="float" office:value="155.291">
            <text:p>155.291</text:p>
          </table:table-cell>
          <table:table-cell office:value-type="float" office:value="-22.8">
            <text:p>-22.8</text:p>
          </table:table-cell>
          <table:table-cell office:value-type="float" office:value="9.9">
            <text:p>9.9</text:p>
          </table:table-cell>
        </table:table-row>
        <table:table-row table:style-name="ro2">
          <table:table-cell/>
          <table:table-cell office:value-type="float" office:value="0.18801831474694">
            <text:p>0.1880183147</text:p>
          </table:table-cell>
          <table:table-cell office:value-type="float" office:value="0.268160323587795">
            <text:p>0.2681603236</text:p>
          </table:table-cell>
          <table:table-cell office:value-type="float" office:value="-87.9369665140492">
            <text:p>-87.936966514</text:p>
          </table:table-cell>
          <table:table-cell office:value-type="float" office:value="0.100583250660275">
            <text:p>0.1005832507</text:p>
          </table:table-cell>
          <table:table-cell office:value-type="float" office:value="27.2901895585094">
            <text:p>27.2901895585</text:p>
          </table:table-cell>
          <table:table-cell office:value-type="float" office:value="150.85">
            <text:p>150.85</text:p>
          </table:table-cell>
          <table:table-cell office:value-type="float" office:value="-22.6">
            <text:p>-22.6</text:p>
          </table:table-cell>
          <table:table-cell office:value-type="float" office:value="9.7">
            <text:p>9.7</text:p>
          </table:table-cell>
        </table:table-row>
        <table:table-row table:style-name="ro2">
          <table:table-cell/>
          <table:table-cell office:value-type="float" office:value="0.189038504854271">
            <text:p>0.1890385049</text:p>
          </table:table-cell>
          <table:table-cell office:value-type="float" office:value="0.269363214566334">
            <text:p>0.2693632146</text:p>
          </table:table-cell>
          <table:table-cell office:value-type="float" office:value="-87.970212361233">
            <text:p>-87.9702123612</text:p>
          </table:table-cell>
          <table:table-cell office:value-type="float" office:value="0.10288532618432">
            <text:p>0.1028853262</text:p>
          </table:table-cell>
          <table:table-cell office:value-type="float" office:value="33.4085695898933">
            <text:p>33.4085695899</text:p>
          </table:table-cell>
          <table:table-cell office:value-type="float" office:value="146.846">
            <text:p>146.846</text:p>
          </table:table-cell>
          <table:table-cell office:value-type="float" office:value="-22.4">
            <text:p>-22.4</text:p>
          </table:table-cell>
          <table:table-cell office:value-type="float" office:value="9.5">
            <text:p>9.5</text:p>
          </table:table-cell>
        </table:table-row>
        <table:table-row table:style-name="ro2">
          <table:table-cell/>
          <table:table-cell office:value-type="float" office:value="0.189532210314342">
            <text:p>0.1895322103</text:p>
          </table:table-cell>
          <table:table-cell office:value-type="float" office:value="0.270209594216299">
            <text:p>0.2702095942</text:p>
          </table:table-cell>
          <table:table-cell office:value-type="float" office:value="-87.9696139577291">
            <text:p>-87.9696139577</text:p>
          </table:table-cell>
          <table:table-cell office:value-type="float" office:value="0.148552626476454">
            <text:p>0.1485526265</text:p>
          </table:table-cell>
          <table:table-cell office:value-type="float" office:value="10.0943289257951">
            <text:p>10.0943289258</text:p>
          </table:table-cell>
          <table:table-cell office:value-type="float" office:value="146.822">
            <text:p>146.822</text:p>
          </table:table-cell>
          <table:table-cell office:value-type="float" office:value="-22.3">
            <text:p>-22.3</text:p>
          </table:table-cell>
          <table:table-cell office:value-type="float" office:value="9.4">
            <text:p>9.4</text:p>
          </table:table-cell>
        </table:table-row>
        <table:table-row table:style-name="ro2">
          <table:table-cell/>
          <table:table-cell table:style-name="ce2" office:value-type="float" office:value="0.189038504854271">
            <text:p>0.1890385049</text:p>
          </table:table-cell>
          <table:table-cell table:style-name="ce2" office:value-type="float" office:value="0.287482666543092">
            <text:p>0.2874826665</text:p>
          </table:table-cell>
          <table:table-cell table:style-name="ce2" office:value-type="float" office:value="-87.970212361233">
            <text:p>-87.9702123612</text:p>
          </table:table-cell>
          <table:table-cell table:style-name="ce2" office:value-type="float" office:value="0.176138219342353">
            <text:p>0.1761382193</text:p>
          </table:table-cell>
          <table:table-cell table:style-name="ce2" office:value-type="float" office:value="33.4085695898933">
            <text:p>33.4085695899</text:p>
          </table:table-cell>
          <table:table-cell table:style-name="ce5" office:value-type="float" office:value="141.633">
            <text:p>141.633</text:p>
          </table:table-cell>
          <table:table-cell table:style-name="ce5" office:value-type="float" office:value="-22">
            <text:p>-22</text:p>
          </table:table-cell>
          <table:table-cell table:style-name="ce5" office:value-type="float" office:value="9">
            <text:p>9</text:p>
          </table:table-cell>
        </table:table-row>
        <table:table-row table:style-name="ro2">
          <table:table-cell/>
          <table:table-cell office:value-type="float" office:value="0.199404382426576">
            <text:p>0.1994043824</text:p>
          </table:table-cell>
          <table:table-cell office:value-type="float" office:value="0.271040660080205">
            <text:p>0.2710406601</text:p>
          </table:table-cell>
          <table:table-cell office:value-type="float" office:value="-88.0444817935705">
            <text:p>-88.0444817936</text:p>
          </table:table-cell>
          <table:table-cell office:value-type="float" office:value="0.11836631944183">
            <text:p>0.1183663194</text:p>
          </table:table-cell>
          <table:table-cell office:value-type="float" office:value="9.82232776602747">
            <text:p>9.822327766</text:p>
          </table:table-cell>
          <table:table-cell office:value-type="float" office:value="141.437">
            <text:p>141.437</text:p>
          </table:table-cell>
          <table:table-cell office:value-type="float" office:value="-21.8">
            <text:p>-21.8</text:p>
          </table:table-cell>
          <table:table-cell office:value-type="float" office:value="9.1">
            <text:p>9.1</text:p>
          </table:table-cell>
        </table:table-row>
        <table:table-row table:style-name="ro2">
          <table:table-cell/>
          <table:table-cell office:value-type="float" office:value="0.182129718807929">
            <text:p>0.1821297188</text:p>
          </table:table-cell>
          <table:table-cell office:value-type="float" office:value="0.273605551053692">
            <text:p>0.2736055511</text:p>
          </table:table-cell>
          <table:table-cell office:value-type="float" office:value="-88.0728548829983">
            <text:p>-88.072854883</text:p>
          </table:table-cell>
          <table:table-cell office:value-type="float" office:value="1.987245300717">
            <text:p>1.9872453007</text:p>
          </table:table-cell>
          <table:table-cell office:value-type="float" office:value="7.06916479467663">
            <text:p>7.0691647947</text:p>
          </table:table-cell>
          <table:table-cell office:value-type="float" office:value="144.992">
            <text:p>144.992</text:p>
          </table:table-cell>
          <table:table-cell office:value-type="float" office:value="-21.7">
            <text:p>-21.7</text:p>
          </table:table-cell>
          <table:table-cell office:value-type="float" office:value="8.9">
            <text:p>8.9</text:p>
          </table:table-cell>
        </table:table-row>
        <table:table-row table:style-name="ro2">
          <table:table-cell/>
          <table:table-cell office:value-type="float" office:value="0.203736142025005">
            <text:p>0.203736142</text:p>
          </table:table-cell>
          <table:table-cell office:value-type="float" office:value="0.270209594216299">
            <text:p>0.2702095942</text:p>
          </table:table-cell>
          <table:table-cell office:value-type="float" office:value="-87.9696139577291">
            <text:p>-87.9696139577</text:p>
          </table:table-cell>
          <table:table-cell office:value-type="float" office:value="0.148552626476454">
            <text:p>0.1485526265</text:p>
          </table:table-cell>
          <table:table-cell office:value-type="float" office:value="10.0943289257951">
            <text:p>10.0943289258</text:p>
          </table:table-cell>
          <table:table-cell office:value-type="float" office:value="136.678">
            <text:p>136.678</text:p>
          </table:table-cell>
          <table:table-cell office:value-type="float" office:value="-21.5">
            <text:p>-21.5</text:p>
          </table:table-cell>
          <table:table-cell office:value-type="float" office:value="8.7">
            <text:p>8.7</text:p>
          </table:table-cell>
        </table:table-row>
        <table:table-row table:style-name="ro2">
          <table:table-cell/>
          <table:table-cell office:value-type="float" office:value="0.253513385727962">
            <text:p>0.2535133857</text:p>
          </table:table-cell>
          <table:table-cell office:value-type="float" office:value="0.628384950593355">
            <text:p>0.6283849506</text:p>
          </table:table-cell>
          <table:table-cell office:value-type="float" office:value="-90.9999191864358">
            <text:p>-90.9999191864</text:p>
          </table:table-cell>
          <table:table-cell office:value-type="float" office:value="0.151967178766968">
            <text:p>0.1519671788</text:p>
          </table:table-cell>
          <table:table-cell office:value-type="float" office:value="35.990548175914">
            <text:p>35.9905481759</text:p>
          </table:table-cell>
          <table:table-cell office:value-type="float" office:value="128.191">
            <text:p>128.191</text:p>
          </table:table-cell>
          <table:table-cell office:value-type="float" office:value="-21.3">
            <text:p>-21.3</text:p>
          </table:table-cell>
          <table:table-cell office:value-type="float" office:value="7.6">
            <text:p>7.6</text:p>
          </table:table-cell>
        </table:table-row>
        <table:table-row table:style-name="ro2">
          <table:table-cell/>
          <table:table-cell office:value-type="float" office:value="0.253513385727962">
            <text:p>0.2535133857</text:p>
          </table:table-cell>
          <table:table-cell office:value-type="float" office:value="0.628384950593355">
            <text:p>0.6283849506</text:p>
          </table:table-cell>
          <table:table-cell office:value-type="float" office:value="-90.9999191864358">
            <text:p>-90.9999191864</text:p>
          </table:table-cell>
          <table:table-cell office:value-type="float" office:value="0.151967178766968">
            <text:p>0.1519671788</text:p>
          </table:table-cell>
          <table:table-cell office:value-type="float" office:value="35.3955125469978">
            <text:p>35.395512547</text:p>
          </table:table-cell>
          <table:table-cell office:value-type="float" office:value="128.191">
            <text:p>128.191</text:p>
          </table:table-cell>
          <table:table-cell office:value-type="float" office:value="-21.3">
            <text:p>-21.3</text:p>
          </table:table-cell>
          <table:table-cell office:value-type="float" office:value="7.6">
            <text:p>7.6</text:p>
          </table:table-cell>
        </table:table-row>
        <table:table-row table:style-name="ro2">
          <table:table-cell/>
          <table:table-cell office:value-type="float" office:value="0.363675132687977">
            <text:p>0.3636751327</text:p>
          </table:table-cell>
          <table:table-cell office:value-type="float" office:value="0.577055746963737">
            <text:p>0.577055747</text:p>
          </table:table-cell>
          <table:table-cell office:value-type="float" office:value="-90.679623943526">
            <text:p>-90.6796239435</text:p>
          </table:table-cell>
          <table:table-cell office:value-type="float" office:value="0.532210208391734">
            <text:p>0.5322102084</text:p>
          </table:table-cell>
          <table:table-cell office:value-type="float" office:value="27.696498032381">
            <text:p>27.6964980324</text:p>
          </table:table-cell>
          <table:table-cell office:value-type="float" office:value="121.558">
            <text:p>121.558</text:p>
          </table:table-cell>
          <table:table-cell office:value-type="float" office:value="-21.1">
            <text:p>-21.1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float" office:value="0.334812514245876">
            <text:p>0.3348125142</text:p>
          </table:table-cell>
          <table:table-cell office:value-type="float" office:value="0.604953506825892">
            <text:p>0.6049535068</text:p>
          </table:table-cell>
          <table:table-cell office:value-type="float" office:value="-90.9954154488345">
            <text:p>-90.9954154488</text:p>
          </table:table-cell>
          <table:table-cell office:value-type="float" office:value="0.152314851190218">
            <text:p>0.1523148512</text:p>
          </table:table-cell>
          <table:table-cell office:value-type="float" office:value="27.5639266112104">
            <text:p>27.5639266112</text:p>
          </table:table-cell>
          <table:table-cell office:value-type="float" office:value="118.161">
            <text:p>118.161</text:p>
          </table:table-cell>
          <table:table-cell office:value-type="float" office:value="-20.7">
            <text:p>-20.7</text:p>
          </table:table-cell>
          <table:table-cell office:value-type="float" office:value="6.8">
            <text:p>6.8</text:p>
          </table:table-cell>
        </table:table-row>
        <table:table-row table:style-name="ro2">
          <table:table-cell/>
          <table:table-cell office:value-type="float" office:value="0.334812514245876">
            <text:p>0.3348125142</text:p>
          </table:table-cell>
          <table:table-cell office:value-type="float" office:value="0.604953506825892">
            <text:p>0.6049535068</text:p>
          </table:table-cell>
          <table:table-cell office:value-type="float" office:value="-90.9954154488345">
            <text:p>-90.9954154488</text:p>
          </table:table-cell>
          <table:table-cell office:value-type="float" office:value="0.152314851190218">
            <text:p>0.1523148512</text:p>
          </table:table-cell>
          <table:table-cell office:value-type="float" office:value="27.5639266112104">
            <text:p>27.5639266112</text:p>
          </table:table-cell>
          <table:table-cell office:value-type="float" office:value="118.161">
            <text:p>118.161</text:p>
          </table:table-cell>
          <table:table-cell office:value-type="float" office:value="-20.7">
            <text:p>-20.7</text:p>
          </table:table-cell>
          <table:table-cell office:value-type="float" office:value="6.8">
            <text:p>6.8</text:p>
          </table:table-cell>
        </table:table-row>
        <table:table-row table:style-name="ro2">
          <table:table-cell/>
          <table:table-cell office:value-type="float" office:value="0.602606496757202">
            <text:p>0.6026064968</text:p>
          </table:table-cell>
          <table:table-cell office:value-type="float" office:value="0.340751358232288">
            <text:p>0.3407513582</text:p>
          </table:table-cell>
          <table:table-cell office:value-type="float" office:value="-90.8135797137914">
            <text:p>-90.8135797138</text:p>
          </table:table-cell>
          <table:table-cell office:value-type="float" office:value="0.403168214879978">
            <text:p>0.4031682149</text:p>
          </table:table-cell>
          <table:table-cell office:value-type="float" office:value="39.6826071040241">
            <text:p>39.682607104</text:p>
          </table:table-cell>
          <table:table-cell office:value-type="float" office:value="118.418">
            <text:p>118.418</text:p>
          </table:table-cell>
          <table:table-cell office:value-type="float" office:value="-20.5">
            <text:p>-20.5</text:p>
          </table:table-cell>
          <table:table-cell office:value-type="float" office:value="6.7">
            <text:p>6.7</text:p>
          </table:table-cell>
        </table:table-row>
        <table:table-row table:style-name="ro2">
          <table:table-cell/>
          <table:table-cell office:value-type="float" office:value="0.602606496757202">
            <text:p>0.6026064968</text:p>
          </table:table-cell>
          <table:table-cell office:value-type="float" office:value="0.340751358232288">
            <text:p>0.3407513582</text:p>
          </table:table-cell>
          <table:table-cell office:value-type="float" office:value="-90.8135797137914">
            <text:p>-90.8135797138</text:p>
          </table:table-cell>
          <table:table-cell office:value-type="float" office:value="0.403168214879978">
            <text:p>0.4031682149</text:p>
          </table:table-cell>
          <table:table-cell office:value-type="float" office:value="39.6826071040241">
            <text:p>39.682607104</text:p>
          </table:table-cell>
          <table:table-cell office:value-type="float" office:value="118.418">
            <text:p>118.418</text:p>
          </table:table-cell>
          <table:table-cell office:value-type="float" office:value="-20.5">
            <text:p>-20.5</text:p>
          </table:table-cell>
          <table:table-cell office:value-type="float" office:value="6.7">
            <text:p>6.7</text:p>
          </table:table-cell>
        </table:table-row>
        <table:table-row table:style-name="ro2">
          <table:table-cell/>
          <table:table-cell office:value-type="float" office:value="0.602606496757202">
            <text:p>0.6026064968</text:p>
          </table:table-cell>
          <table:table-cell office:value-type="float" office:value="0.340751358232288">
            <text:p>0.3407513582</text:p>
          </table:table-cell>
          <table:table-cell office:value-type="float" office:value="-90.8135797137914">
            <text:p>-90.8135797138</text:p>
          </table:table-cell>
          <table:table-cell office:value-type="float" office:value="0.512796559921946">
            <text:p>0.5127965599</text:p>
          </table:table-cell>
          <table:table-cell office:value-type="float" office:value="26.3284963546848">
            <text:p>26.3284963547</text:p>
          </table:table-cell>
          <table:table-cell office:value-type="float" office:value="113.261">
            <text:p>113.261</text:p>
          </table:table-cell>
          <table:table-cell office:value-type="float" office:value="-20.3">
            <text:p>-20.3</text:p>
          </table:table-cell>
          <table:table-cell office:value-type="float" office:value="6.3">
            <text:p>6.3</text:p>
          </table:table-cell>
        </table:table-row>
        <table:table-row table:style-name="ro2">
          <table:table-cell/>
          <table:table-cell office:value-type="float" office:value="0.602606496757202">
            <text:p>0.6026064968</text:p>
          </table:table-cell>
          <table:table-cell office:value-type="float" office:value="0.340751358232288">
            <text:p>0.3407513582</text:p>
          </table:table-cell>
          <table:table-cell office:value-type="float" office:value="-90.8135797137914">
            <text:p>-90.8135797138</text:p>
          </table:table-cell>
          <table:table-cell office:value-type="float" office:value="0.512796559921946">
            <text:p>0.5127965599</text:p>
          </table:table-cell>
          <table:table-cell office:value-type="float" office:value="26.3284963546848">
            <text:p>26.3284963547</text:p>
          </table:table-cell>
          <table:table-cell office:value-type="float" office:value="113.261">
            <text:p>113.261</text:p>
          </table:table-cell>
          <table:table-cell office:value-type="float" office:value="-20.3">
            <text:p>-20.3</text:p>
          </table:table-cell>
          <table:table-cell office:value-type="float" office:value="6.3">
            <text:p>6.3</text:p>
          </table:table-cell>
        </table:table-row>
        <table:table-row table:style-name="ro2">
          <table:table-cell/>
          <table:table-cell office:value-type="float" office:value="0.191560711974663">
            <text:p>0.191560712</text:p>
          </table:table-cell>
          <table:table-cell office:value-type="float" office:value="0.0535225443249655">
            <text:p>0.0535225443</text:p>
          </table:table-cell>
          <table:table-cell office:value-type="float" office:value="-90.6222145389098">
            <text:p>-90.6222145389</text:p>
          </table:table-cell>
          <table:table-cell office:value-type="float" office:value="0.751211532018616">
            <text:p>0.751211532</text:p>
          </table:table-cell>
          <table:table-cell office:value-type="float" office:value="27.3256211149704">
            <text:p>27.325621115</text:p>
          </table:table-cell>
          <table:table-cell office:value-type="float" office:value="107.714">
            <text:p>107.714</text:p>
          </table:table-cell>
          <table:table-cell office:value-type="float" office:value="-20.1">
            <text:p>-20.1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0.191560711974663">
            <text:p>0.191560712</text:p>
          </table:table-cell>
          <table:table-cell office:value-type="float" office:value="0.0535225443249655">
            <text:p>0.0535225443</text:p>
          </table:table-cell>
          <table:table-cell office:value-type="float" office:value="-90.6222145389098">
            <text:p>-90.6222145389</text:p>
          </table:table-cell>
          <table:table-cell office:value-type="float" office:value="0.751211532018616">
            <text:p>0.751211532</text:p>
          </table:table-cell>
          <table:table-cell office:value-type="float" office:value="27.3256211149704">
            <text:p>27.325621115</text:p>
          </table:table-cell>
          <table:table-cell office:value-type="float" office:value="107.714">
            <text:p>107.714</text:p>
          </table:table-cell>
          <table:table-cell office:value-type="float" office:value="-20.1">
            <text:p>-20.1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0.382810314284706">
            <text:p>0.3828103143</text:p>
          </table:table-cell>
          <table:table-cell office:value-type="float" office:value="0.436171891237952">
            <text:p>0.4361718912</text:p>
          </table:table-cell>
          <table:table-cell office:value-type="float" office:value="-90.7729189139368">
            <text:p>-90.7729189139</text:p>
          </table:table-cell>
          <table:table-cell office:value-type="float" office:value="0.532210208391734">
            <text:p>0.5322102084</text:p>
          </table:table-cell>
          <table:table-cell office:value-type="float" office:value="24.3908964638376">
            <text:p>24.3908964638</text:p>
          </table:table-cell>
          <table:table-cell office:value-type="float" office:value="106.226">
            <text:p>106.226</text:p>
          </table:table-cell>
          <table:table-cell office:value-type="float" office:value="-19.8">
            <text:p>-19.8</text:p>
          </table:table-cell>
          <table:table-cell office:value-type="float" office:value="5.9">
            <text:p>5.9</text:p>
          </table:table-cell>
        </table:table-row>
        <table:table-row table:style-name="ro2">
          <table:table-cell/>
          <table:table-cell office:value-type="float" office:value="0.335766617579415">
            <text:p>0.3357666176</text:p>
          </table:table-cell>
          <table:table-cell office:value-type="float" office:value="0.562100422303643">
            <text:p>0.5621004223</text:p>
          </table:table-cell>
          <table:table-cell office:value-type="float" office:value="-90.8195713229641">
            <text:p>-90.819571323</text:p>
          </table:table-cell>
          <table:table-cell office:value-type="float" office:value="0.134305918008251">
            <text:p>0.134305918</text:p>
          </table:table-cell>
          <table:table-cell office:value-type="float" office:value="27.3592936532999">
            <text:p>27.3592936533</text:p>
          </table:table-cell>
          <table:table-cell office:value-type="float" office:value="105.355">
            <text:p>105.355</text:p>
          </table:table-cell>
          <table:table-cell office:value-type="float" office:value="-19.8">
            <text:p>-19.8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0.335766617579415">
            <text:p>0.3357666176</text:p>
          </table:table-cell>
          <table:table-cell office:value-type="float" office:value="0.562100422303643">
            <text:p>0.5621004223</text:p>
          </table:table-cell>
          <table:table-cell office:value-type="float" office:value="-90.7978627128465">
            <text:p>-90.7978627128</text:p>
          </table:table-cell>
          <table:table-cell office:value-type="float" office:value="0.134305918008251">
            <text:p>0.134305918</text:p>
          </table:table-cell>
          <table:table-cell office:value-type="float" office:value="27.3592936532999">
            <text:p>27.3592936533</text:p>
          </table:table-cell>
          <table:table-cell office:value-type="float" office:value="105.355">
            <text:p>105.355</text:p>
          </table:table-cell>
          <table:table-cell office:value-type="float" office:value="-19.8">
            <text:p>-19.8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0.15347210096913">
            <text:p>0.153472101</text:p>
          </table:table-cell>
          <table:table-cell office:value-type="float" office:value="0.622465575481507">
            <text:p>0.6224655755</text:p>
          </table:table-cell>
          <table:table-cell office:value-type="float" office:value="-92.4876892017391">
            <text:p>-92.4876892017</text:p>
          </table:table-cell>
          <table:table-cell office:value-type="float" office:value="1.51348808839178">
            <text:p>1.5134880884</text:p>
          </table:table-cell>
          <table:table-cell office:value-type="float" office:value="34.3359770963144">
            <text:p>34.3359770963</text:p>
          </table:table-cell>
          <table:table-cell office:value-type="float" office:value="95.7351">
            <text:p>95.7351</text:p>
          </table:table-cell>
          <table:table-cell office:value-type="float" office:value="-19.4">
            <text:p>-19.4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0.353687133655712">
            <text:p>0.3536871337</text:p>
          </table:table-cell>
          <table:table-cell office:value-type="float" office:value="0.531893498202277">
            <text:p>0.5318934982</text:p>
          </table:table-cell>
          <table:table-cell office:value-type="float" office:value="-92.471709261326">
            <text:p>-92.4717092613</text:p>
          </table:table-cell>
          <table:table-cell office:value-type="float" office:value="0.152160333181633">
            <text:p>0.1521603332</text:p>
          </table:table-cell>
          <table:table-cell office:value-type="float" office:value="32.7701634742289">
            <text:p>32.7701634742</text:p>
          </table:table-cell>
          <table:table-cell office:value-type="float" office:value="89.9711">
            <text:p>89.9711</text:p>
          </table:table-cell>
          <table:table-cell office:value-type="float" office:value="-18.9">
            <text:p>-18.9</text:p>
          </table:table-cell>
          <table:table-cell office:value-type="float" office:value="4.8">
            <text:p>4.8</text:p>
          </table:table-cell>
        </table:table-row>
        <table:table-row table:style-name="ro2">
          <table:table-cell/>
          <table:table-cell office:value-type="float" office:value="0.365917924043044">
            <text:p>0.365917924</text:p>
          </table:table-cell>
          <table:table-cell office:value-type="float" office:value="0.556945221611875">
            <text:p>0.5569452216</text:p>
          </table:table-cell>
          <table:table-cell office:value-type="float" office:value="-91.7182522992446">
            <text:p>-91.7182522992</text:p>
          </table:table-cell>
          <table:table-cell office:value-type="float" office:value="0.37406882919658">
            <text:p>0.3740688292</text:p>
          </table:table-cell>
          <table:table-cell office:value-type="float" office:value="27.2911126668436">
            <text:p>27.2911126668</text:p>
          </table:table-cell>
          <table:table-cell office:value-type="float" office:value="89.8689">
            <text:p>89.8689</text:p>
          </table:table-cell>
          <table:table-cell office:value-type="float" office:value="-18.3">
            <text:p>-18.3</text:p>
          </table:table-cell>
          <table:table-cell office:value-type="float" office:value="4.8">
            <text:p>4.8</text:p>
          </table:table-cell>
        </table:table-row>
        <table:table-row table:style-name="ro2">
          <table:table-cell/>
          <table:table-cell office:value-type="float" office:value="0.625883092763699">
            <text:p>0.6258830928</text:p>
          </table:table-cell>
          <table:table-cell office:value-type="float" office:value="0.342053034756033">
            <text:p>0.3420530348</text:p>
          </table:table-cell>
          <table:table-cell office:value-type="float" office:value="-90.7429500833024">
            <text:p>-90.7429500833</text:p>
          </table:table-cell>
          <table:table-cell office:value-type="float" office:value="1.07463013733556">
            <text:p>1.0746301373</text:p>
          </table:table-cell>
          <table:table-cell office:value-type="float" office:value="26.9938067053204">
            <text:p>26.9938067053</text:p>
          </table:table-cell>
          <table:table-cell office:value-type="float" office:value="85.9504">
            <text:p>85.9504</text:p>
          </table:table-cell>
          <table:table-cell office:value-type="float" office:value="-17.9">
            <text:p>-17.9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/>
          <table:table-cell office:value-type="float" office:value="0.10284241234629">
            <text:p>0.1028424123</text:p>
          </table:table-cell>
          <table:table-cell office:value-type="float" office:value="0.299593086012298">
            <text:p>0.299593086</text:p>
          </table:table-cell>
          <table:table-cell office:value-type="float" office:value="-92.4339101535844">
            <text:p>-92.4339101536</text:p>
          </table:table-cell>
          <table:table-cell office:value-type="float" office:value="1.04281995207127">
            <text:p>1.0428199521</text:p>
          </table:table-cell>
          <table:table-cell office:value-type="float" office:value="34.3359770963144">
            <text:p>34.3359770963</text:p>
          </table:table-cell>
          <table:table-cell office:value-type="float" office:value="79.225">
            <text:p>79.225</text:p>
          </table:table-cell>
          <table:table-cell office:value-type="float" office:value="-17.8">
            <text:p>-17.8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table:style-name="ce3" office:value-type="float" office:value="0.0000842481089600366">
            <text:p>8.42E-005</text:p>
          </table:table-cell>
          <table:table-cell office:value-type="float" office:value="0.786171627356288">
            <text:p>0.7861716274</text:p>
          </table:table-cell>
          <table:table-cell office:value-type="float" office:value="-92.8595865550566">
            <text:p>-92.8595865551</text:p>
          </table:table-cell>
          <table:table-cell office:value-type="float" office:value="0.398639960083842">
            <text:p>0.3986399601</text:p>
          </table:table-cell>
          <table:table-cell office:value-type="float" office:value="3.20991897658042">
            <text:p>3.2099189766</text:p>
          </table:table-cell>
          <table:table-cell office:value-type="float" office:value="76.793">
            <text:p>76.793</text:p>
          </table:table-cell>
          <table:table-cell office:value-type="float" office:value="-17.7">
            <text:p>-17.7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table:style-name="ce2" office:value-type="float" office:value="0.193996943887626">
            <text:p>0.1939969439</text:p>
          </table:table-cell>
          <table:table-cell table:style-name="ce2" office:value-type="float" office:value="0.522913568837056">
            <text:p>0.5229135688</text:p>
          </table:table-cell>
          <table:table-cell table:style-name="ce2" office:value-type="float" office:value="-92.5437063962454">
            <text:p>-92.5437063962</text:p>
          </table:table-cell>
          <table:table-cell table:style-name="ce2" office:value-type="float" office:value="0.19924733822777">
            <text:p>0.1992473382</text:p>
          </table:table-cell>
          <table:table-cell table:style-name="ce2" office:value-type="float" office:value="25.8326657155856">
            <text:p>25.8326657156</text:p>
          </table:table-cell>
          <table:table-cell table:style-name="ce5" office:value-type="float" office:value="75.7792">
            <text:p>75.7792</text:p>
          </table:table-cell>
          <table:table-cell table:style-name="ce5" office:value-type="float" office:value="-17.2">
            <text:p>-17.2</text:p>
          </table:table-cell>
          <table:table-cell table:style-name="ce5" office:value-type="float" office:value="3.9">
            <text:p>3.9</text:p>
          </table:table-cell>
        </table:table-row>
        <table:table-row table:style-name="ro2">
          <table:table-cell/>
          <table:table-cell office:value-type="float" office:value="0.596528221594424">
            <text:p>0.5965282216</text:p>
          </table:table-cell>
          <table:table-cell office:value-type="float" office:value="0.342198887378157">
            <text:p>0.3421988874</text:p>
          </table:table-cell>
          <table:table-cell office:value-type="float" office:value="-92.9218844847733">
            <text:p>-92.9218844848</text:p>
          </table:table-cell>
          <table:table-cell office:value-type="float" office:value="0.210394034948847">
            <text:p>0.2103940349</text:p>
          </table:table-cell>
          <table:table-cell office:value-type="float" office:value="34.9969525297953">
            <text:p>34.9969525298</text:p>
          </table:table-cell>
          <table:table-cell office:value-type="float" office:value="74.3413">
            <text:p>74.3413</text:p>
          </table:table-cell>
          <table:table-cell office:value-type="float" office:value="-16.9">
            <text:p>-16.9</text:p>
          </table:table-cell>
          <table:table-cell office:value-type="float" office:value="3.8">
            <text:p>3.8</text:p>
          </table:table-cell>
        </table:table-row>
        <table:table-row table:style-name="ro2">
          <table:table-cell/>
          <table:table-cell office:value-type="float" office:value="0.179039250273711">
            <text:p>0.1790392503</text:p>
          </table:table-cell>
          <table:table-cell office:value-type="float" office:value="0.628706835971061">
            <text:p>0.628706836</text:p>
          </table:table-cell>
          <table:table-cell office:value-type="float" office:value="-92.9555898309737">
            <text:p>-92.955589831</text:p>
          </table:table-cell>
          <table:table-cell office:value-type="float" office:value="0.146278116081481">
            <text:p>0.1462781161</text:p>
          </table:table-cell>
          <table:table-cell office:value-type="float" office:value="20.5083568485295">
            <text:p>20.5083568485</text:p>
          </table:table-cell>
          <table:table-cell office:value-type="float" office:value="72.6582">
            <text:p>72.6582</text:p>
          </table:table-cell>
          <table:table-cell office:value-type="float" office:value="-16.6">
            <text:p>-16.6</text:p>
          </table:table-cell>
          <table:table-cell office:value-type="float" office:value="3.7">
            <text:p>3.7</text:p>
          </table:table-cell>
        </table:table-row>
        <table:table-row table:style-name="ro2">
          <table:table-cell/>
          <table:table-cell office:value-type="float" office:value="0.348573742999732">
            <text:p>0.348573743</text:p>
          </table:table-cell>
          <table:table-cell office:value-type="float" office:value="0.531893498202277">
            <text:p>0.5318934982</text:p>
          </table:table-cell>
          <table:table-cell office:value-type="float" office:value="-92.5629679103272">
            <text:p>-92.5629679103</text:p>
          </table:table-cell>
          <table:table-cell office:value-type="float" office:value="0.156301728517145">
            <text:p>0.1563017285</text:p>
          </table:table-cell>
          <table:table-cell office:value-type="float" office:value="26.5337499704594">
            <text:p>26.5337499705</text:p>
          </table:table-cell>
          <table:table-cell office:value-type="float" office:value="70.2661">
            <text:p>70.2661</text:p>
          </table:table-cell>
          <table:table-cell office:value-type="float" office:value="-16.1">
            <text:p>-16.1</text:p>
          </table:table-cell>
          <table:table-cell office:value-type="float" office:value="3.6">
            <text:p>3.6</text:p>
          </table:table-cell>
        </table:table-row>
        <table:table-row table:style-name="ro2">
          <table:table-cell/>
          <table:table-cell office:value-type="float" office:value="0.364357571167324">
            <text:p>0.3643575712</text:p>
          </table:table-cell>
          <table:table-cell office:value-type="float" office:value="0.549832310336335">
            <text:p>0.5498323103</text:p>
          </table:table-cell>
          <table:table-cell office:value-type="float" office:value="-92.672907554153">
            <text:p>-92.6729075542</text:p>
          </table:table-cell>
          <table:table-cell office:value-type="float" office:value="0.37747590444744">
            <text:p>0.3774759044</text:p>
          </table:table-cell>
          <table:table-cell office:value-type="float" office:value="24.1417030372722">
            <text:p>24.1417030373</text:p>
          </table:table-cell>
          <table:table-cell office:value-type="float" office:value="68.3448">
            <text:p>68.3448</text:p>
          </table:table-cell>
          <table:table-cell office:value-type="float" office:value="-15.7">
            <text:p>-15.7</text:p>
          </table:table-cell>
          <table:table-cell office:value-type="float" office:value="3.4">
            <text:p>3.4</text:p>
          </table:table-cell>
        </table:table-row>
        <table:table-row table:style-name="ro2">
          <table:table-cell/>
          <table:table-cell office:value-type="float" office:value="0.577036820260657">
            <text:p>0.5770368203</text:p>
          </table:table-cell>
          <table:table-cell office:value-type="float" office:value="0.343401624471089">
            <text:p>0.3434016245</text:p>
          </table:table-cell>
          <table:table-cell office:value-type="float" office:value="-93.0283265840131">
            <text:p>-93.028326584</text:p>
          </table:table-cell>
          <table:table-cell office:value-type="float" office:value="0.261303527982738">
            <text:p>0.261303528</text:p>
          </table:table-cell>
          <table:table-cell office:value-type="float" office:value="27.5650878720713">
            <text:p>27.5650878721</text:p>
          </table:table-cell>
          <table:table-cell office:value-type="float" office:value="64.8988">
            <text:p>64.8988</text:p>
          </table:table-cell>
          <table:table-cell office:value-type="float" office:value="-15.5">
            <text:p>-15.5</text:p>
          </table:table-cell>
          <table:table-cell office:value-type="float" office:value="3.2">
            <text:p>3.2</text:p>
          </table:table-cell>
        </table:table-row>
        <table:table-row table:style-name="ro2">
          <table:table-cell/>
          <table:table-cell office:value-type="float" office:value="0.577036820260657">
            <text:p>0.5770368203</text:p>
          </table:table-cell>
          <table:table-cell office:value-type="float" office:value="0.343401624471089">
            <text:p>0.3434016245</text:p>
          </table:table-cell>
          <table:table-cell office:value-type="float" office:value="-93.0500351941062">
            <text:p>-93.0500351941</text:p>
          </table:table-cell>
          <table:table-cell office:value-type="float" office:value="0.261303527982738">
            <text:p>0.261303528</text:p>
          </table:table-cell>
          <table:table-cell office:value-type="float" office:value="27.5650878720713">
            <text:p>27.5650878721</text:p>
          </table:table-cell>
          <table:table-cell office:value-type="float" office:value="64.8988">
            <text:p>64.8988</text:p>
          </table:table-cell>
          <table:table-cell office:value-type="float" office:value="-15.5">
            <text:p>-15.5</text:p>
          </table:table-cell>
          <table:table-cell office:value-type="float" office:value="3.2">
            <text:p>3.2</text:p>
          </table:table-cell>
        </table:table-row>
        <table:table-row table:style-name="ro2">
          <table:table-cell/>
          <table:table-cell office:value-type="float" office:value="0.0748934978566491">
            <text:p>0.0748934979</text:p>
          </table:table-cell>
          <table:table-cell office:value-type="float" office:value="0.166225877927828">
            <text:p>0.1662258779</text:p>
          </table:table-cell>
          <table:table-cell office:value-type="float" office:value="-92.7580325376033">
            <text:p>-92.7580325376</text:p>
          </table:table-cell>
          <table:table-cell office:value-type="float" office:value="0.756443326624766">
            <text:p>0.7564433266</text:p>
          </table:table-cell>
          <table:table-cell office:value-type="float" office:value="20.7038473921708">
            <text:p>20.7038473922</text:p>
          </table:table-cell>
          <table:table-cell office:value-type="float" office:value="62.7969">
            <text:p>62.7969</text:p>
          </table:table-cell>
          <table:table-cell office:value-type="float" office:value="-15.2">
            <text:p>-15.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.190853499876683">
            <text:p>0.1908534999</text:p>
          </table:table-cell>
          <table:table-cell office:value-type="float" office:value="0.0677088982049099">
            <text:p>0.0677088982</text:p>
          </table:table-cell>
          <table:table-cell office:value-type="float" office:value="-93.2346199175215">
            <text:p>-93.2346199175</text:p>
          </table:table-cell>
          <table:table-cell office:value-type="float" office:value="0.261875748518776">
            <text:p>0.2618757485</text:p>
          </table:table-cell>
          <table:table-cell office:value-type="float" office:value="23.3189868833267">
            <text:p>23.3189868833</text:p>
          </table:table-cell>
          <table:table-cell office:value-type="float" office:value="62.4254">
            <text:p>62.4254</text:p>
          </table:table-cell>
          <table:table-cell office:value-type="float" office:value="-14.5">
            <text:p>-14.5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.381239740571756">
            <text:p>0.3812397406</text:p>
          </table:table-cell>
          <table:table-cell office:value-type="float" office:value="0.00194004059637315">
            <text:p>0.0019400406</text:p>
          </table:table-cell>
          <table:table-cell office:value-type="float" office:value="-94.3286930937945">
            <text:p>-94.3286930938</text:p>
          </table:table-cell>
          <table:table-cell office:value-type="float" office:value="0.00933725151586595">
            <text:p>0.0093372515</text:p>
          </table:table-cell>
          <table:table-cell office:value-type="float" office:value="7.31225756223366">
            <text:p>7.3122575622</text:p>
          </table:table-cell>
          <table:table-cell office:value-type="float" office:value="52.9941">
            <text:p>52.9941</text:p>
          </table:table-cell>
          <table:table-cell office:value-type="float" office:value="-14.4">
            <text:p>-14.4</text:p>
          </table:table-cell>
          <table:table-cell office:value-type="float" office:value="2.4">
            <text:p>2.4</text:p>
          </table:table-cell>
        </table:table-row>
        <table:table-row table:style-name="ro2">
          <table:table-cell/>
          <table:table-cell office:value-type="float" office:value="0.0122646373577591">
            <text:p>0.0122646374</text:p>
          </table:table-cell>
          <table:table-cell office:value-type="float" office:value="0.698346733842549">
            <text:p>0.6983467338</text:p>
          </table:table-cell>
          <table:table-cell office:value-type="float" office:value="-94.1689780395215">
            <text:p>-94.1689780395</text:p>
          </table:table-cell>
          <table:table-cell office:value-type="float" office:value="0.058831050473601">
            <text:p>0.0588310505</text:p>
          </table:table-cell>
          <table:table-cell office:value-type="float" office:value="29.737294449795">
            <text:p>29.7372944498</text:p>
          </table:table-cell>
          <table:table-cell office:value-type="float" office:value="51.5651">
            <text:p>51.5651</text:p>
          </table:table-cell>
          <table:table-cell office:value-type="float" office:value="-13.7">
            <text:p>-13.7</text:p>
          </table:table-cell>
          <table:table-cell office:value-type="float" office:value="2.3">
            <text:p>2.3</text:p>
          </table:table-cell>
        </table:table-row>
        <table:table-row table:style-name="ro2">
          <table:table-cell/>
          <table:table-cell office:value-type="float" office:value="0.364096572434687">
            <text:p>0.3640965724</text:p>
          </table:table-cell>
          <table:table-cell office:value-type="float" office:value="0.037312751297336">
            <text:p>0.0373127513</text:p>
          </table:table-cell>
          <table:table-cell office:value-type="float" office:value="-94.1532980737247">
            <text:p>-94.1532980737</text:p>
          </table:table-cell>
          <table:table-cell office:value-type="float" office:value="0.0162860688824038">
            <text:p>0.0162860689</text:p>
          </table:table-cell>
          <table:table-cell office:value-type="float" office:value="7.3501014380708">
            <text:p>7.3501014381</text:p>
          </table:table-cell>
          <table:table-cell office:value-type="float" office:value="51.2255">
            <text:p>51.2255</text:p>
          </table:table-cell>
          <table:table-cell office:value-type="float" office:value="-13.6">
            <text:p>-13.6</text:p>
          </table:table-cell>
          <table:table-cell office:value-type="float" office:value="2.3">
            <text:p>2.3</text:p>
          </table:table-cell>
        </table:table-row>
        <table:table-row table:style-name="ro2">
          <table:table-cell/>
          <table:table-cell office:value-type="float" office:value="0.0728829397215415">
            <text:p>0.0728829397</text:p>
          </table:table-cell>
          <table:table-cell office:value-type="float" office:value="0.0807029690712611">
            <text:p>0.0807029691</text:p>
          </table:table-cell>
          <table:table-cell office:value-type="float" office:value="-94.6346594018997">
            <text:p>-94.6346594019</text:p>
          </table:table-cell>
          <table:table-cell office:value-type="float" office:value="0.155632341135211">
            <text:p>0.1556323411</text:p>
          </table:table-cell>
          <table:table-cell office:value-type="float" office:value="0.286875944856128">
            <text:p>0.2868759449</text:p>
          </table:table-cell>
          <table:table-cell office:value-type="float" office:value="45.032">
            <text:p>45.032</text:p>
          </table:table-cell>
          <table:table-cell office:value-type="float" office:value="-13.2">
            <text:p>-13.2</text:p>
          </table:table-cell>
          <table:table-cell office:value-type="float" office:value="1.9">
            <text:p>1.9</text:p>
          </table:table-cell>
        </table:table-row>
        <table:table-row table:style-name="ro2">
          <table:table-cell/>
          <table:table-cell table:style-name="ce2" office:value-type="float" office:value="0.364812321683002">
            <text:p>0.3648123217</text:p>
          </table:table-cell>
          <table:table-cell table:style-name="ce2" office:value-type="float" office:value="1.07255289374783">
            <text:p>1.0725528937</text:p>
          </table:table-cell>
          <table:table-cell table:style-name="ce2" office:value-type="float" office:value="-94.1689780395215">
            <text:p>-94.1689780395</text:p>
          </table:table-cell>
          <table:table-cell table:style-name="ce2" office:value-type="float" office:value="0.058831050473601">
            <text:p>0.0588310505</text:p>
          </table:table-cell>
          <table:table-cell table:style-name="ce2" office:value-type="float" office:value="28.2189752797413">
            <text:p>28.2189752797</text:p>
          </table:table-cell>
          <table:table-cell table:style-name="ce5" office:value-type="float" office:value="43.7294">
            <text:p>43.7294</text:p>
          </table:table-cell>
          <table:table-cell table:style-name="ce5" office:value-type="float" office:value="-12.2">
            <text:p>-12.2</text:p>
          </table:table-cell>
          <table:table-cell table:style-name="ce5" office:value-type="float" office:value="1.9">
            <text:p>1.9</text:p>
          </table:table-cell>
        </table:table-row>
        <table:table-row table:style-name="ro2">
          <table:table-cell/>
          <table:table-cell office:value-type="float" office:value="0.019956814403597">
            <text:p>0.0199568144</text:p>
          </table:table-cell>
          <table:table-cell office:value-type="float" office:value="0.512715750916243">
            <text:p>0.5127157509</text:p>
          </table:table-cell>
          <table:table-cell office:value-type="float" office:value="-94.4624031928891">
            <text:p>-94.4624031929</text:p>
          </table:table-cell>
          <table:table-cell office:value-type="float" office:value="0.0387598873819033">
            <text:p>0.0387598874</text:p>
          </table:table-cell>
          <table:table-cell office:value-type="float" office:value="1.77590637288954">
            <text:p>1.7759063729</text:p>
          </table:table-cell>
          <table:table-cell office:value-type="float" office:value="39.2744">
            <text:p>39.2744</text:p>
          </table:table-cell>
          <table:table-cell office:value-type="float" office:value="-11.8">
            <text:p>-11.8</text:p>
          </table:table-cell>
          <table:table-cell office:value-type="float" office:value="1.6">
            <text:p>1.6</text:p>
          </table:table-cell>
        </table:table-row>
        <table:table-row table:style-name="ro2">
          <table:table-cell/>
          <table:table-cell office:value-type="float" office:value="0.019956814403597">
            <text:p>0.0199568144</text:p>
          </table:table-cell>
          <table:table-cell office:value-type="float" office:value="0.500409287083778">
            <text:p>0.5004092871</text:p>
          </table:table-cell>
          <table:table-cell office:value-type="float" office:value="-94.4624031928891">
            <text:p>-94.4624031929</text:p>
          </table:table-cell>
          <table:table-cell office:value-type="float" office:value="0.0387598873819033">
            <text:p>0.0387598874</text:p>
          </table:table-cell>
          <table:table-cell office:value-type="float" office:value="1.77590637288954">
            <text:p>1.7759063729</text:p>
          </table:table-cell>
          <table:table-cell office:value-type="float" office:value="39.2744">
            <text:p>39.2744</text:p>
          </table:table-cell>
          <table:table-cell office:value-type="float" office:value="-11.8">
            <text:p>-11.8</text:p>
          </table:table-cell>
          <table:table-cell office:value-type="float" office:value="1.6">
            <text:p>1.6</text:p>
          </table:table-cell>
        </table:table-row>
        <table:table-row table:style-name="ro2">
          <table:table-cell/>
          <table:table-cell office:value-type="float" office:value="0.019956814403597">
            <text:p>0.0199568144</text:p>
          </table:table-cell>
          <table:table-cell office:value-type="float" office:value="0.187646028089746">
            <text:p>0.1876460281</text:p>
          </table:table-cell>
          <table:table-cell office:value-type="float" office:value="-94.6945100164684">
            <text:p>-94.6945100165</text:p>
          </table:table-cell>
          <table:table-cell office:value-type="float" office:value="0.0263665177108383">
            <text:p>0.0263665177</text:p>
          </table:table-cell>
          <table:table-cell office:value-type="float" office:value="1.03990853402544">
            <text:p>1.039908534</text:p>
          </table:table-cell>
          <table:table-cell office:value-type="float" office:value="38.7657">
            <text:p>38.7657</text:p>
          </table:table-cell>
          <table:table-cell office:value-type="float" office:value="-11.5">
            <text:p>-11.5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/>
          <table:table-cell office:value-type="float" office:value="0.191093713651679">
            <text:p>0.1910937137</text:p>
          </table:table-cell>
          <table:table-cell office:value-type="float" office:value="0.0533979280626463">
            <text:p>0.0533979281</text:p>
          </table:table-cell>
          <table:table-cell office:value-type="float" office:value="-94.7151838572439">
            <text:p>-94.7151838572</text:p>
          </table:table-cell>
          <table:table-cell office:value-type="float" office:value="0.104011531526208">
            <text:p>0.1040115315</text:p>
          </table:table-cell>
          <table:table-cell office:value-type="float" office:value="26.6108035089923">
            <text:p>26.610803509</text:p>
          </table:table-cell>
          <table:table-cell office:value-type="float" office:value="35.8548">
            <text:p>35.8548</text:p>
          </table:table-cell>
          <table:table-cell office:value-type="float" office:value="-11.4">
            <text:p>-11.4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/>
          <table:table-cell office:value-type="float" office:value="0.191053168657709">
            <text:p>0.1910531687</text:p>
          </table:table-cell>
          <table:table-cell office:value-type="float" office:value="0.0548429549800455">
            <text:p>0.054842955</text:p>
          </table:table-cell>
          <table:table-cell office:value-type="float" office:value="-94.7151838572439">
            <text:p>-94.7151838572</text:p>
          </table:table-cell>
          <table:table-cell office:value-type="float" office:value="0.104011531526208">
            <text:p>0.1040115315</text:p>
          </table:table-cell>
          <table:table-cell office:value-type="float" office:value="28.1024590128048">
            <text:p>28.1024590128</text:p>
          </table:table-cell>
          <table:table-cell office:value-type="float" office:value="35.8548">
            <text:p>35.8548</text:p>
          </table:table-cell>
          <table:table-cell office:value-type="float" office:value="-11.4">
            <text:p>-11.4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/>
          <table:table-cell office:value-type="float" office:value="0.198917583610749">
            <text:p>0.1989175836</text:p>
          </table:table-cell>
          <table:table-cell office:value-type="float" office:value="0.0448373561946204">
            <text:p>0.0448373562</text:p>
          </table:table-cell>
          <table:table-cell office:value-type="float" office:value="-94.8429454629452">
            <text:p>-94.8429454629</text:p>
          </table:table-cell>
          <table:table-cell office:value-type="float" office:value="0.134705661579038">
            <text:p>0.1347056616</text:p>
          </table:table-cell>
          <table:table-cell office:value-type="float" office:value="7.03050243024284">
            <text:p>7.0305024302</text:p>
          </table:table-cell>
          <table:table-cell office:value-type="float" office:value="32.0577">
            <text:p>32.0577</text:p>
          </table:table-cell>
          <table:table-cell office:value-type="float" office:value="-10.9">
            <text:p>-10.9</text:p>
          </table:table-cell>
          <table:table-cell office:value-type="float" office:value="1.1">
            <text:p>1.1</text:p>
          </table:table-cell>
        </table:table-row>
        <table:table-row table:style-name="ro2">
          <table:table-cell/>
          <table:table-cell office:value-type="float" office:value="0.198917583610749">
            <text:p>0.1989175836</text:p>
          </table:table-cell>
          <table:table-cell office:value-type="float" office:value="0.0448373561946204">
            <text:p>0.0448373562</text:p>
          </table:table-cell>
          <table:table-cell office:value-type="float" office:value="-94.8429454629452">
            <text:p>-94.8429454629</text:p>
          </table:table-cell>
          <table:table-cell office:value-type="float" office:value="0.134705661579038">
            <text:p>0.1347056616</text:p>
          </table:table-cell>
          <table:table-cell office:value-type="float" office:value="6.28231887926295">
            <text:p>6.2823188793</text:p>
          </table:table-cell>
          <table:table-cell office:value-type="float" office:value="32.0577">
            <text:p>32.0577</text:p>
          </table:table-cell>
          <table:table-cell office:value-type="float" office:value="-10.9">
            <text:p>-10.9</text:p>
          </table:table-cell>
          <table:table-cell office:value-type="float" office:value="1.1">
            <text:p>1.1</text:p>
          </table:table-cell>
        </table:table-row>
        <table:table-row table:style-name="ro2">
          <table:table-cell/>
          <table:table-cell office:value-type="float" office:value="0.128928799055826">
            <text:p>0.1289287991</text:p>
          </table:table-cell>
          <table:table-cell office:value-type="float" office:value="0.0614702504935056">
            <text:p>0.0614702505</text:p>
          </table:table-cell>
          <table:table-cell office:value-type="float" office:value="-94.7151838572439">
            <text:p>-94.7151838572</text:p>
          </table:table-cell>
          <table:table-cell office:value-type="float" office:value="0.258544395047256">
            <text:p>0.258544395</text:p>
          </table:table-cell>
          <table:table-cell office:value-type="float" office:value="18.9500374259398">
            <text:p>18.9500374259</text:p>
          </table:table-cell>
          <table:table-cell office:value-type="float" office:value="30.6565">
            <text:p>30.6565</text:p>
          </table:table-cell>
          <table:table-cell office:value-type="float" office:value="-10.1">
            <text:p>-10.1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.128928799055826">
            <text:p>0.1289287991</text:p>
          </table:table-cell>
          <table:table-cell office:value-type="float" office:value="0.0614702504935056">
            <text:p>0.0614702505</text:p>
          </table:table-cell>
          <table:table-cell office:value-type="float" office:value="-94.7151838572439">
            <text:p>-94.7151838572</text:p>
          </table:table-cell>
          <table:table-cell office:value-type="float" office:value="0.258544395047256">
            <text:p>0.258544395</text:p>
          </table:table-cell>
          <table:table-cell office:value-type="float" office:value="18.9500374259398">
            <text:p>18.9500374259</text:p>
          </table:table-cell>
          <table:table-cell office:value-type="float" office:value="30.6565">
            <text:p>30.6565</text:p>
          </table:table-cell>
          <table:table-cell office:value-type="float" office:value="-10.1">
            <text:p>-10.1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.2772408729565">
            <text:p>0.277240873</text:p>
          </table:table-cell>
          <table:table-cell office:value-type="float" office:value="0.269568135882806">
            <text:p>0.2695681359</text:p>
          </table:table-cell>
          <table:table-cell office:value-type="float" office:value="-94.8380849237282">
            <text:p>-94.8380849237</text:p>
          </table:table-cell>
          <table:table-cell office:value-type="float" office:value="0.136590631506687">
            <text:p>0.1365906315</text:p>
          </table:table-cell>
          <table:table-cell office:value-type="float" office:value="27.4872295014395">
            <text:p>27.4872295014</text:p>
          </table:table-cell>
          <table:table-cell office:value-type="float" office:value="28.6298">
            <text:p>28.6298</text:p>
          </table:table-cell>
          <table:table-cell office:value-type="float" office:value="-9.7">
            <text:p>-9.7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/>
          <table:table-cell office:value-type="float" office:value="0.192803863184912">
            <text:p>0.1928038632</text:p>
          </table:table-cell>
          <table:table-cell office:value-type="float" office:value="0.321156226071538">
            <text:p>0.3211562261</text:p>
          </table:table-cell>
          <table:table-cell office:value-type="float" office:value="-94.8719200658796">
            <text:p>-94.8719200659</text:p>
          </table:table-cell>
          <table:table-cell office:value-type="float" office:value="0.103107093677127">
            <text:p>0.1031070937</text:p>
          </table:table-cell>
          <table:table-cell office:value-type="float" office:value="33.6979169200005">
            <text:p>33.69791692</text:p>
          </table:table-cell>
          <table:table-cell office:value-type="float" office:value="26.9867">
            <text:p>26.9867</text:p>
          </table:table-cell>
          <table:table-cell office:value-type="float" office:value="-9.5">
            <text:p>-9.5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/>
          <table:table-cell office:value-type="float" office:value="0.226784468863046">
            <text:p>0.2267844689</text:p>
          </table:table-cell>
          <table:table-cell office:value-type="float" office:value="0.148351800208981">
            <text:p>0.1483518002</text:p>
          </table:table-cell>
          <table:table-cell office:value-type="float" office:value="-94.0313833102883">
            <text:p>-94.0313833103</text:p>
          </table:table-cell>
          <table:table-cell office:value-type="float" office:value="1.02531563644748">
            <text:p>1.0253156364</text:p>
          </table:table-cell>
          <table:table-cell office:value-type="float" office:value="12.0416200252875">
            <text:p>12.0416200253</text:p>
          </table:table-cell>
          <table:table-cell office:value-type="float" office:value="26.805">
            <text:p>26.805</text:p>
          </table:table-cell>
          <table:table-cell office:value-type="float" office:value="-9.3">
            <text:p>-9.3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/>
          <table:table-cell office:value-type="float" office:value="0.299758785808998">
            <text:p>0.2997587858</text:p>
          </table:table-cell>
          <table:table-cell office:value-type="float" office:value="0.00396219127859695">
            <text:p>0.0039621913</text:p>
          </table:table-cell>
          <table:table-cell office:value-type="float" office:value="-94.6264807250687">
            <text:p>-94.6264807251</text:p>
          </table:table-cell>
          <table:table-cell office:value-type="float" office:value="0.926847392463102">
            <text:p>0.9268473925</text:p>
          </table:table-cell>
          <table:table-cell office:value-type="float" office:value="5.29190351374353">
            <text:p>5.2919035137</text:p>
          </table:table-cell>
          <table:table-cell office:value-type="float" office:value="23.4884">
            <text:p>23.4884</text:p>
          </table:table-cell>
          <table:table-cell office:value-type="float" office:value="-9">
            <text:p>-9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/>
          <table:table-cell office:value-type="float" office:value="0.308368942809281">
            <text:p>0.3083689428</text:p>
          </table:table-cell>
          <table:table-cell office:value-type="float" office:value="0.00396219127859695">
            <text:p>0.0039621913</text:p>
          </table:table-cell>
          <table:table-cell office:value-type="float" office:value="-94.6264807250687">
            <text:p>-94.6264807251</text:p>
          </table:table-cell>
          <table:table-cell office:value-type="float" office:value="0.926847392463102">
            <text:p>0.9268473925</text:p>
          </table:table-cell>
          <table:table-cell office:value-type="float" office:value="5.20845871640788">
            <text:p>5.2084587164</text:p>
          </table:table-cell>
          <table:table-cell office:value-type="float" office:value="23.4884">
            <text:p>23.4884</text:p>
          </table:table-cell>
          <table:table-cell office:value-type="float" office:value="-9">
            <text:p>-9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/>
          <table:table-cell office:value-type="float" office:value="0.261700048711298">
            <text:p>0.2617000487</text:p>
          </table:table-cell>
          <table:table-cell office:value-type="float" office:value="0.309283789231796">
            <text:p>0.3092837892</text:p>
          </table:table-cell>
          <table:table-cell office:value-type="float" office:value="-94.9649815769016">
            <text:p>-94.9649815769</text:p>
          </table:table-cell>
          <table:table-cell office:value-type="float" office:value="0.0175567561043533">
            <text:p>0.0175567561</text:p>
          </table:table-cell>
          <table:table-cell office:value-type="float" office:value="10.6894663596425">
            <text:p>10.6894663596</text:p>
          </table:table-cell>
          <table:table-cell office:value-type="float" office:value="22.2663">
            <text:p>22.2663</text:p>
          </table:table-cell>
          <table:table-cell office:value-type="float" office:value="-8.3">
            <text:p>-8.3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/>
          <table:table-cell office:value-type="float" office:value="0.261700048711298">
            <text:p>0.2617000487</text:p>
          </table:table-cell>
          <table:table-cell office:value-type="float" office:value="0.309283789231796">
            <text:p>0.3092837892</text:p>
          </table:table-cell>
          <table:table-cell office:value-type="float" office:value="-94.9649815769016">
            <text:p>-94.9649815769</text:p>
          </table:table-cell>
          <table:table-cell office:value-type="float" office:value="0.0175567561043533">
            <text:p>0.0175567561</text:p>
          </table:table-cell>
          <table:table-cell office:value-type="float" office:value="10.6894663596425">
            <text:p>10.6894663596</text:p>
          </table:table-cell>
          <table:table-cell office:value-type="float" office:value="22.2663">
            <text:p>22.2663</text:p>
          </table:table-cell>
          <table:table-cell office:value-type="float" office:value="-8.3">
            <text:p>-8.3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/>
          <table:table-cell office:value-type="float" office:value="0.595931024394718">
            <text:p>0.5959310244</text:p>
          </table:table-cell>
          <table:table-cell office:value-type="float" office:value="0.472217440771166">
            <text:p>0.4722174408</text:p>
          </table:table-cell>
          <table:table-cell office:value-type="float" office:value="-94.9079317376088">
            <text:p>-94.9079317376</text:p>
          </table:table-cell>
          <table:table-cell office:value-type="float" office:value="0.104041511494029">
            <text:p>0.1040415115</text:p>
          </table:table-cell>
          <table:table-cell office:value-type="float" office:value="23.0366316936015">
            <text:p>23.0366316936</text:p>
          </table:table-cell>
          <table:table-cell office:value-type="float" office:value="20.6417">
            <text:p>20.6417</text:p>
          </table:table-cell>
          <table:table-cell office:value-type="float" office:value="-8">
            <text:p>-8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/>
          <table:table-cell office:value-type="float" office:value="0.602790784719793">
            <text:p>0.6027907847</text:p>
          </table:table-cell>
          <table:table-cell office:value-type="float" office:value="0.472217440771166">
            <text:p>0.4722174408</text:p>
          </table:table-cell>
          <table:table-cell office:value-type="float" office:value="-94.9079317376088">
            <text:p>-94.9079317376</text:p>
          </table:table-cell>
          <table:table-cell office:value-type="float" office:value="0.104041511494029">
            <text:p>0.1040415115</text:p>
          </table:table-cell>
          <table:table-cell office:value-type="float" office:value="23.0366316936015">
            <text:p>23.0366316936</text:p>
          </table:table-cell>
          <table:table-cell office:value-type="float" office:value="20.6417">
            <text:p>20.6417</text:p>
          </table:table-cell>
          <table:table-cell office:value-type="float" office:value="-8">
            <text:p>-8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/>
          <table:table-cell office:value-type="float" office:value="0.110041017267089">
            <text:p>0.1100410173</text:p>
          </table:table-cell>
          <table:table-cell office:value-type="float" office:value="0.472217440771166">
            <text:p>0.4722174408</text:p>
          </table:table-cell>
          <table:table-cell office:value-type="float" office:value="-94.9079317376088">
            <text:p>-94.9079317376</text:p>
          </table:table-cell>
          <table:table-cell office:value-type="float" office:value="0.104041511494029">
            <text:p>0.1040415115</text:p>
          </table:table-cell>
          <table:table-cell office:value-type="float" office:value="23.0366316936015">
            <text:p>23.0366316936</text:p>
          </table:table-cell>
          <table:table-cell office:value-type="float" office:value="19.0468">
            <text:p>19.0468</text:p>
          </table:table-cell>
          <table:table-cell office:value-type="float" office:value="-7.7">
            <text:p>-7.7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/>
          <table:table-cell office:value-type="float" office:value="0.333415165383315">
            <text:p>0.3334151654</text:p>
          </table:table-cell>
          <table:table-cell office:value-type="float" office:value="0.148351800208981">
            <text:p>0.1483518002</text:p>
          </table:table-cell>
          <table:table-cell office:value-type="float" office:value="-94.3342885239913">
            <text:p>-94.334288524</text:p>
          </table:table-cell>
          <table:table-cell office:value-type="float" office:value="0.991932387482319">
            <text:p>0.9919323875</text:p>
          </table:table-cell>
          <table:table-cell office:value-type="float" office:value="12.0416200252875">
            <text:p>12.0416200253</text:p>
          </table:table-cell>
          <table:table-cell office:value-type="float" office:value="18.1906">
            <text:p>18.1906</text:p>
          </table:table-cell>
          <table:table-cell office:value-type="float" office:value="-7.6">
            <text:p>-7.6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/>
          <table:table-cell office:value-type="float" office:value="0.0739302497927859">
            <text:p>0.0739302498</text:p>
          </table:table-cell>
          <table:table-cell office:value-type="float" office:value="0.499916183306262">
            <text:p>0.4999161833</text:p>
          </table:table-cell>
          <table:table-cell office:value-type="float" office:value="-94.9789252608567">
            <text:p>-94.9789252609</text:p>
          </table:table-cell>
          <table:table-cell office:value-type="float" office:value="0.0266756208509749">
            <text:p>0.0266756209</text:p>
          </table:table-cell>
          <table:table-cell office:value-type="float" office:value="9.42911540207122">
            <text:p>9.4291154021</text:p>
          </table:table-cell>
          <table:table-cell office:value-type="float" office:value="17.5708">
            <text:p>17.5708</text:p>
          </table:table-cell>
          <table:table-cell office:value-type="float" office:value="-7.5">
            <text:p>-7.5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/>
          <table:table-cell office:value-type="float" office:value="0.359160293769005">
            <text:p>0.3591602938</text:p>
          </table:table-cell>
          <table:table-cell office:value-type="float" office:value="0.211090405945893">
            <text:p>0.2110904059</text:p>
          </table:table-cell>
          <table:table-cell office:value-type="float" office:value="-94.6192649828864">
            <text:p>-94.6192649829</text:p>
          </table:table-cell>
          <table:table-cell office:value-type="float" office:value="0.503129071376635">
            <text:p>0.5031290714</text:p>
          </table:table-cell>
          <table:table-cell office:value-type="float" office:value="27.1787050981469">
            <text:p>27.1787050981</text:p>
          </table:table-cell>
          <table:table-cell office:value-type="float" office:value="16.2177">
            <text:p>16.2177</text:p>
          </table:table-cell>
          <table:table-cell office:value-type="float" office:value="-6.8">
            <text:p>-6.8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/>
          <table:table-cell office:value-type="float" office:value="0.269099602428511">
            <text:p>0.2690996024</text:p>
          </table:table-cell>
          <table:table-cell office:value-type="float" office:value="0.348552935316528">
            <text:p>0.3485529353</text:p>
          </table:table-cell>
          <table:table-cell office:value-type="float" office:value="-94.9975620668326">
            <text:p>-94.9975620668</text:p>
          </table:table-cell>
          <table:table-cell office:value-type="float" office:value="0.0129828702209856">
            <text:p>0.0129828702</text:p>
          </table:table-cell>
          <table:table-cell office:value-type="float" office:value="26.499199058356">
            <text:p>26.4991990584</text:p>
          </table:table-cell>
          <table:table-cell office:value-type="float" office:value="15.8055">
            <text:p>15.8055</text:p>
          </table:table-cell>
          <table:table-cell office:value-type="float" office:value="-6.5">
            <text:p>-6.5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/>
          <table:table-cell office:value-type="float" office:value="0.179893334253224">
            <text:p>0.1798933343</text:p>
          </table:table-cell>
          <table:table-cell office:value-type="float" office:value="0.285640083257936">
            <text:p>0.2856400833</text:p>
          </table:table-cell>
          <table:table-cell office:value-type="float" office:value="-73.0812506967665">
            <text:p>-73.0812506968</text:p>
          </table:table-cell>
          <table:table-cell office:value-type="float" office:value="1.98452221024489">
            <text:p>1.9845222102</text:p>
          </table:table-cell>
          <table:table-cell office:value-type="float" office:value="0.137625125238625">
            <text:p>0.1376251252</text:p>
          </table:table-cell>
          <table:table-cell office:value-type="float" office:value="12.0335">
            <text:p>12.0335</text:p>
          </table:table-cell>
          <table:table-cell office:value-type="float" office:value="-5.3">
            <text:p>-5.3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0.430473032355531">
            <text:p>0.4304730324</text:p>
          </table:table-cell>
          <table:table-cell office:value-type="float" office:value="0.444326452935698">
            <text:p>0.4443264529</text:p>
          </table:table-cell>
          <table:table-cell office:value-type="float" office:value="-74.011984115807">
            <text:p>-74.0119841158</text:p>
          </table:table-cell>
          <table:table-cell office:value-type="float" office:value="2.08867739787538">
            <text:p>2.0886773979</text:p>
          </table:table-cell>
          <table:table-cell office:value-type="float" office:value="0.857682500263756">
            <text:p>0.8576825003</text:p>
          </table:table-cell>
          <table:table-cell office:value-type="float" office:value="12.8986">
            <text:p>12.8986</text:p>
          </table:table-cell>
          <table:table-cell office:value-type="float" office:value="-5">
            <text:p>-5</text:p>
          </table:table-cell>
          <table:table-cell office:value-type="float" office:value="4.7">
            <text:p>4.7</text:p>
          </table:table-cell>
        </table:table-row>
        <table:table-row table:style-name="ro2">
          <table:table-cell/>
          <table:table-cell office:value-type="float" office:value="0.106699889545637">
            <text:p>0.1066998895</text:p>
          </table:table-cell>
          <table:table-cell office:value-type="float" office:value="0.500215199605542">
            <text:p>0.5002151996</text:p>
          </table:table-cell>
          <table:table-cell office:value-type="float" office:value="-94.9955998322011">
            <text:p>-94.9955998322</text:p>
          </table:table-cell>
          <table:table-cell office:value-type="float" office:value="0.0308280396525203">
            <text:p>0.0308280397</text:p>
          </table:table-cell>
          <table:table-cell office:value-type="float" office:value="0.90638126306547">
            <text:p>0.9063812631</text:p>
          </table:table-cell>
          <table:table-cell office:value-type="float" office:value="14.7867">
            <text:p>14.7867</text:p>
          </table:table-cell>
          <table:table-cell office:value-type="float" office:value="-4.8">
            <text:p>-4.8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.22483733480595">
            <text:p>0.2248373348</text:p>
          </table:table-cell>
          <table:table-cell office:value-type="float" office:value="0.285640083257936">
            <text:p>0.2856400833</text:p>
          </table:table-cell>
          <table:table-cell office:value-type="float" office:value="-73.0812506967665">
            <text:p>-73.0812506968</text:p>
          </table:table-cell>
          <table:table-cell office:value-type="float" office:value="1.98452221024489">
            <text:p>1.9845222102</text:p>
          </table:table-cell>
          <table:table-cell office:value-type="float" office:value="0.137625125238625">
            <text:p>0.1376251252</text:p>
          </table:table-cell>
          <table:table-cell office:value-type="float" office:value="9.28028">
            <text:p>9.28028</text:p>
          </table:table-cell>
          <table:table-cell office:value-type="float" office:value="-4.7">
            <text:p>-4.7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/>
          <table:table-cell office:value-type="float" office:value="0.201357426159281">
            <text:p>0.2013574262</text:p>
          </table:table-cell>
          <table:table-cell office:value-type="float" office:value="0.551628764297618">
            <text:p>0.5516287643</text:p>
          </table:table-cell>
          <table:table-cell office:value-type="float" office:value="-74.1491554226841">
            <text:p>-74.1491554227</text:p>
          </table:table-cell>
          <table:table-cell office:value-type="float" office:value="2.53965035601499">
            <text:p>2.539650356</text:p>
          </table:table-cell>
          <table:table-cell office:value-type="float" office:value="0.414708053237714">
            <text:p>0.4147080532</text:p>
          </table:table-cell>
          <table:table-cell office:value-type="float" office:value="12.6907">
            <text:p>12.6907</text:p>
          </table:table-cell>
          <table:table-cell office:value-type="float" office:value="-4.6">
            <text:p>-4.6</text:p>
          </table:table-cell>
          <table:table-cell office:value-type="float" office:value="4.4">
            <text:p>4.4</text:p>
          </table:table-cell>
        </table:table-row>
        <table:table-row table:style-name="ro2">
          <table:table-cell/>
          <table:table-cell office:value-type="float" office:value="0.519865881804463">
            <text:p>0.5198658818</text:p>
          </table:table-cell>
          <table:table-cell office:value-type="float" office:value="0.0631578870854043">
            <text:p>0.0631578871</text:p>
          </table:table-cell>
          <table:table-cell office:value-type="float" office:value="-71.7240219317073">
            <text:p>-71.7240219317</text:p>
          </table:table-cell>
          <table:table-cell office:value-type="float" office:value="2.02259179553799">
            <text:p>2.0225917955</text:p>
          </table:table-cell>
          <table:table-cell office:value-type="float" office:value="1.75986470869709">
            <text:p>1.7598647087</text:p>
          </table:table-cell>
          <table:table-cell office:value-type="float" office:value="14.3281">
            <text:p>14.3281</text:p>
          </table:table-cell>
          <table:table-cell office:value-type="float" office:value="-4.5">
            <text:p>-4.5</text:p>
          </table:table-cell>
          <table:table-cell office:value-type="float" office:value="4.2">
            <text:p>4.2</text:p>
          </table:table-cell>
        </table:table-row>
        <table:table-row table:style-name="ro2">
          <table:table-cell/>
          <table:table-cell office:value-type="float" office:value="0.179893334253224">
            <text:p>0.1798933343</text:p>
          </table:table-cell>
          <table:table-cell office:value-type="float" office:value="0.285640083257936">
            <text:p>0.2856400833</text:p>
          </table:table-cell>
          <table:table-cell office:value-type="float" office:value="-73.0436637062936">
            <text:p>-73.0436637063</text:p>
          </table:table-cell>
          <table:table-cell office:value-type="float" office:value="1.98452221024489">
            <text:p>1.9845222102</text:p>
          </table:table-cell>
          <table:table-cell office:value-type="float" office:value="0.137625125238625">
            <text:p>0.1376251252</text:p>
          </table:table-cell>
          <table:table-cell office:value-type="float" office:value="10.0395">
            <text:p>10.0395</text:p>
          </table:table-cell>
          <table:table-cell office:value-type="float" office:value="-4.3">
            <text:p>-4.3</text:p>
          </table:table-cell>
          <table:table-cell office:value-type="float" office:value="4.2">
            <text:p>4.2</text:p>
          </table:table-cell>
        </table:table-row>
        <table:table-row table:style-name="ro2">
          <table:table-cell/>
          <table:table-cell office:value-type="float" office:value="0.0770052531172839">
            <text:p>0.0770052531</text:p>
          </table:table-cell>
          <table:table-cell office:value-type="float" office:value="0.151603242568151">
            <text:p>0.1516032426</text:p>
          </table:table-cell>
          <table:table-cell office:value-type="float" office:value="-72.0733748616135">
            <text:p>-72.0733748616</text:p>
          </table:table-cell>
          <table:table-cell office:value-type="float" office:value="0.891082901310974">
            <text:p>0.8910829013</text:p>
          </table:table-cell>
          <table:table-cell office:value-type="float" office:value="0.194530509472326">
            <text:p>0.1945305095</text:p>
          </table:table-cell>
          <table:table-cell office:value-type="float" office:value="8.53149">
            <text:p>8.53149</text:p>
          </table:table-cell>
          <table:table-cell office:value-type="float" office:value="-3.6">
            <text:p>-3.6</text:p>
          </table:table-cell>
          <table:table-cell office:value-type="float" office:value="3.4">
            <text:p>3.4</text:p>
          </table:table-cell>
        </table:table-row>
        <table:table-row table:style-name="ro2">
          <table:table-cell/>
          <table:table-cell office:value-type="float" office:value="0.0770052531172839">
            <text:p>0.0770052531</text:p>
          </table:table-cell>
          <table:table-cell office:value-type="float" office:value="0.151603242568151">
            <text:p>0.1516032426</text:p>
          </table:table-cell>
          <table:table-cell office:value-type="float" office:value="-71.4192146032048">
            <text:p>-71.4192146032</text:p>
          </table:table-cell>
          <table:table-cell office:value-type="float" office:value="0.891082901310974">
            <text:p>0.8910829013</text:p>
          </table:table-cell>
          <table:table-cell office:value-type="float" office:value="0.0165216153438197">
            <text:p>0.0165216153</text:p>
          </table:table-cell>
          <table:table-cell office:value-type="float" office:value="8.19037">
            <text:p>8.19037</text:p>
          </table:table-cell>
          <table:table-cell office:value-type="float" office:value="-3.4">
            <text:p>-3.4</text:p>
          </table:table-cell>
          <table:table-cell office:value-type="float" office:value="3.3">
            <text:p>3.3</text:p>
          </table:table-cell>
        </table:table-row>
        <table:table-row table:style-name="ro2">
          <table:table-cell/>
          <table:table-cell office:value-type="float" office:value="0.21908587588803">
            <text:p>0.2190858759</text:p>
          </table:table-cell>
          <table:table-cell office:value-type="float" office:value="0.446463907955034">
            <text:p>0.446463908</text:p>
          </table:table-cell>
          <table:table-cell office:value-type="float" office:value="-74.011984115807">
            <text:p>-74.0119841158</text:p>
          </table:table-cell>
          <table:table-cell office:value-type="float" office:value="2.08867739787538">
            <text:p>2.0886773979</text:p>
          </table:table-cell>
          <table:table-cell office:value-type="float" office:value="0.70429607220874">
            <text:p>0.7042960722</text:p>
          </table:table-cell>
          <table:table-cell office:value-type="float" office:value="6.16672">
            <text:p>6.16672</text:p>
          </table:table-cell>
          <table:table-cell office:value-type="float" office:value="-3.3">
            <text:p>-3.3</text:p>
          </table:table-cell>
          <table:table-cell office:value-type="float" office:value="3.2">
            <text:p>3.2</text:p>
          </table:table-cell>
        </table:table-row>
        <table:table-row table:style-name="ro2">
          <table:table-cell/>
          <table:table-cell office:value-type="float" office:value="0.0103525733070028">
            <text:p>0.0103525733</text:p>
          </table:table-cell>
          <table:table-cell office:value-type="float" office:value="0.666399808759074">
            <text:p>0.6663998088</text:p>
          </table:table-cell>
          <table:table-cell office:value-type="float" office:value="-72.4550377696435">
            <text:p>-72.4550377696</text:p>
          </table:table-cell>
          <table:table-cell office:value-type="float" office:value="2.28990049076407">
            <text:p>2.2899004908</text:p>
          </table:table-cell>
          <table:table-cell office:value-type="float" office:value="0.857682500263756">
            <text:p>0.8576825003</text:p>
          </table:table-cell>
          <table:table-cell office:value-type="float" office:value="9.13942">
            <text:p>9.13942</text:p>
          </table:table-cell>
          <table:table-cell office:value-type="float" office:value="-3.1">
            <text:p>-3.1</text:p>
          </table:table-cell>
          <table:table-cell office:value-type="float" office:value="3.1">
            <text:p>3.1</text:p>
          </table:table-cell>
        </table:table-row>
        <table:table-row table:style-name="ro2">
          <table:table-cell/>
          <table:table-cell office:value-type="float" office:value="0.267030282661522">
            <text:p>0.2670302827</text:p>
          </table:table-cell>
          <table:table-cell office:value-type="float" office:value="0.0511934977354405">
            <text:p>0.0511934977</text:p>
          </table:table-cell>
          <table:table-cell office:value-type="float" office:value="-70.4944223398454">
            <text:p>-70.4944223398</text:p>
          </table:table-cell>
          <table:table-cell office:value-type="float" office:value="1.9495825142332">
            <text:p>1.9495825142</text:p>
          </table:table-cell>
          <table:table-cell office:value-type="float" office:value="1.77481272944414">
            <text:p>1.7748127294</text:p>
          </table:table-cell>
          <table:table-cell office:value-type="float" office:value="13.4927">
            <text:p>13.4927</text:p>
          </table:table-cell>
          <table:table-cell office:value-type="float" office:value="-3.1">
            <text:p>-3.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.269747600332388">
            <text:p>0.2697476003</text:p>
          </table:table-cell>
          <table:table-cell office:value-type="float" office:value="0.0595004964774034">
            <text:p>0.0595004965</text:p>
          </table:table-cell>
          <table:table-cell office:value-type="float" office:value="-70.445697393331">
            <text:p>-70.4456973933</text:p>
          </table:table-cell>
          <table:table-cell office:value-type="float" office:value="1.99058926710272">
            <text:p>1.9905892671</text:p>
          </table:table-cell>
          <table:table-cell office:value-type="float" office:value="1.77481272944414">
            <text:p>1.7748127294</text:p>
          </table:table-cell>
          <table:table-cell office:value-type="float" office:value="3.30501">
            <text:p>3.30501</text:p>
          </table:table-cell>
          <table:table-cell office:value-type="float" office:value="-3">
            <text:p>-3</text:p>
          </table:table-cell>
          <table:table-cell office:value-type="float" office:value="2.8">
            <text:p>2.8</text:p>
          </table:table-cell>
        </table:table-row>
        <table:table-row table:style-name="ro2">
          <table:table-cell/>
          <table:table-cell office:value-type="float" office:value="0.120387902125179">
            <text:p>0.1203879021</text:p>
          </table:table-cell>
          <table:table-cell office:value-type="float" office:value="0.442012542874108">
            <text:p>0.4420125429</text:p>
          </table:table-cell>
          <table:table-cell office:value-type="float" office:value="-73.1665388067463">
            <text:p>-73.1665388067</text:p>
          </table:table-cell>
          <table:table-cell office:value-type="float" office:value="2.08867739787538">
            <text:p>2.0886773979</text:p>
          </table:table-cell>
          <table:table-cell office:value-type="float" office:value="0.857682500263756">
            <text:p>0.8576825003</text:p>
          </table:table-cell>
          <table:table-cell office:value-type="float" office:value="4.57293">
            <text:p>4.57293</text:p>
          </table:table-cell>
          <table:table-cell office:value-type="float" office:value="-2.7">
            <text:p>-2.7</text:p>
          </table:table-cell>
          <table:table-cell office:value-type="float" office:value="2.7">
            <text:p>2.7</text:p>
          </table:table-cell>
        </table:table-row>
        <table:table-row table:style-name="ro2">
          <table:table-cell/>
          <table:table-cell office:value-type="float" office:value="0.513474657254371">
            <text:p>0.5134746573</text:p>
          </table:table-cell>
          <table:table-cell office:value-type="float" office:value="0.514856597041305">
            <text:p>0.514856597</text:p>
          </table:table-cell>
          <table:table-cell office:value-type="float" office:value="-72.8436935999868">
            <text:p>-72.8436936</text:p>
          </table:table-cell>
          <table:table-cell office:value-type="float" office:value="0.508604334777755">
            <text:p>0.5086043348</text:p>
          </table:table-cell>
          <table:table-cell office:value-type="float" office:value="0.455155630938861">
            <text:p>0.4551556309</text:p>
          </table:table-cell>
          <table:table-cell office:value-type="float" office:value="-1.05462">
            <text:p>-1.05462</text:p>
          </table:table-cell>
          <table:table-cell office:value-type="float" office:value="-2.6">
            <text:p>-2.6</text:p>
          </table:table-cell>
          <table:table-cell office:value-type="float" office:value="2.6">
            <text:p>2.6</text:p>
          </table:table-cell>
        </table:table-row>
        <table:table-row table:style-name="ro2">
          <table:table-cell/>
          <table:table-cell office:value-type="float" office:value="0.272009801233155">
            <text:p>0.2720098012</text:p>
          </table:table-cell>
          <table:table-cell office:value-type="float" office:value="0.28773693677575">
            <text:p>0.2877369368</text:p>
          </table:table-cell>
          <table:table-cell office:value-type="float" office:value="-70.4944223398454">
            <text:p>-70.4944223398</text:p>
          </table:table-cell>
          <table:table-cell office:value-type="float" office:value="1.97062997220734">
            <text:p>1.9706299722</text:p>
          </table:table-cell>
          <table:table-cell office:value-type="float" office:value="1.77481272944414">
            <text:p>1.7748127294</text:p>
          </table:table-cell>
          <table:table-cell office:value-type="float" office:value="5.35914">
            <text:p>5.35914</text:p>
          </table:table-cell>
          <table:table-cell office:value-type="float" office:value="-2.3">
            <text:p>-2.3</text:p>
          </table:table-cell>
          <table:table-cell office:value-type="float" office:value="2.1">
            <text:p>2.1</text:p>
          </table:table-cell>
        </table:table-row>
        <table:table-row table:style-name="ro2">
          <table:table-cell/>
          <table:table-cell office:value-type="float" office:value="0.181356626997431">
            <text:p>0.181356627</text:p>
          </table:table-cell>
          <table:table-cell office:value-type="float" office:value="0.285640083257936">
            <text:p>0.2856400833</text:p>
          </table:table-cell>
          <table:table-cell office:value-type="float" office:value="-72.6877993763585">
            <text:p>-72.6877993764</text:p>
          </table:table-cell>
          <table:table-cell office:value-type="float" office:value="1.96186624398261">
            <text:p>1.961866244</text:p>
          </table:table-cell>
          <table:table-cell office:value-type="float" office:value="0.137625125238625">
            <text:p>0.1376251252</text:p>
          </table:table-cell>
          <table:table-cell office:value-type="float" office:value="-2.31458">
            <text:p>-2.31458</text:p>
          </table:table-cell>
          <table:table-cell office:value-type="float" office:value="-2.2">
            <text:p>-2.2</text:p>
          </table:table-cell>
          <table:table-cell office:value-type="float" office:value="2.2">
            <text:p>2.2</text:p>
          </table:table-cell>
        </table:table-row>
        <table:table-row table:style-name="ro2">
          <table:table-cell/>
          <table:table-cell office:value-type="float" office:value="0.482752234473294">
            <text:p>0.4827522345</text:p>
          </table:table-cell>
          <table:table-cell office:value-type="float" office:value="0.444746469188533">
            <text:p>0.4447464692</text:p>
          </table:table-cell>
          <table:table-cell office:value-type="float" office:value="-72.831173365434">
            <text:p>-72.8311733654</text:p>
          </table:table-cell>
          <table:table-cell office:value-type="float" office:value="0.508604334777755">
            <text:p>0.5086043348</text:p>
          </table:table-cell>
          <table:table-cell office:value-type="float" office:value="0.854059342071828">
            <text:p>0.8540593421</text:p>
          </table:table-cell>
          <table:table-cell office:value-type="float" office:value="1.19798">
            <text:p>1.19798</text:p>
          </table:table-cell>
          <table:table-cell office:value-type="float" office:value="-1.9">
            <text:p>-1.9</text:p>
          </table:table-cell>
          <table:table-cell office:value-type="float" office:value="1.9">
            <text:p>1.9</text:p>
          </table:table-cell>
        </table:table-row>
        <table:table-row table:style-name="ro2">
          <table:table-cell/>
          <table:table-cell office:value-type="float" office:value="0.592935287732991">
            <text:p>0.5929352877</text:p>
          </table:table-cell>
          <table:table-cell office:value-type="float" office:value="0.603319360192532">
            <text:p>0.6033193602</text:p>
          </table:table-cell>
          <table:table-cell office:value-type="float" office:value="-70.5116158816277">
            <text:p>-70.5116158816</text:p>
          </table:table-cell>
          <table:table-cell office:value-type="float" office:value="0.274955197742815">
            <text:p>0.2749551977</text:p>
          </table:table-cell>
          <table:table-cell office:value-type="float" office:value="0.217358727359991">
            <text:p>0.2173587274</text:p>
          </table:table-cell>
          <table:table-cell office:value-type="float" office:value="-2.07884">
            <text:p>-2.07884</text:p>
          </table:table-cell>
          <table:table-cell office:value-type="float" office:value="-1.8">
            <text:p>-1.8</text:p>
          </table:table-cell>
          <table:table-cell office:value-type="float" office:value="1.8">
            <text:p>1.8</text:p>
          </table:table-cell>
        </table:table-row>
        <table:table-row table:style-name="ro2">
          <table:table-cell/>
          <table:table-cell office:value-type="float" office:value="0.257096249204982">
            <text:p>0.2570962492</text:p>
          </table:table-cell>
          <table:table-cell office:value-type="float" office:value="0.620167995942675">
            <text:p>0.6201679959</text:p>
          </table:table-cell>
          <table:table-cell office:value-type="float" office:value="-70.0867501666414">
            <text:p>-70.0867501666</text:p>
          </table:table-cell>
          <table:table-cell office:value-type="float" office:value="0.148075326581369">
            <text:p>0.1480753266</text:p>
          </table:table-cell>
          <table:table-cell office:value-type="float" office:value="1.17382694040479">
            <text:p>1.1738269404</text:p>
          </table:table-cell>
          <table:table-cell office:value-type="float" office:value="-5.23648">
            <text:p>-5.23648</text:p>
          </table:table-cell>
          <table:table-cell office:value-type="float" office:value="-1.7">
            <text:p>-1.7</text:p>
          </table:table-cell>
          <table:table-cell office:value-type="float" office:value="1.7">
            <text:p>1.7</text:p>
          </table:table-cell>
        </table:table-row>
        <table:table-row table:style-name="ro2">
          <table:table-cell/>
          <table:table-cell office:value-type="float" office:value="0.210545109451319">
            <text:p>0.2105451095</text:p>
          </table:table-cell>
          <table:table-cell office:value-type="float" office:value="0.27949116764174">
            <text:p>0.2794911676</text:p>
          </table:table-cell>
          <table:table-cell office:value-type="float" office:value="-70.0015507005994">
            <text:p>-70.0015507006</text:p>
          </table:table-cell>
          <table:table-cell office:value-type="float" office:value="0.149383712283846">
            <text:p>0.1493837123</text:p>
          </table:table-cell>
          <table:table-cell office:value-type="float" office:value="0.699779689006433">
            <text:p>0.699779689</text:p>
          </table:table-cell>
          <table:table-cell office:value-type="float" office:value="-5.48524">
            <text:p>-5.48524</text:p>
          </table:table-cell>
          <table:table-cell office:value-type="float" office:value="-1.6">
            <text:p>-1.6</text:p>
          </table:table-cell>
          <table:table-cell office:value-type="float" office:value="1.6">
            <text:p>1.6</text:p>
          </table:table-cell>
        </table:table-row>
        <table:table-row table:style-name="ro2">
          <table:table-cell/>
          <table:table-cell office:value-type="float" office:value="0.207933302063129">
            <text:p>0.2079333021</text:p>
          </table:table-cell>
          <table:table-cell office:value-type="float" office:value="0.287751464208686">
            <text:p>0.2877514642</text:p>
          </table:table-cell>
          <table:table-cell office:value-type="float" office:value="-70.0120627225296">
            <text:p>-70.0120627225</text:p>
          </table:table-cell>
          <table:table-cell office:value-type="float" office:value="0.0496227956213018">
            <text:p>0.0496227956</text:p>
          </table:table-cell>
          <table:table-cell office:value-type="float" office:value="0.483555311078922">
            <text:p>0.4835553111</text:p>
          </table:table-cell>
          <table:table-cell office:value-type="float" office:value="-4.06723">
            <text:p>-4.06723</text:p>
          </table:table-cell>
          <table:table-cell office:value-type="float" office:value="-1.5">
            <text:p>-1.5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/>
          <table:table-cell office:value-type="float" office:value="0.0676222935812053">
            <text:p>0.0676222936</text:p>
          </table:table-cell>
          <table:table-cell office:value-type="float" office:value="0.0464503651903406">
            <text:p>0.0464503652</text:p>
          </table:table-cell>
          <table:table-cell office:value-type="float" office:value="-72.0733748616135">
            <text:p>-72.0733748616</text:p>
          </table:table-cell>
          <table:table-cell office:value-type="float" office:value="0.098498839031916">
            <text:p>0.098498839</text:p>
          </table:table-cell>
          <table:table-cell office:value-type="float" office:value="0.0793351036025736">
            <text:p>0.0793351036</text:p>
          </table:table-cell>
          <table:table-cell office:value-type="float" office:value="-3.31624">
            <text:p>-3.31624</text:p>
          </table:table-cell>
          <table:table-cell office:value-type="float" office:value="-1.4">
            <text:p>-1.4</text:p>
          </table:table-cell>
          <table:table-cell office:value-type="float" office:value="1.4">
            <text:p>1.4</text:p>
          </table:table-cell>
        </table:table-row>
        <table:table-row table:style-name="ro2">
          <table:table-cell/>
          <table:table-cell office:value-type="float" office:value="0.179841620251646">
            <text:p>0.1798416203</text:p>
          </table:table-cell>
          <table:table-cell office:value-type="float" office:value="0.0635346827969446">
            <text:p>0.0635346828</text:p>
          </table:table-cell>
          <table:table-cell office:value-type="float" office:value="-73.2638854529517">
            <text:p>-73.263885453</text:p>
          </table:table-cell>
          <table:table-cell office:value-type="float" office:value="0.00379205092357668">
            <text:p>0.0037920509</text:p>
          </table:table-cell>
          <table:table-cell office:value-type="float" office:value="0.903058098275325">
            <text:p>0.9030580983</text:p>
          </table:table-cell>
          <table:table-cell office:value-type="float" office:value="1.64854">
            <text:p>1.64854</text:p>
          </table:table-cell>
          <table:table-cell office:value-type="float" office:value="-1.3">
            <text:p>-1.3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/>
          <table:table-cell office:value-type="float" office:value="0.154072561776863">
            <text:p>0.1540725618</text:p>
          </table:table-cell>
          <table:table-cell office:value-type="float" office:value="0.620167995942675">
            <text:p>0.6201679959</text:p>
          </table:table-cell>
          <table:table-cell office:value-type="float" office:value="-70.0523930614927">
            <text:p>-70.0523930615</text:p>
          </table:table-cell>
          <table:table-cell office:value-type="float" office:value="0.040164988508233">
            <text:p>0.0401649885</text:p>
          </table:table-cell>
          <table:table-cell office:value-type="float" office:value="1.23648946184693">
            <text:p>1.2364894618</text:p>
          </table:table-cell>
          <table:table-cell office:value-type="float" office:value="-0.782924">
            <text:p>-0.782924</text:p>
          </table:table-cell>
          <table:table-cell office:value-type="float" office:value="-0.9">
            <text:p>-0.9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/>
          <table:table-cell office:value-type="float" office:value="0.256990460654777">
            <text:p>0.2569904607</text:p>
          </table:table-cell>
          <table:table-cell office:value-type="float" office:value="0.490002260091232">
            <text:p>0.4900022601</text:p>
          </table:table-cell>
          <table:table-cell office:value-type="float" office:value="-70.0867501666414">
            <text:p>-70.0867501666</text:p>
          </table:table-cell>
          <table:table-cell table:style-name="ce3" office:value-type="float" office:value="0.000403353175743471">
            <text:p>4.03E-004</text:p>
          </table:table-cell>
          <table:table-cell office:value-type="float" office:value="1.23275324138818">
            <text:p>1.2327532414</text:p>
          </table:table-cell>
          <table:table-cell office:value-type="float" office:value="-2.49845">
            <text:p>-2.49845</text:p>
          </table:table-cell>
          <table:table-cell office:value-type="float" office:value="-0.7">
            <text:p>-0.7</text:p>
          </table:table-cell>
          <table:table-cell office:value-type="float" office:value="0.7">
            <text:p>0.7</text:p>
          </table:table-cell>
        </table:table-row>
        <table:table-row table:style-name="ro2" table:number-rows-repeated="104847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nsga-ii 50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ce4"/>
        <table:table-column table:style-name="co6" table:default-cell-style-name="ce4"/>
        <table:table-column table:style-name="co4" table:default-cell-style-name="ce4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>
            <text:p>min_delay</text:p>
          </table:table-cell>
          <table:table-cell table:style-name="ce1" office:value-type="string">
            <text:p>max_delay</text:p>
          </table:table-cell>
          <table:table-cell table:style-name="ce1" office:value-type="string">
            <text:p>borders_threshold</text:p>
          </table:table-cell>
          <table:table-cell table:style-name="ce1" office:value-type="string">
            <text:p>margin_forwarding</text:p>
          </table:table-cell>
          <table:table-cell table:style-name="ce1" office:value-type="string">
            <text:p>neighbors_threshold</text:p>
          </table:table-cell>
          <table:table-cell table:style-name="ce1" office:value-type="string">
            <text:p>energy</text:p>
          </table:table-cell>
          <table:table-cell table:style-name="ce1" office:value-type="string">
            <text:p>coverage</text:p>
          </table:table-cell>
          <table:table-cell table:style-name="ce1" office:value-type="string">
            <text:p>nforwardings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797298794818213">
            <text:p>0.0797298795</text:p>
          </table:table-cell>
          <table:table-cell office:value-type="float" office:value="0.902725190703029">
            <text:p>0.9027251907</text:p>
          </table:table-cell>
          <table:table-cell office:value-type="float" office:value="-91.5450680119308">
            <text:p>-91.5450680119</text:p>
          </table:table-cell>
          <table:table-cell office:value-type="float" office:value="0.349532034556528">
            <text:p>0.3495320346</text:p>
          </table:table-cell>
          <table:table-cell office:value-type="float" office:value="40.2726550624473">
            <text:p>40.2726550624</text:p>
          </table:table-cell>
          <table:table-cell office:value-type="float" office:value="175.203">
            <text:p>175.203</text:p>
          </table:table-cell>
          <table:table-cell office:value-type="float" office:value="-49">
            <text:p>-49</text:p>
          </table:table-cell>
          <table:table-cell office:value-type="float" office:value="10.2">
            <text:p>10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797665281162485">
            <text:p>0.0797665281</text:p>
          </table:table-cell>
          <table:table-cell office:value-type="float" office:value="0.902725190703029">
            <text:p>0.9027251907</text:p>
          </table:table-cell>
          <table:table-cell office:value-type="float" office:value="-91.5450680119308">
            <text:p>-91.5450680119</text:p>
          </table:table-cell>
          <table:table-cell office:value-type="float" office:value="0.349532034556528">
            <text:p>0.3495320346</text:p>
          </table:table-cell>
          <table:table-cell office:value-type="float" office:value="40.2726550624473">
            <text:p>40.2726550624</text:p>
          </table:table-cell>
          <table:table-cell office:value-type="float" office:value="175.203">
            <text:p>175.203</text:p>
          </table:table-cell>
          <table:table-cell office:value-type="float" office:value="-49">
            <text:p>-49</text:p>
          </table:table-cell>
          <table:table-cell office:value-type="float" office:value="10.2">
            <text:p>10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735626335554512">
            <text:p>0.0735626336</text:p>
          </table:table-cell>
          <table:table-cell office:value-type="float" office:value="0.546347488682221">
            <text:p>0.5463474887</text:p>
          </table:table-cell>
          <table:table-cell office:value-type="float" office:value="-91.1808602514469">
            <text:p>-91.1808602514</text:p>
          </table:table-cell>
          <table:table-cell office:value-type="float" office:value="0.172338504924741">
            <text:p>0.1723385049</text:p>
          </table:table-cell>
          <table:table-cell office:value-type="float" office:value="29.3197449023218">
            <text:p>29.3197449023</text:p>
          </table:table-cell>
          <table:table-cell office:value-type="float" office:value="170.783">
            <text:p>170.783</text:p>
          </table:table-cell>
          <table:table-cell office:value-type="float" office:value="-48.9">
            <text:p>-48.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78393741508517">
            <text:p>0.0783937415</text:p>
          </table:table-cell>
          <table:table-cell office:value-type="float" office:value="0.481795289509311">
            <text:p>0.4817952895</text:p>
          </table:table-cell>
          <table:table-cell office:value-type="float" office:value="-91.500714096213">
            <text:p>-91.5007140962</text:p>
          </table:table-cell>
          <table:table-cell office:value-type="float" office:value="0.266573990865246">
            <text:p>0.2665739909</text:p>
          </table:table-cell>
          <table:table-cell office:value-type="float" office:value="44.4743038293822">
            <text:p>44.4743038294</text:p>
          </table:table-cell>
          <table:table-cell office:value-type="float" office:value="168.427">
            <text:p>168.427</text:p>
          </table:table-cell>
          <table:table-cell office:value-type="float" office:value="-48.8">
            <text:p>-48.8</text:p>
          </table:table-cell>
          <table:table-cell office:value-type="float" office:value="9.7">
            <text:p>9.7</text:p>
          </table:table-cell>
          <table:table-cell/>
          <table:table-cell table:style-name="ce10" office:value-type="string">
            <text:p>Total devices</text:p>
          </table:table-cell>
          <table:table-cell table:style-name="ce17" office:value-type="float" office:value="25">
            <text:p>25</text:p>
          </table:table-cell>
        </table:table-row>
        <table:table-row table:style-name="ro2">
          <table:table-cell/>
          <table:table-cell office:value-type="float" office:value="0.078393741508517">
            <text:p>0.0783937415</text:p>
          </table:table-cell>
          <table:table-cell office:value-type="float" office:value="0.481795289509311">
            <text:p>0.4817952895</text:p>
          </table:table-cell>
          <table:table-cell office:value-type="float" office:value="-91.500714096213">
            <text:p>-91.5007140962</text:p>
          </table:table-cell>
          <table:table-cell office:value-type="float" office:value="0.266573990865246">
            <text:p>0.2665739909</text:p>
          </table:table-cell>
          <table:table-cell office:value-type="float" office:value="41.0223204612248">
            <text:p>41.0223204612</text:p>
          </table:table-cell>
          <table:table-cell office:value-type="float" office:value="168.427">
            <text:p>168.427</text:p>
          </table:table-cell>
          <table:table-cell office:value-type="float" office:value="-48.8">
            <text:p>-48.8</text:p>
          </table:table-cell>
          <table:table-cell office:value-type="float" office:value="9.7">
            <text:p>9.7</text:p>
          </table:table-cell>
          <table:table-cell/>
          <table:table-cell table:style-name="ce11" office:value-type="string">
            <text:p># devices</text:p>
          </table:table-cell>
          <table:table-cell table:style-name="ce18" office:value-type="string">
            <text:p>% devices</text:p>
          </table:table-cell>
        </table:table-row>
        <table:table-row table:style-name="ro2">
          <table:table-cell/>
          <table:table-cell office:value-type="float" office:value="0.961322608933552">
            <text:p>0.9613226089</text:p>
          </table:table-cell>
          <table:table-cell office:value-type="float" office:value="0.0694391822687016">
            <text:p>0.0694391823</text:p>
          </table:table-cell>
          <table:table-cell office:value-type="float" office:value="-92.0242718366442">
            <text:p>-92.0242718366</text:p>
          </table:table-cell>
          <table:table-cell office:value-type="float" office:value="0.696045454452732">
            <text:p>0.6960454545</text:p>
          </table:table-cell>
          <table:table-cell office:value-type="float" office:value="35.794131786171">
            <text:p>35.7941317862</text:p>
          </table:table-cell>
          <table:table-cell office:value-type="float" office:value="164.642">
            <text:p>164.642</text:p>
          </table:table-cell>
          <table:table-cell office:value-type="float" office:value="-48.7">
            <text:p>-48.7</text:p>
          </table:table-cell>
          <table:table-cell office:value-type="float" office:value="9.4">
            <text:p>9.4</text:p>
          </table:table-cell>
          <table:table-cell/>
          <table:table-cell table:style-name="ce12" office:value-type="float" office:value="10">
            <text:p>10</text:p>
          </table:table-cell>
          <table:table-cell table:style-name="ce19" table:formula="of:=[.K7]*100/[.L5]" office:value-type="float" office:value="40">
            <text:p>40</text:p>
          </table:table-cell>
        </table:table-row>
        <table:table-row table:style-name="ro2">
          <table:table-cell/>
          <table:table-cell office:value-type="float" office:value="0.961318312722542">
            <text:p>0.9613183127</text:p>
          </table:table-cell>
          <table:table-cell office:value-type="float" office:value="0.0671774909092442">
            <text:p>0.0671774909</text:p>
          </table:table-cell>
          <table:table-cell office:value-type="float" office:value="-92.0241999830978">
            <text:p>-92.0241999831</text:p>
          </table:table-cell>
          <table:table-cell office:value-type="float" office:value="0.352202931808859">
            <text:p>0.3522029318</text:p>
          </table:table-cell>
          <table:table-cell office:value-type="float" office:value="20.3277382869772">
            <text:p>20.327738287</text:p>
          </table:table-cell>
          <table:table-cell office:value-type="float" office:value="164.495">
            <text:p>164.495</text:p>
          </table:table-cell>
          <table:table-cell office:value-type="float" office:value="-48.4">
            <text:p>-48.4</text:p>
          </table:table-cell>
          <table:table-cell office:value-type="float" office:value="9.5">
            <text:p>9.5</text:p>
          </table:table-cell>
          <table:table-cell/>
          <table:table-cell table:style-name="ce12" office:value-type="float" office:value="15">
            <text:p>15</text:p>
          </table:table-cell>
          <table:table-cell table:style-name="ce19" table:formula="of:=[.K8]*100/[.L5]"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0.0954741526858608">
            <text:p>0.0954741527</text:p>
          </table:table-cell>
          <table:table-cell office:value-type="float" office:value="0.0327457335540706">
            <text:p>0.0327457336</text:p>
          </table:table-cell>
          <table:table-cell office:value-type="float" office:value="-91.9031606494494">
            <text:p>-91.9031606494</text:p>
          </table:table-cell>
          <table:table-cell office:value-type="float" office:value="0.0456292172391234">
            <text:p>0.0456292172</text:p>
          </table:table-cell>
          <table:table-cell office:value-type="float" office:value="37.266469945262">
            <text:p>37.2664699453</text:p>
          </table:table-cell>
          <table:table-cell office:value-type="float" office:value="158.485">
            <text:p>158.485</text:p>
          </table:table-cell>
          <table:table-cell office:value-type="float" office:value="-48.2">
            <text:p>-48.2</text:p>
          </table:table-cell>
          <table:table-cell office:value-type="float" office:value="9.2">
            <text:p>9.2</text:p>
          </table:table-cell>
          <table:table-cell/>
          <table:table-cell table:style-name="ce13" office:value-type="float" office:value="20">
            <text:p>20</text:p>
          </table:table-cell>
          <table:table-cell table:style-name="ce20" table:formula="of:=[.K9]*100/[.L5]" office:value-type="float" office:value="80">
            <text:p>80</text:p>
          </table:table-cell>
        </table:table-row>
        <table:table-row table:style-name="ro2">
          <table:table-cell/>
          <table:table-cell office:value-type="float" office:value="0.0954741526858608">
            <text:p>0.0954741527</text:p>
          </table:table-cell>
          <table:table-cell office:value-type="float" office:value="0.0327457335540706">
            <text:p>0.0327457336</text:p>
          </table:table-cell>
          <table:table-cell office:value-type="float" office:value="-91.9031606494494">
            <text:p>-91.9031606494</text:p>
          </table:table-cell>
          <table:table-cell office:value-type="float" office:value="0.0456292172391234">
            <text:p>0.0456292172</text:p>
          </table:table-cell>
          <table:table-cell office:value-type="float" office:value="37.266469945262">
            <text:p>37.2664699453</text:p>
          </table:table-cell>
          <table:table-cell office:value-type="float" office:value="158.485">
            <text:p>158.485</text:p>
          </table:table-cell>
          <table:table-cell office:value-type="float" office:value="-48.2">
            <text:p>-48.2</text:p>
          </table:table-cell>
          <table:table-cell office:value-type="float" office:value="9.2">
            <text:p>9.2</text:p>
          </table:table-cell>
          <table:table-cell/>
          <table:table-cell table:style-name="ce14" table:number-columns-repeated="2"/>
        </table:table-row>
        <table:table-row table:style-name="ro2">
          <table:table-cell/>
          <table:table-cell office:value-type="float" office:value="0.0891459924719996">
            <text:p>0.0891459925</text:p>
          </table:table-cell>
          <table:table-cell office:value-type="float" office:value="0.450202296454503">
            <text:p>0.4502022965</text:p>
          </table:table-cell>
          <table:table-cell office:value-type="float" office:value="-92.3212496309413">
            <text:p>-92.3212496309</text:p>
          </table:table-cell>
          <table:table-cell office:value-type="float" office:value="0.198529020087448">
            <text:p>0.1985290201</text:p>
          </table:table-cell>
          <table:table-cell office:value-type="float" office:value="9.96041734431571">
            <text:p>9.9604173443</text:p>
          </table:table-cell>
          <table:table-cell office:value-type="float" office:value="155.472">
            <text:p>155.472</text:p>
          </table:table-cell>
          <table:table-cell office:value-type="float" office:value="-48">
            <text:p>-48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0835878632265848">
            <text:p>0.0083587863</text:p>
          </table:table-cell>
          <table:table-cell office:value-type="float" office:value="0.0290890815012934">
            <text:p>0.0290890815</text:p>
          </table:table-cell>
          <table:table-cell office:value-type="float" office:value="-92.5373452852023">
            <text:p>-92.5373452852</text:p>
          </table:table-cell>
          <table:table-cell office:value-type="float" office:value="0.0456292172391234">
            <text:p>0.0456292172</text:p>
          </table:table-cell>
          <table:table-cell office:value-type="float" office:value="9.11158014731083">
            <text:p>9.1115801473</text:p>
          </table:table-cell>
          <table:table-cell office:value-type="float" office:value="154.445">
            <text:p>154.445</text:p>
          </table:table-cell>
          <table:table-cell office:value-type="float" office:value="-47.7">
            <text:p>-47.7</text:p>
          </table:table-cell>
          <table:table-cell office:value-type="float" office:value="8.9">
            <text:p>8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1492742746608">
            <text:p>0.0891492743</text:p>
          </table:table-cell>
          <table:table-cell office:value-type="float" office:value="0.450202296454503">
            <text:p>0.4502022965</text:p>
          </table:table-cell>
          <table:table-cell office:value-type="float" office:value="-92.3212496309413">
            <text:p>-92.3212496309</text:p>
          </table:table-cell>
          <table:table-cell office:value-type="float" office:value="0.275809882389381">
            <text:p>0.2758098824</text:p>
          </table:table-cell>
          <table:table-cell office:value-type="float" office:value="36.7041973097377">
            <text:p>36.7041973097</text:p>
          </table:table-cell>
          <table:table-cell office:value-type="float" office:value="150.824">
            <text:p>150.824</text:p>
          </table:table-cell>
          <table:table-cell office:value-type="float" office:value="-47.6">
            <text:p>-47.6</text:p>
          </table:table-cell>
          <table:table-cell office:value-type="float" office:value="8.6">
            <text:p>8.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81815983817212">
            <text:p>0.0881815984</text:p>
          </table:table-cell>
          <table:table-cell office:value-type="float" office:value="0.45138722130662">
            <text:p>0.4513872213</text:p>
          </table:table-cell>
          <table:table-cell office:value-type="float" office:value="-92.3212496309413">
            <text:p>-92.3212496309</text:p>
          </table:table-cell>
          <table:table-cell office:value-type="float" office:value="0.276741989746078">
            <text:p>0.2767419897</text:p>
          </table:table-cell>
          <table:table-cell office:value-type="float" office:value="9.96041734431571">
            <text:p>9.9604173443</text:p>
          </table:table-cell>
          <table:table-cell office:value-type="float" office:value="150.144">
            <text:p>150.144</text:p>
          </table:table-cell>
          <table:table-cell office:value-type="float" office:value="-47.5">
            <text:p>-47.5</text:p>
          </table:table-cell>
          <table:table-cell office:value-type="float" office:value="8.6">
            <text:p>8.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42366799428106">
            <text:p>0.0842366799</text:p>
          </table:table-cell>
          <table:table-cell office:value-type="float" office:value="0.0672203128799462">
            <text:p>0.0672203129</text:p>
          </table:table-cell>
          <table:table-cell office:value-type="float" office:value="-92.9432643518084">
            <text:p>-92.9432643518</text:p>
          </table:table-cell>
          <table:table-cell office:value-type="float" office:value="0.0524960157312681">
            <text:p>0.0524960157</text:p>
          </table:table-cell>
          <table:table-cell office:value-type="float" office:value="9.12976382628808">
            <text:p>9.1297638263</text:p>
          </table:table-cell>
          <table:table-cell office:value-type="float" office:value="137.711">
            <text:p>137.711</text:p>
          </table:table-cell>
          <table:table-cell office:value-type="float" office:value="-47.2">
            <text:p>-47.2</text:p>
          </table:table-cell>
          <table:table-cell office:value-type="float" office:value="7.8">
            <text:p>7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04609733661016">
            <text:p>0.0804609734</text:p>
          </table:table-cell>
          <table:table-cell office:value-type="float" office:value="0.299143960998909">
            <text:p>0.299143961</text:p>
          </table:table-cell>
          <table:table-cell office:value-type="float" office:value="-92.9408642502344">
            <text:p>-92.9408642502</text:p>
          </table:table-cell>
          <table:table-cell office:value-type="float" office:value="0.0181720859853756">
            <text:p>0.018172086</text:p>
          </table:table-cell>
          <table:table-cell office:value-type="float" office:value="34.2116246997581">
            <text:p>34.2116246998</text:p>
          </table:table-cell>
          <table:table-cell office:value-type="float" office:value="135.399">
            <text:p>135.399</text:p>
          </table:table-cell>
          <table:table-cell office:value-type="float" office:value="-46.9">
            <text:p>-46.9</text:p>
          </table:table-cell>
          <table:table-cell office:value-type="float" office:value="7.7">
            <text:p>7.7</text:p>
          </table:table-cell>
          <table:table-cell/>
          <table:table-cell table:style-name="ce10" office:value-type="string">
            <text:p>Total devices</text:p>
          </table:table-cell>
          <table:table-cell table:style-name="ce17" office:value-type="float" office:value="50">
            <text:p>50</text:p>
          </table:table-cell>
        </table:table-row>
        <table:table-row table:style-name="ro2">
          <table:table-cell/>
          <table:table-cell office:value-type="float" office:value="0.0555076033697165">
            <text:p>0.0555076034</text:p>
          </table:table-cell>
          <table:table-cell office:value-type="float" office:value="0.31622646959067">
            <text:p>0.3162264696</text:p>
          </table:table-cell>
          <table:table-cell office:value-type="float" office:value="-92.929465955904">
            <text:p>-92.9294659559</text:p>
          </table:table-cell>
          <table:table-cell office:value-type="float" office:value="0.172587559233408">
            <text:p>0.1725875592</text:p>
          </table:table-cell>
          <table:table-cell office:value-type="float" office:value="8.09822405369845">
            <text:p>8.0982240537</text:p>
          </table:table-cell>
          <table:table-cell office:value-type="float" office:value="132.089">
            <text:p>132.089</text:p>
          </table:table-cell>
          <table:table-cell office:value-type="float" office:value="-46.6">
            <text:p>-46.6</text:p>
          </table:table-cell>
          <table:table-cell office:value-type="float" office:value="7.5">
            <text:p>7.5</text:p>
          </table:table-cell>
          <table:table-cell/>
          <table:table-cell table:style-name="ce11" office:value-type="string">
            <text:p># devices</text:p>
          </table:table-cell>
          <table:table-cell table:style-name="ce18" office:value-type="string">
            <text:p>% devices</text:p>
          </table:table-cell>
        </table:table-row>
        <table:table-row table:style-name="ro2">
          <table:table-cell/>
          <table:table-cell office:value-type="float" office:value="0.0556669337784869">
            <text:p>0.0556669338</text:p>
          </table:table-cell>
          <table:table-cell office:value-type="float" office:value="0.316118299791729">
            <text:p>0.3161182998</text:p>
          </table:table-cell>
          <table:table-cell office:value-type="float" office:value="-92.9120308394666">
            <text:p>-92.9120308395</text:p>
          </table:table-cell>
          <table:table-cell office:value-type="float" office:value="0.348405936693502">
            <text:p>0.3484059367</text:p>
          </table:table-cell>
          <table:table-cell office:value-type="float" office:value="40.7524621739771">
            <text:p>40.752462174</text:p>
          </table:table-cell>
          <table:table-cell office:value-type="float" office:value="130.85">
            <text:p>130.85</text:p>
          </table:table-cell>
          <table:table-cell office:value-type="float" office:value="-46.1">
            <text:p>-46.1</text:p>
          </table:table-cell>
          <table:table-cell office:value-type="float" office:value="7.3">
            <text:p>7.3</text:p>
          </table:table-cell>
          <table:table-cell/>
          <table:table-cell table:style-name="ce12" table:formula="of:=[.L16]*[.L18]/100" office:value-type="float" office:value="20">
            <text:p>20</text:p>
          </table:table-cell>
          <table:table-cell table:style-name="ce19" office:value-type="float" office:value="40">
            <text:p>40</text:p>
          </table:table-cell>
        </table:table-row>
        <table:table-row table:style-name="ro2">
          <table:table-cell/>
          <table:table-cell office:value-type="float" office:value="0.0555076033697165">
            <text:p>0.0555076034</text:p>
          </table:table-cell>
          <table:table-cell office:value-type="float" office:value="0.320763203694422">
            <text:p>0.3207632037</text:p>
          </table:table-cell>
          <table:table-cell office:value-type="float" office:value="-92.9414437845628">
            <text:p>-92.9414437846</text:p>
          </table:table-cell>
          <table:table-cell office:value-type="float" office:value="0.17274080954348">
            <text:p>0.1727408095</text:p>
          </table:table-cell>
          <table:table-cell office:value-type="float" office:value="8.07713380109412">
            <text:p>8.0771338011</text:p>
          </table:table-cell>
          <table:table-cell office:value-type="float" office:value="129.255">
            <text:p>129.255</text:p>
          </table:table-cell>
          <table:table-cell office:value-type="float" office:value="-46">
            <text:p>-46</text:p>
          </table:table-cell>
          <table:table-cell office:value-type="float" office:value="7.3">
            <text:p>7.3</text:p>
          </table:table-cell>
          <table:table-cell/>
          <table:table-cell table:style-name="ce12" table:formula="of:=[.L16]*[.L19]/100" office:value-type="float" office:value="30">
            <text:p>30</text:p>
          </table:table-cell>
          <table:table-cell table:style-name="ce19"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0.224998398398903">
            <text:p>0.2249983984</text:p>
          </table:table-cell>
          <table:table-cell office:value-type="float" office:value="0.553688965506611">
            <text:p>0.5536889655</text:p>
          </table:table-cell>
          <table:table-cell office:value-type="float" office:value="-93.117789801688">
            <text:p>-93.1177898017</text:p>
          </table:table-cell>
          <table:table-cell office:value-type="float" office:value="0.253446943991788">
            <text:p>0.253446944</text:p>
          </table:table-cell>
          <table:table-cell office:value-type="float" office:value="6.20200316040405">
            <text:p>6.2020031604</text:p>
          </table:table-cell>
          <table:table-cell office:value-type="float" office:value="125.291">
            <text:p>125.291</text:p>
          </table:table-cell>
          <table:table-cell office:value-type="float" office:value="-45.7">
            <text:p>-45.7</text:p>
          </table:table-cell>
          <table:table-cell office:value-type="float" office:value="7">
            <text:p>7</text:p>
          </table:table-cell>
          <table:table-cell/>
          <table:table-cell table:style-name="ce12" table:formula="of:=[.L16]*[.L20]/100" office:value-type="float" office:value="40">
            <text:p>40</text:p>
          </table:table-cell>
          <table:table-cell table:style-name="ce19" office:value-type="float" office:value="80">
            <text:p>80</text:p>
          </table:table-cell>
        </table:table-row>
        <table:table-row table:style-name="ro2">
          <table:table-cell/>
          <table:table-cell office:value-type="float" office:value="0.224998398398903">
            <text:p>0.2249983984</text:p>
          </table:table-cell>
          <table:table-cell office:value-type="float" office:value="0.553688965506611">
            <text:p>0.5536889655</text:p>
          </table:table-cell>
          <table:table-cell office:value-type="float" office:value="-93.117789801688">
            <text:p>-93.1177898017</text:p>
          </table:table-cell>
          <table:table-cell office:value-type="float" office:value="0.253446943991788">
            <text:p>0.253446944</text:p>
          </table:table-cell>
          <table:table-cell office:value-type="float" office:value="6.20200316040405">
            <text:p>6.2020031604</text:p>
          </table:table-cell>
          <table:table-cell office:value-type="float" office:value="125.291">
            <text:p>125.291</text:p>
          </table:table-cell>
          <table:table-cell office:value-type="float" office:value="-45.7">
            <text:p>-45.7</text:p>
          </table:table-cell>
          <table:table-cell office:value-type="float" office:value="7">
            <text:p>7</text:p>
          </table:table-cell>
          <table:table-cell/>
          <table:table-cell table:style-name="ce15"/>
          <table:table-cell table:style-name="ce21"/>
        </table:table-row>
        <table:table-row table:style-name="ro2">
          <table:table-cell/>
          <table:table-cell office:value-type="float" office:value="0.218541285867226">
            <text:p>0.2185412859</text:p>
          </table:table-cell>
          <table:table-cell office:value-type="float" office:value="0.0746019778929631">
            <text:p>0.0746019779</text:p>
          </table:table-cell>
          <table:table-cell office:value-type="float" office:value="-93.013758525213">
            <text:p>-93.0137585252</text:p>
          </table:table-cell>
          <table:table-cell office:value-type="float" office:value="0.119218889376813">
            <text:p>0.1192188894</text:p>
          </table:table-cell>
          <table:table-cell office:value-type="float" office:value="13.785732997613">
            <text:p>13.7857329976</text:p>
          </table:table-cell>
          <table:table-cell office:value-type="float" office:value="120.663">
            <text:p>120.663</text:p>
          </table:table-cell>
          <table:table-cell office:value-type="float" office:value="-44.8">
            <text:p>-44.8</text:p>
          </table:table-cell>
          <table:table-cell office:value-type="float" office:value="6.7">
            <text:p>6.7</text:p>
          </table:table-cell>
          <table:table-cell/>
          <table:table-cell table:style-name="ce15" office:value-type="float" office:value="10">
            <text:p>10</text:p>
          </table:table-cell>
          <table:table-cell table:style-name="ce21" table:formula="of:=[.K22]*100/[.L16]" office:value-type="float" office:value="20">
            <text:p>20</text:p>
          </table:table-cell>
        </table:table-row>
        <table:table-row table:style-name="ro2">
          <table:table-cell/>
          <table:table-cell office:value-type="float" office:value="0.0297732319766104">
            <text:p>0.029773232</text:p>
          </table:table-cell>
          <table:table-cell office:value-type="float" office:value="0.320763203694422">
            <text:p>0.3207632037</text:p>
          </table:table-cell>
          <table:table-cell office:value-type="float" office:value="-92.9414437845628">
            <text:p>-92.9414437846</text:p>
          </table:table-cell>
          <table:table-cell office:value-type="float" office:value="0.17274080954348">
            <text:p>0.1727408095</text:p>
          </table:table-cell>
          <table:table-cell office:value-type="float" office:value="8.07713380109412">
            <text:p>8.0771338011</text:p>
          </table:table-cell>
          <table:table-cell office:value-type="float" office:value="116.722">
            <text:p>116.722</text:p>
          </table:table-cell>
          <table:table-cell office:value-type="float" office:value="-44.1">
            <text:p>-44.1</text:p>
          </table:table-cell>
          <table:table-cell office:value-type="float" office:value="6.5">
            <text:p>6.5</text:p>
          </table:table-cell>
          <table:table-cell/>
          <table:table-cell table:style-name="ce15" office:value-type="float" office:value="15">
            <text:p>15</text:p>
          </table:table-cell>
          <table:table-cell table:style-name="ce21" table:formula="of:=[.K23]*100/[.L16]" office:value-type="float" office:value="30">
            <text:p>30</text:p>
          </table:table-cell>
        </table:table-row>
        <table:table-row table:style-name="ro2">
          <table:table-cell/>
          <table:table-cell table:style-name="ce2" office:value-type="float" office:value="0.271577961786971">
            <text:p>0.2715779618</text:p>
          </table:table-cell>
          <table:table-cell table:style-name="ce2" office:value-type="float" office:value="0.550888508532971">
            <text:p>0.5508885085</text:p>
          </table:table-cell>
          <table:table-cell table:style-name="ce2" office:value-type="float" office:value="-93.117789801688">
            <text:p>-93.1177898017</text:p>
          </table:table-cell>
          <table:table-cell table:style-name="ce2" office:value-type="float" office:value="0.176047953330046">
            <text:p>0.1760479533</text:p>
          </table:table-cell>
          <table:table-cell table:style-name="ce2" office:value-type="float" office:value="6.20200316040405">
            <text:p>6.2020031604</text:p>
          </table:table-cell>
          <table:table-cell table:style-name="ce5" office:value-type="float" office:value="112.756">
            <text:p>112.756</text:p>
          </table:table-cell>
          <table:table-cell table:style-name="ce5" office:value-type="float" office:value="-44">
            <text:p>-44</text:p>
          </table:table-cell>
          <table:table-cell table:style-name="ce5" office:value-type="float" office:value="6.2">
            <text:p>6.2</text:p>
          </table:table-cell>
          <table:table-cell/>
          <table:table-cell table:style-name="ce16" office:value-type="float" office:value="20">
            <text:p>20</text:p>
          </table:table-cell>
          <table:table-cell table:style-name="ce22" table:formula="of:=[.K24]*100/[.L16]" office:value-type="float" office:value="40">
            <text:p>40</text:p>
          </table:table-cell>
        </table:table-row>
        <table:table-row table:style-name="ro2">
          <table:table-cell/>
          <table:table-cell office:value-type="float" office:value="0.20556921314958">
            <text:p>0.2055692131</text:p>
          </table:table-cell>
          <table:table-cell office:value-type="float" office:value="0.537090578701747">
            <text:p>0.5370905787</text:p>
          </table:table-cell>
          <table:table-cell office:value-type="float" office:value="-93.6705771447187">
            <text:p>-93.6705771447</text:p>
          </table:table-cell>
          <table:table-cell office:value-type="float" office:value="0.349245817990105">
            <text:p>0.349245818</text:p>
          </table:table-cell>
          <table:table-cell office:value-type="float" office:value="35.3703262907016">
            <text:p>35.3703262907</text:p>
          </table:table-cell>
          <table:table-cell office:value-type="float" office:value="107.879">
            <text:p>107.879</text:p>
          </table:table-cell>
          <table:table-cell office:value-type="float" office:value="-43.9">
            <text:p>-43.9</text:p>
          </table:table-cell>
          <table:table-cell office:value-type="float" office:value="5.8">
            <text:p>5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0556921314958">
            <text:p>0.2055692131</text:p>
          </table:table-cell>
          <table:table-cell office:value-type="float" office:value="0.537090578701747">
            <text:p>0.5370905787</text:p>
          </table:table-cell>
          <table:table-cell office:value-type="float" office:value="-93.6705771447187">
            <text:p>-93.6705771447</text:p>
          </table:table-cell>
          <table:table-cell office:value-type="float" office:value="0.349245817990105">
            <text:p>0.349245818</text:p>
          </table:table-cell>
          <table:table-cell office:value-type="float" office:value="35.3703262907016">
            <text:p>35.3703262907</text:p>
          </table:table-cell>
          <table:table-cell office:value-type="float" office:value="107.879">
            <text:p>107.879</text:p>
          </table:table-cell>
          <table:table-cell office:value-type="float" office:value="-43.9">
            <text:p>-43.9</text:p>
          </table:table-cell>
          <table:table-cell office:value-type="float" office:value="5.8">
            <text:p>5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84873680275819">
            <text:p>0.2848736803</text:p>
          </table:table-cell>
          <table:table-cell office:value-type="float" office:value="0.305275646072282">
            <text:p>0.3052756461</text:p>
          </table:table-cell>
          <table:table-cell office:value-type="float" office:value="-93.5551332558529">
            <text:p>-93.5551332559</text:p>
          </table:table-cell>
          <table:table-cell office:value-type="float" office:value="0.177229022004656">
            <text:p>0.177229022</text:p>
          </table:table-cell>
          <table:table-cell office:value-type="float" office:value="30.7818821595164">
            <text:p>30.7818821595</text:p>
          </table:table-cell>
          <table:table-cell office:value-type="float" office:value="106.618">
            <text:p>106.618</text:p>
          </table:table-cell>
          <table:table-cell office:value-type="float" office:value="-42.9">
            <text:p>-42.9</text:p>
          </table:table-cell>
          <table:table-cell office:value-type="float" office:value="5.8">
            <text:p>5.8</text:p>
          </table:table-cell>
          <table:table-cell/>
          <table:table-cell table:style-name="ce10" office:value-type="string">
            <text:p>Total devices</text:p>
          </table:table-cell>
          <table:table-cell table:style-name="ce17" office:value-type="float" office:value="75">
            <text:p>75</text:p>
          </table:table-cell>
        </table:table-row>
        <table:table-row table:style-name="ro2">
          <table:table-cell/>
          <table:table-cell office:value-type="float" office:value="0.0862207099320014">
            <text:p>0.0862207099</text:p>
          </table:table-cell>
          <table:table-cell office:value-type="float" office:value="0.305275646072282">
            <text:p>0.3052756461</text:p>
          </table:table-cell>
          <table:table-cell office:value-type="float" office:value="-93.551942542461">
            <text:p>-93.5519425425</text:p>
          </table:table-cell>
          <table:table-cell office:value-type="float" office:value="0.177229022004656">
            <text:p>0.177229022</text:p>
          </table:table-cell>
          <table:table-cell office:value-type="float" office:value="5.10778524214491">
            <text:p>5.1077852421</text:p>
          </table:table-cell>
          <table:table-cell office:value-type="float" office:value="106.576">
            <text:p>106.576</text:p>
          </table:table-cell>
          <table:table-cell office:value-type="float" office:value="-42.5">
            <text:p>-42.5</text:p>
          </table:table-cell>
          <table:table-cell office:value-type="float" office:value="5.8">
            <text:p>5.8</text:p>
          </table:table-cell>
          <table:table-cell/>
          <table:table-cell table:style-name="ce11" office:value-type="string">
            <text:p># devices</text:p>
          </table:table-cell>
          <table:table-cell table:style-name="ce18" office:value-type="string">
            <text:p>% devices</text:p>
          </table:table-cell>
        </table:table-row>
        <table:table-row table:style-name="ro2">
          <table:table-cell/>
          <table:table-cell office:value-type="float" office:value="0.204878975556236">
            <text:p>0.2048789756</text:p>
          </table:table-cell>
          <table:table-cell office:value-type="float" office:value="0.537167476057585">
            <text:p>0.5371674761</text:p>
          </table:table-cell>
          <table:table-cell office:value-type="float" office:value="-93.6530661857752">
            <text:p>-93.6530661858</text:p>
          </table:table-cell>
          <table:table-cell office:value-type="float" office:value="0.358737485728843">
            <text:p>0.3587374857</text:p>
          </table:table-cell>
          <table:table-cell office:value-type="float" office:value="36.1859934715862">
            <text:p>36.1859934716</text:p>
          </table:table-cell>
          <table:table-cell office:value-type="float" office:value="100.02">
            <text:p>100.02</text:p>
          </table:table-cell>
          <table:table-cell office:value-type="float" office:value="-42.4">
            <text:p>-42.4</text:p>
          </table:table-cell>
          <table:table-cell office:value-type="float" office:value="5.3">
            <text:p>5.3</text:p>
          </table:table-cell>
          <table:table-cell/>
          <table:table-cell table:style-name="ce12" table:formula="of:=[.L27]*[.L29]/100" office:value-type="float" office:value="30">
            <text:p>30</text:p>
          </table:table-cell>
          <table:table-cell table:style-name="ce19" office:value-type="float" office:value="40">
            <text:p>40</text:p>
          </table:table-cell>
        </table:table-row>
        <table:table-row table:style-name="ro2">
          <table:table-cell/>
          <table:table-cell office:value-type="float" office:value="0.324824925137858">
            <text:p>0.3248249251</text:p>
          </table:table-cell>
          <table:table-cell office:value-type="float" office:value="0.537304180543705">
            <text:p>0.5373041805</text:p>
          </table:table-cell>
          <table:table-cell office:value-type="float" office:value="-93.840230226857">
            <text:p>-93.8402302269</text:p>
          </table:table-cell>
          <table:table-cell office:value-type="float" office:value="0.358176383833412">
            <text:p>0.3581763838</text:p>
          </table:table-cell>
          <table:table-cell office:value-type="float" office:value="42.5425267543124">
            <text:p>42.5425267543</text:p>
          </table:table-cell>
          <table:table-cell office:value-type="float" office:value="98.4595">
            <text:p>98.4595</text:p>
          </table:table-cell>
          <table:table-cell office:value-type="float" office:value="-41.4">
            <text:p>-41.4</text:p>
          </table:table-cell>
          <table:table-cell office:value-type="float" office:value="5.2">
            <text:p>5.2</text:p>
          </table:table-cell>
          <table:table-cell/>
          <table:table-cell table:style-name="ce12" table:formula="of:=[.L27]*[.L30]/100" office:value-type="float" office:value="45">
            <text:p>45</text:p>
          </table:table-cell>
          <table:table-cell table:style-name="ce19" office:value-type="float" office:value="60">
            <text:p>60</text:p>
          </table:table-cell>
        </table:table-row>
        <table:table-row table:style-name="ro2">
          <table:table-cell/>
          <table:table-cell office:value-type="float" office:value="0.324824925137858">
            <text:p>0.3248249251</text:p>
          </table:table-cell>
          <table:table-cell office:value-type="float" office:value="0.537304180543705">
            <text:p>0.5373041805</text:p>
          </table:table-cell>
          <table:table-cell office:value-type="float" office:value="-93.840230226857">
            <text:p>-93.8402302269</text:p>
          </table:table-cell>
          <table:table-cell office:value-type="float" office:value="0.358176383833412">
            <text:p>0.3581763838</text:p>
          </table:table-cell>
          <table:table-cell office:value-type="float" office:value="42.5425267543124">
            <text:p>42.5425267543</text:p>
          </table:table-cell>
          <table:table-cell office:value-type="float" office:value="98.4595">
            <text:p>98.4595</text:p>
          </table:table-cell>
          <table:table-cell office:value-type="float" office:value="-41.4">
            <text:p>-41.4</text:p>
          </table:table-cell>
          <table:table-cell office:value-type="float" office:value="5.2">
            <text:p>5.2</text:p>
          </table:table-cell>
          <table:table-cell/>
          <table:table-cell table:style-name="ce12" table:formula="of:=[.L27]*[.L31]/100" office:value-type="float" office:value="60">
            <text:p>60</text:p>
          </table:table-cell>
          <table:table-cell table:style-name="ce19" office:value-type="float" office:value="80">
            <text:p>80</text:p>
          </table:table-cell>
        </table:table-row>
        <table:table-row table:style-name="ro2">
          <table:table-cell/>
          <table:table-cell office:value-type="float" office:value="0.23920738799998">
            <text:p>0.239207388</text:p>
          </table:table-cell>
          <table:table-cell office:value-type="float" office:value="0.305275646072282">
            <text:p>0.3052756461</text:p>
          </table:table-cell>
          <table:table-cell office:value-type="float" office:value="-93.551942542461">
            <text:p>-93.5519425425</text:p>
          </table:table-cell>
          <table:table-cell office:value-type="float" office:value="0.177229022004656">
            <text:p>0.177229022</text:p>
          </table:table-cell>
          <table:table-cell office:value-type="float" office:value="5.10778524214491">
            <text:p>5.1077852421</text:p>
          </table:table-cell>
          <table:table-cell office:value-type="float" office:value="95.5562">
            <text:p>95.5562</text:p>
          </table:table-cell>
          <table:table-cell office:value-type="float" office:value="-40.7">
            <text:p>-40.7</text:p>
          </table:table-cell>
          <table:table-cell office:value-type="float" office:value="5.1">
            <text:p>5.1</text:p>
          </table:table-cell>
          <table:table-cell/>
          <table:table-cell table:style-name="ce15"/>
          <table:table-cell table:style-name="ce21"/>
        </table:table-row>
        <table:table-row table:style-name="ro2">
          <table:table-cell/>
          <table:table-cell office:value-type="float" office:value="0.20556921314958">
            <text:p>0.2055692131</text:p>
          </table:table-cell>
          <table:table-cell office:value-type="float" office:value="0.537489694885292">
            <text:p>0.5374896949</text:p>
          </table:table-cell>
          <table:table-cell office:value-type="float" office:value="-93.6530661857752">
            <text:p>-93.6530661858</text:p>
          </table:table-cell>
          <table:table-cell office:value-type="float" office:value="0.358737485728843">
            <text:p>0.3587374857</text:p>
          </table:table-cell>
          <table:table-cell office:value-type="float" office:value="27.2031942159391">
            <text:p>27.2031942159</text:p>
          </table:table-cell>
          <table:table-cell office:value-type="float" office:value="95.052">
            <text:p>95.052</text:p>
          </table:table-cell>
          <table:table-cell office:value-type="float" office:value="-40.4">
            <text:p>-40.4</text:p>
          </table:table-cell>
          <table:table-cell office:value-type="float" office:value="5">
            <text:p>5</text:p>
          </table:table-cell>
          <table:table-cell/>
          <table:table-cell table:style-name="ce15" office:value-type="float" office:value="10">
            <text:p>10</text:p>
          </table:table-cell>
          <table:table-cell table:style-name="ce23" table:formula="of:=[.K33]*100/[.L27]" office:value-type="float" office:value="13.3333333333333">
            <text:p>13.33</text:p>
          </table:table-cell>
        </table:table-row>
        <table:table-row table:style-name="ro2">
          <table:table-cell/>
          <table:table-cell office:value-type="float" office:value="0.0439036627392347">
            <text:p>0.0439036627</text:p>
          </table:table-cell>
          <table:table-cell office:value-type="float" office:value="0.536102945246913">
            <text:p>0.5361029452</text:p>
          </table:table-cell>
          <table:table-cell office:value-type="float" office:value="-93.6481085120766">
            <text:p>-93.6481085121</text:p>
          </table:table-cell>
          <table:table-cell office:value-type="float" office:value="0.702774961870812">
            <text:p>0.7027749619</text:p>
          </table:table-cell>
          <table:table-cell office:value-type="float" office:value="33.8572024350634">
            <text:p>33.8572024351</text:p>
          </table:table-cell>
          <table:table-cell office:value-type="float" office:value="92.6018">
            <text:p>92.6018</text:p>
          </table:table-cell>
          <table:table-cell office:value-type="float" office:value="-40.2">
            <text:p>-40.2</text:p>
          </table:table-cell>
          <table:table-cell office:value-type="float" office:value="4.8">
            <text:p>4.8</text:p>
          </table:table-cell>
          <table:table-cell/>
          <table:table-cell table:style-name="ce15" office:value-type="float" office:value="15">
            <text:p>15</text:p>
          </table:table-cell>
          <table:table-cell table:style-name="ce23" table:formula="of:=[.K34]*100/[.L27]" office:value-type="float" office:value="20">
            <text:p>20.00</text:p>
          </table:table-cell>
        </table:table-row>
        <table:table-row table:style-name="ro2">
          <table:table-cell/>
          <table:table-cell office:value-type="float" office:value="0.104107505211697">
            <text:p>0.1041075052</text:p>
          </table:table-cell>
          <table:table-cell office:value-type="float" office:value="0.755858584658599">
            <text:p>0.7558585847</text:p>
          </table:table-cell>
          <table:table-cell office:value-type="float" office:value="-93.6702812128124">
            <text:p>-93.6702812128</text:p>
          </table:table-cell>
          <table:table-cell office:value-type="float" office:value="0.358737485728843">
            <text:p>0.3587374857</text:p>
          </table:table-cell>
          <table:table-cell office:value-type="float" office:value="34.2293139595829">
            <text:p>34.2293139596</text:p>
          </table:table-cell>
          <table:table-cell office:value-type="float" office:value="90.236">
            <text:p>90.236</text:p>
          </table:table-cell>
          <table:table-cell office:value-type="float" office:value="-38.6">
            <text:p>-38.6</text:p>
          </table:table-cell>
          <table:table-cell office:value-type="float" office:value="4.7">
            <text:p>4.7</text:p>
          </table:table-cell>
          <table:table-cell/>
          <table:table-cell table:style-name="ce16" office:value-type="float" office:value="20">
            <text:p>20</text:p>
          </table:table-cell>
          <table:table-cell table:style-name="ce24" table:formula="of:=[.K35]*100/[.L27]" office:value-type="float" office:value="26.6666666666667">
            <text:p>26.67</text:p>
          </table:table-cell>
        </table:table-row>
        <table:table-row table:style-name="ro2">
          <table:table-cell/>
          <table:table-cell office:value-type="float" office:value="0.0646481414629998">
            <text:p>0.0646481415</text:p>
          </table:table-cell>
          <table:table-cell office:value-type="float" office:value="0.193631973829483">
            <text:p>0.1936319738</text:p>
          </table:table-cell>
          <table:table-cell office:value-type="float" office:value="-94.1065598041427">
            <text:p>-94.1065598041</text:p>
          </table:table-cell>
          <table:table-cell office:value-type="float" office:value="0.172344785099375">
            <text:p>0.1723447851</text:p>
          </table:table-cell>
          <table:table-cell office:value-type="float" office:value="5.77169236760078">
            <text:p>5.7716923676</text:p>
          </table:table-cell>
          <table:table-cell office:value-type="float" office:value="80.0027">
            <text:p>80.0027</text:p>
          </table:table-cell>
          <table:table-cell office:value-type="float" office:value="-38.2">
            <text:p>-38.2</text:p>
          </table:table-cell>
          <table:table-cell office:value-type="float" office:value="4.1">
            <text:p>4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04609733661016">
            <text:p>0.0804609734</text:p>
          </table:table-cell>
          <table:table-cell office:value-type="float" office:value="0.290867309166156">
            <text:p>0.2908673092</text:p>
          </table:table-cell>
          <table:table-cell office:value-type="float" office:value="-94.1097941744285">
            <text:p>-94.1097941744</text:p>
          </table:table-cell>
          <table:table-cell office:value-type="float" office:value="0.608252316890019">
            <text:p>0.6082523169</text:p>
          </table:table-cell>
          <table:table-cell office:value-type="float" office:value="5.97635814105392">
            <text:p>5.9763581411</text:p>
          </table:table-cell>
          <table:table-cell office:value-type="float" office:value="79.9414">
            <text:p>79.9414</text:p>
          </table:table-cell>
          <table:table-cell office:value-type="float" office:value="-37.2">
            <text:p>-37.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646481414629998">
            <text:p>0.0646481415</text:p>
          </table:table-cell>
          <table:table-cell office:value-type="float" office:value="0.188121936708711">
            <text:p>0.1881219367</text:p>
          </table:table-cell>
          <table:table-cell office:value-type="float" office:value="-94.1065598041427">
            <text:p>-94.1065598041</text:p>
          </table:table-cell>
          <table:table-cell office:value-type="float" office:value="0.136798610048095">
            <text:p>0.13679861</text:p>
          </table:table-cell>
          <table:table-cell office:value-type="float" office:value="4.7483308808023">
            <text:p>4.7483308808</text:p>
          </table:table-cell>
          <table:table-cell office:value-type="float" office:value="78.2852">
            <text:p>78.2852</text:p>
          </table:table-cell>
          <table:table-cell office:value-type="float" office:value="-36.4">
            <text:p>-36.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34352651402742">
            <text:p>0.0834352651</text:p>
          </table:table-cell>
          <table:table-cell office:value-type="float" office:value="0.298923999495861">
            <text:p>0.2989239995</text:p>
          </table:table-cell>
          <table:table-cell office:value-type="float" office:value="-94.1090433460745">
            <text:p>-94.1090433461</text:p>
          </table:table-cell>
          <table:table-cell office:value-type="float" office:value="0.355010151343659">
            <text:p>0.3550101513</text:p>
          </table:table-cell>
          <table:table-cell office:value-type="float" office:value="48.5681079917734">
            <text:p>48.5681079918</text:p>
          </table:table-cell>
          <table:table-cell office:value-type="float" office:value="71.7498">
            <text:p>71.7498</text:p>
          </table:table-cell>
          <table:table-cell office:value-type="float" office:value="-36">
            <text:p>-36</text:p>
          </table:table-cell>
          <table:table-cell office:value-type="float" office:value="3.5">
            <text:p>3.5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0.0804609733661016">
            <text:p>0.0804609734</text:p>
          </table:table-cell>
          <table:table-cell table:style-name="ce2" office:value-type="float" office:value="0.298916933956612">
            <text:p>0.298916934</text:p>
          </table:table-cell>
          <table:table-cell table:style-name="ce2" office:value-type="float" office:value="-94.1090433460745">
            <text:p>-94.1090433461</text:p>
          </table:table-cell>
          <table:table-cell table:style-name="ce2" office:value-type="float" office:value="0.696763328269848">
            <text:p>0.6967633283</text:p>
          </table:table-cell>
          <table:table-cell table:style-name="ce2" office:value-type="float" office:value="5.97635814105392">
            <text:p>5.9763581411</text:p>
          </table:table-cell>
          <table:table-cell table:style-name="ce5" office:value-type="float" office:value="70.3898">
            <text:p>70.3898</text:p>
          </table:table-cell>
          <table:table-cell table:style-name="ce5" office:value-type="float" office:value="-35.6">
            <text:p>-35.6</text:p>
          </table:table-cell>
          <table:table-cell table:style-name="ce5" office:value-type="float" office:value="3.4">
            <text:p>3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16030337616408">
            <text:p>0.0816030338</text:p>
          </table:table-cell>
          <table:table-cell office:value-type="float" office:value="0.297578654112625">
            <text:p>0.2975786541</text:p>
          </table:table-cell>
          <table:table-cell office:value-type="float" office:value="-94.1090433460745">
            <text:p>-94.1090433461</text:p>
          </table:table-cell>
          <table:table-cell office:value-type="float" office:value="0.720458671717893">
            <text:p>0.7204586717</text:p>
          </table:table-cell>
          <table:table-cell office:value-type="float" office:value="2.53314747228795">
            <text:p>2.5331474723</text:p>
          </table:table-cell>
          <table:table-cell office:value-type="float" office:value="67.1281">
            <text:p>67.1281</text:p>
          </table:table-cell>
          <table:table-cell office:value-type="float" office:value="-34.5">
            <text:p>-34.5</text:p>
          </table:table-cell>
          <table:table-cell office:value-type="float" office:value="3.2">
            <text:p>3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86826191184755">
            <text:p>0.2868261912</text:p>
          </table:table-cell>
          <table:table-cell office:value-type="float" office:value="0.297440118008269">
            <text:p>0.297440118</text:p>
          </table:table-cell>
          <table:table-cell office:value-type="float" office:value="-94.2392277898216">
            <text:p>-94.2392277898</text:p>
          </table:table-cell>
          <table:table-cell office:value-type="float" office:value="0.204256895867082">
            <text:p>0.2042568959</text:p>
          </table:table-cell>
          <table:table-cell office:value-type="float" office:value="11.7922793541171">
            <text:p>11.7922793541</text:p>
          </table:table-cell>
          <table:table-cell office:value-type="float" office:value="66.4212">
            <text:p>66.4212</text:p>
          </table:table-cell>
          <table:table-cell office:value-type="float" office:value="-33.1">
            <text:p>-33.1</text:p>
          </table:table-cell>
          <table:table-cell office:value-type="float" office:value="3.2">
            <text:p>3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91834638896538">
            <text:p>0.1918346389</text:p>
          </table:table-cell>
          <table:table-cell office:value-type="float" office:value="0.592177133867512">
            <text:p>0.5921771339</text:p>
          </table:table-cell>
          <table:table-cell office:value-type="float" office:value="-94.5679021689567">
            <text:p>-94.567902169</text:p>
          </table:table-cell>
          <table:table-cell office:value-type="float" office:value="0.124396613071591">
            <text:p>0.1243966131</text:p>
          </table:table-cell>
          <table:table-cell office:value-type="float" office:value="27.2568296160836">
            <text:p>27.2568296161</text:p>
          </table:table-cell>
          <table:table-cell office:value-type="float" office:value="63.1222">
            <text:p>63.1222</text:p>
          </table:table-cell>
          <table:table-cell office:value-type="float" office:value="-32.5">
            <text:p>-32.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97527901556446">
            <text:p>0.1975279016</text:p>
          </table:table-cell>
          <table:table-cell office:value-type="float" office:value="0.194658258055542">
            <text:p>0.1946582581</text:p>
          </table:table-cell>
          <table:table-cell office:value-type="float" office:value="-94.6128755667239">
            <text:p>-94.6128755667</text:p>
          </table:table-cell>
          <table:table-cell office:value-type="float" office:value="0.0640274537441071">
            <text:p>0.0640274537</text:p>
          </table:table-cell>
          <table:table-cell office:value-type="float" office:value="12.7814591831825">
            <text:p>12.7814591832</text:p>
          </table:table-cell>
          <table:table-cell office:value-type="float" office:value="61.6348">
            <text:p>61.6348</text:p>
          </table:table-cell>
          <table:table-cell office:value-type="float" office:value="-31.9">
            <text:p>-31.9</text:p>
          </table:table-cell>
          <table:table-cell office:value-type="float" office:value="2.9">
            <text:p>2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97527672606036">
            <text:p>0.1975276726</text:p>
          </table:table-cell>
          <table:table-cell office:value-type="float" office:value="0.194658258055542">
            <text:p>0.1946582581</text:p>
          </table:table-cell>
          <table:table-cell office:value-type="float" office:value="-94.6128755667239">
            <text:p>-94.6128755667</text:p>
          </table:table-cell>
          <table:table-cell office:value-type="float" office:value="0.0665545596333918">
            <text:p>0.0665545596</text:p>
          </table:table-cell>
          <table:table-cell office:value-type="float" office:value="6.38793800427283">
            <text:p>6.3879380043</text:p>
          </table:table-cell>
          <table:table-cell office:value-type="float" office:value="60.0753">
            <text:p>60.0753</text:p>
          </table:table-cell>
          <table:table-cell office:value-type="float" office:value="-31.8">
            <text:p>-31.8</text:p>
          </table:table-cell>
          <table:table-cell office:value-type="float" office:value="2.8">
            <text:p>2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97527672606036">
            <text:p>0.1975276726</text:p>
          </table:table-cell>
          <table:table-cell office:value-type="float" office:value="0.194658258055542">
            <text:p>0.1946582581</text:p>
          </table:table-cell>
          <table:table-cell office:value-type="float" office:value="-94.6128755667239">
            <text:p>-94.6128755667</text:p>
          </table:table-cell>
          <table:table-cell office:value-type="float" office:value="0.0665545596333918">
            <text:p>0.0665545596</text:p>
          </table:table-cell>
          <table:table-cell office:value-type="float" office:value="6.38793800427283">
            <text:p>6.3879380043</text:p>
          </table:table-cell>
          <table:table-cell office:value-type="float" office:value="60.0753">
            <text:p>60.0753</text:p>
          </table:table-cell>
          <table:table-cell office:value-type="float" office:value="-31.8">
            <text:p>-31.8</text:p>
          </table:table-cell>
          <table:table-cell office:value-type="float" office:value="2.8">
            <text:p>2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0860060600492633">
            <text:p>0.008600606</text:p>
          </table:table-cell>
          <table:table-cell office:value-type="float" office:value="0.0289895080689269">
            <text:p>0.0289895081</text:p>
          </table:table-cell>
          <table:table-cell office:value-type="float" office:value="-94.5682262201268">
            <text:p>-94.5682262201</text:p>
          </table:table-cell>
          <table:table-cell office:value-type="float" office:value="0.0456292172391234">
            <text:p>0.0456292172</text:p>
          </table:table-cell>
          <table:table-cell office:value-type="float" office:value="37.266469945262">
            <text:p>37.2664699453</text:p>
          </table:table-cell>
          <table:table-cell office:value-type="float" office:value="55.2329">
            <text:p>55.2329</text:p>
          </table:table-cell>
          <table:table-cell office:value-type="float" office:value="-31">
            <text:p>-31</text:p>
          </table:table-cell>
          <table:table-cell office:value-type="float" office:value="2.5">
            <text:p>2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0860060600492633">
            <text:p>0.008600606</text:p>
          </table:table-cell>
          <table:table-cell office:value-type="float" office:value="0.0289895080689269">
            <text:p>0.0289895081</text:p>
          </table:table-cell>
          <table:table-cell office:value-type="float" office:value="-94.5682262201268">
            <text:p>-94.5682262201</text:p>
          </table:table-cell>
          <table:table-cell office:value-type="float" office:value="0.0456292172391234">
            <text:p>0.0456292172</text:p>
          </table:table-cell>
          <table:table-cell office:value-type="float" office:value="37.266469945262">
            <text:p>37.2664699453</text:p>
          </table:table-cell>
          <table:table-cell office:value-type="float" office:value="55.2329">
            <text:p>55.2329</text:p>
          </table:table-cell>
          <table:table-cell office:value-type="float" office:value="-31">
            <text:p>-31</text:p>
          </table:table-cell>
          <table:table-cell office:value-type="float" office:value="2.5">
            <text:p>2.5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0.0234114659499406">
            <text:p>0.0234114659</text:p>
          </table:table-cell>
          <table:table-cell table:style-name="ce6" office:value-type="float" office:value="0.55150280656902">
            <text:p>0.5515028066</text:p>
          </table:table-cell>
          <table:table-cell table:style-name="ce6" office:value-type="float" office:value="-94.526538839138">
            <text:p>-94.5265388391</text:p>
          </table:table-cell>
          <table:table-cell table:style-name="ce6" office:value-type="float" office:value="0.0657448451825827">
            <text:p>0.0657448452</text:p>
          </table:table-cell>
          <table:table-cell table:style-name="ce6" office:value-type="float" office:value="11.8021927240021">
            <text:p>11.802192724</text:p>
          </table:table-cell>
          <table:table-cell table:style-name="ce8" office:value-type="float" office:value="51.769">
            <text:p>51.769</text:p>
          </table:table-cell>
          <table:table-cell table:style-name="ce8" office:value-type="float" office:value="-30.8">
            <text:p>-30.8</text:p>
          </table:table-cell>
          <table:table-cell table:style-name="ce8" office:value-type="float" office:value="2.3">
            <text:p>2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65311140300195">
            <text:p>0.096531114</text:p>
          </table:table-cell>
          <table:table-cell office:value-type="float" office:value="1.42720736162542">
            <text:p>1.4272073616</text:p>
          </table:table-cell>
          <table:table-cell office:value-type="float" office:value="-94.5209852883871">
            <text:p>-94.5209852884</text:p>
          </table:table-cell>
          <table:table-cell office:value-type="float" office:value="0.0656790118755069">
            <text:p>0.0656790119</text:p>
          </table:table-cell>
          <table:table-cell office:value-type="float" office:value="17.2930881007986">
            <text:p>17.2930881008</text:p>
          </table:table-cell>
          <table:table-cell office:value-type="float" office:value="51.742">
            <text:p>51.742</text:p>
          </table:table-cell>
          <table:table-cell office:value-type="float" office:value="-30.4">
            <text:p>-30.4</text:p>
          </table:table-cell>
          <table:table-cell office:value-type="float" office:value="2.3">
            <text:p>2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563633050125954">
            <text:p>0.056363305</text:p>
          </table:table-cell>
          <table:table-cell office:value-type="float" office:value="0.369126812878625">
            <text:p>0.3691268129</text:p>
          </table:table-cell>
          <table:table-cell office:value-type="float" office:value="-94.5784111103654">
            <text:p>-94.5784111104</text:p>
          </table:table-cell>
          <table:table-cell office:value-type="float" office:value="0.0650088517693001">
            <text:p>0.0650088518</text:p>
          </table:table-cell>
          <table:table-cell office:value-type="float" office:value="9.53746727400057">
            <text:p>9.537467274</text:p>
          </table:table-cell>
          <table:table-cell office:value-type="float" office:value="50.2069">
            <text:p>50.2069</text:p>
          </table:table-cell>
          <table:table-cell office:value-type="float" office:value="-29.8">
            <text:p>-29.8</text:p>
          </table:table-cell>
          <table:table-cell office:value-type="float" office:value="2.2">
            <text:p>2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83237815798997">
            <text:p>0.2832378158</text:p>
          </table:table-cell>
          <table:table-cell office:value-type="float" office:value="1.42554250545542">
            <text:p>1.4255425055</text:p>
          </table:table-cell>
          <table:table-cell office:value-type="float" office:value="-94.5784111103654">
            <text:p>-94.5784111104</text:p>
          </table:table-cell>
          <table:table-cell office:value-type="float" office:value="0.0305370896084587">
            <text:p>0.0305370896</text:p>
          </table:table-cell>
          <table:table-cell office:value-type="float" office:value="6.71326983135727">
            <text:p>6.7132698314</text:p>
          </table:table-cell>
          <table:table-cell office:value-type="float" office:value="48.4416">
            <text:p>48.4416</text:p>
          </table:table-cell>
          <table:table-cell office:value-type="float" office:value="-29.3">
            <text:p>-29.3</text:p>
          </table:table-cell>
          <table:table-cell office:value-type="float" office:value="2.1">
            <text:p>2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86418318196654">
            <text:p>0.2864183182</text:p>
          </table:table-cell>
          <table:table-cell office:value-type="float" office:value="1.42434699752636">
            <text:p>1.4243469975</text:p>
          </table:table-cell>
          <table:table-cell office:value-type="float" office:value="-94.5784111103654">
            <text:p>-94.5784111104</text:p>
          </table:table-cell>
          <table:table-cell office:value-type="float" office:value="0.0650088517693001">
            <text:p>0.0650088518</text:p>
          </table:table-cell>
          <table:table-cell office:value-type="float" office:value="34.9096966335621">
            <text:p>34.9096966336</text:p>
          </table:table-cell>
          <table:table-cell office:value-type="float" office:value="46.9624">
            <text:p>46.9624</text:p>
          </table:table-cell>
          <table:table-cell office:value-type="float" office:value="-28.2">
            <text:p>-28.2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11785941966089">
            <text:p>0.211785942</text:p>
          </table:table-cell>
          <table:table-cell office:value-type="float" office:value="0.809322312898883">
            <text:p>0.8093223129</text:p>
          </table:table-cell>
          <table:table-cell office:value-type="float" office:value="-94.5679021689567">
            <text:p>-94.567902169</text:p>
          </table:table-cell>
          <table:table-cell office:value-type="float" office:value="0.124396613071591">
            <text:p>0.1243966131</text:p>
          </table:table-cell>
          <table:table-cell office:value-type="float" office:value="33.4917474930018">
            <text:p>33.491747493</text:p>
          </table:table-cell>
          <table:table-cell office:value-type="float" office:value="45.6786">
            <text:p>45.6786</text:p>
          </table:table-cell>
          <table:table-cell office:value-type="float" office:value="-27.7">
            <text:p>-27.7</text:p>
          </table:table-cell>
          <table:table-cell office:value-type="float" office:value="1.9">
            <text:p>1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83237815798997">
            <text:p>0.2832378158</text:p>
          </table:table-cell>
          <table:table-cell office:value-type="float" office:value="1.42554250545542">
            <text:p>1.4255425055</text:p>
          </table:table-cell>
          <table:table-cell office:value-type="float" office:value="-94.5784111103654">
            <text:p>-94.5784111104</text:p>
          </table:table-cell>
          <table:table-cell office:value-type="float" office:value="0.0737717602677019">
            <text:p>0.0737717603</text:p>
          </table:table-cell>
          <table:table-cell office:value-type="float" office:value="6.71326983135727">
            <text:p>6.7132698314</text:p>
          </table:table-cell>
          <table:table-cell office:value-type="float" office:value="43.7329">
            <text:p>43.7329</text:p>
          </table:table-cell>
          <table:table-cell office:value-type="float" office:value="-27.1">
            <text:p>-27.1</text:p>
          </table:table-cell>
          <table:table-cell office:value-type="float" office:value="1.8">
            <text:p>1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891459924719996">
            <text:p>0.0891459925</text:p>
          </table:table-cell>
          <table:table-cell office:value-type="float" office:value="0.450202296454503">
            <text:p>0.4502022965</text:p>
          </table:table-cell>
          <table:table-cell office:value-type="float" office:value="-94.5854584587148">
            <text:p>-94.5854584587</text:p>
          </table:table-cell>
          <table:table-cell office:value-type="float" office:value="0.260703440811943">
            <text:p>0.2607034408</text:p>
          </table:table-cell>
          <table:table-cell office:value-type="float" office:value="10.4673963784528">
            <text:p>10.4673963785</text:p>
          </table:table-cell>
          <table:table-cell office:value-type="float" office:value="42.7399">
            <text:p>42.7399</text:p>
          </table:table-cell>
          <table:table-cell office:value-type="float" office:value="-25.2">
            <text:p>-25.2</text:p>
          </table:table-cell>
          <table:table-cell office:value-type="float" office:value="1.7">
            <text:p>1.7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0.388529079531146">
            <text:p>0.3885290795</text:p>
          </table:table-cell>
          <table:table-cell table:style-name="ce2" office:value-type="float" office:value="0.450202296454503">
            <text:p>0.4502022965</text:p>
          </table:table-cell>
          <table:table-cell table:style-name="ce2" office:value-type="float" office:value="-94.6979965646302">
            <text:p>-94.6979965646</text:p>
          </table:table-cell>
          <table:table-cell table:style-name="ce2" office:value-type="float" office:value="0.245657644799441">
            <text:p>0.2456576448</text:p>
          </table:table-cell>
          <table:table-cell table:style-name="ce2" office:value-type="float" office:value="9.98416357531338">
            <text:p>9.9841635753</text:p>
          </table:table-cell>
          <table:table-cell table:style-name="ce5" office:value-type="float" office:value="41.4597">
            <text:p>41.4597</text:p>
          </table:table-cell>
          <table:table-cell table:style-name="ce5" office:value-type="float" office:value="-25">
            <text:p>-25</text:p>
          </table:table-cell>
          <table:table-cell table:style-name="ce5" office:value-type="float" office:value="1.6">
            <text:p>1.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943889588575753">
            <text:p>0.9438895886</text:p>
          </table:table-cell>
          <table:table-cell office:value-type="float" office:value="0.53706369237414">
            <text:p>0.5370636924</text:p>
          </table:table-cell>
          <table:table-cell office:value-type="float" office:value="-94.7313546211997">
            <text:p>-94.7313546212</text:p>
          </table:table-cell>
          <table:table-cell office:value-type="float" office:value="0.0183894157014794">
            <text:p>0.0183894157</text:p>
          </table:table-cell>
          <table:table-cell office:value-type="float" office:value="23.9523575588442">
            <text:p>23.9523575588</text:p>
          </table:table-cell>
          <table:table-cell office:value-type="float" office:value="37.9201">
            <text:p>37.9201</text:p>
          </table:table-cell>
          <table:table-cell office:value-type="float" office:value="-24.8">
            <text:p>-24.8</text:p>
          </table:table-cell>
          <table:table-cell office:value-type="float" office:value="1.4">
            <text:p>1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224759980742">
            <text:p>0.4122475998</text:p>
          </table:table-cell>
          <table:table-cell office:value-type="float" office:value="0.598913939777325">
            <text:p>0.5989139398</text:p>
          </table:table-cell>
          <table:table-cell office:value-type="float" office:value="-94.7313546211997">
            <text:p>-94.7313546212</text:p>
          </table:table-cell>
          <table:table-cell office:value-type="float" office:value="0.0183894157014794">
            <text:p>0.0183894157</text:p>
          </table:table-cell>
          <table:table-cell office:value-type="float" office:value="30.1159196957195">
            <text:p>30.1159196957</text:p>
          </table:table-cell>
          <table:table-cell office:value-type="float" office:value="36.3714">
            <text:p>36.3714</text:p>
          </table:table-cell>
          <table:table-cell office:value-type="float" office:value="-24">
            <text:p>-24</text:p>
          </table:table-cell>
          <table:table-cell office:value-type="float" office:value="1.3">
            <text:p>1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67451834178744">
            <text:p>0.4674518342</text:p>
          </table:table-cell>
          <table:table-cell office:value-type="float" office:value="0.53706369237414">
            <text:p>0.5370636924</text:p>
          </table:table-cell>
          <table:table-cell office:value-type="float" office:value="-94.7313546211997">
            <text:p>-94.7313546212</text:p>
          </table:table-cell>
          <table:table-cell office:value-type="float" office:value="0.0183894157014794">
            <text:p>0.0183894157</text:p>
          </table:table-cell>
          <table:table-cell office:value-type="float" office:value="23.9523575588442">
            <text:p>23.9523575588</text:p>
          </table:table-cell>
          <table:table-cell office:value-type="float" office:value="36.3714">
            <text:p>36.3714</text:p>
          </table:table-cell>
          <table:table-cell office:value-type="float" office:value="-24">
            <text:p>-24</text:p>
          </table:table-cell>
          <table:table-cell office:value-type="float" office:value="1.3">
            <text:p>1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66830604897278">
            <text:p>0.4668306049</text:p>
          </table:table-cell>
          <table:table-cell office:value-type="float" office:value="0.0654773101171504">
            <text:p>0.0654773101</text:p>
          </table:table-cell>
          <table:table-cell office:value-type="float" office:value="-94.7137139089918">
            <text:p>-94.713713909</text:p>
          </table:table-cell>
          <table:table-cell office:value-type="float" office:value="0.110176783950035">
            <text:p>0.110176784</text:p>
          </table:table-cell>
          <table:table-cell office:value-type="float" office:value="9.47310975554907">
            <text:p>9.4731097555</text:p>
          </table:table-cell>
          <table:table-cell office:value-type="float" office:value="36.1939">
            <text:p>36.1939</text:p>
          </table:table-cell>
          <table:table-cell office:value-type="float" office:value="-22.7">
            <text:p>-22.7</text:p>
          </table:table-cell>
          <table:table-cell office:value-type="float" office:value="1.3">
            <text:p>1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909071642317966">
            <text:p>0.0909071642</text:p>
          </table:table-cell>
          <table:table-cell office:value-type="float" office:value="0.215251969228154">
            <text:p>0.2152519692</text:p>
          </table:table-cell>
          <table:table-cell office:value-type="float" office:value="-94.7933709493369">
            <text:p>-94.7933709493</text:p>
          </table:table-cell>
          <table:table-cell office:value-type="float" office:value="0.114122892981359">
            <text:p>0.114122893</text:p>
          </table:table-cell>
          <table:table-cell office:value-type="float" office:value="4.27506012196771">
            <text:p>4.275060122</text:p>
          </table:table-cell>
          <table:table-cell office:value-type="float" office:value="33.2471">
            <text:p>33.2471</text:p>
          </table:table-cell>
          <table:table-cell office:value-type="float" office:value="-22.3">
            <text:p>-22.3</text:p>
          </table:table-cell>
          <table:table-cell office:value-type="float" office:value="1.1">
            <text:p>1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9557410805844">
            <text:p>0.4195574108</text:p>
          </table:table-cell>
          <table:table-cell office:value-type="float" office:value="0.13410472839387">
            <text:p>0.1341047284</text:p>
          </table:table-cell>
          <table:table-cell office:value-type="float" office:value="-94.8574254725702">
            <text:p>-94.8574254726</text:p>
          </table:table-cell>
          <table:table-cell office:value-type="float" office:value="0.073540714158794">
            <text:p>0.0735407142</text:p>
          </table:table-cell>
          <table:table-cell office:value-type="float" office:value="2.44983165994173">
            <text:p>2.4498316599</text:p>
          </table:table-cell>
          <table:table-cell office:value-type="float" office:value="32.5839">
            <text:p>32.5839</text:p>
          </table:table-cell>
          <table:table-cell office:value-type="float" office:value="-21.5">
            <text:p>-21.5</text:p>
          </table:table-cell>
          <table:table-cell office:value-type="float" office:value="1.1">
            <text:p>1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72588297237114">
            <text:p>0.0725882972</text:p>
          </table:table-cell>
          <table:table-cell office:value-type="float" office:value="0.836839070850721">
            <text:p>0.8368390709</text:p>
          </table:table-cell>
          <table:table-cell office:value-type="float" office:value="-94.9239015544594">
            <text:p>-94.9239015545</text:p>
          </table:table-cell>
          <table:table-cell office:value-type="float" office:value="0.0175677645783095">
            <text:p>0.0175677646</text:p>
          </table:table-cell>
          <table:table-cell office:value-type="float" office:value="40.9644595743189">
            <text:p>40.9644595743</text:p>
          </table:table-cell>
          <table:table-cell office:value-type="float" office:value="31.1705">
            <text:p>31.1705</text:p>
          </table:table-cell>
          <table:table-cell office:value-type="float" office:value="-21.2">
            <text:p>-21.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49268255840836">
            <text:p>0.0449268256</text:p>
          </table:table-cell>
          <table:table-cell office:value-type="float" office:value="0.917081104029672">
            <text:p>0.917081104</text:p>
          </table:table-cell>
          <table:table-cell office:value-type="float" office:value="-94.8399181179116">
            <text:p>-94.8399181179</text:p>
          </table:table-cell>
          <table:table-cell office:value-type="float" office:value="0.00990722269124609">
            <text:p>0.0099072227</text:p>
          </table:table-cell>
          <table:table-cell office:value-type="float" office:value="36.7657379198536">
            <text:p>36.7657379199</text:p>
          </table:table-cell>
          <table:table-cell office:value-type="float" office:value="28.1232">
            <text:p>28.1232</text:p>
          </table:table-cell>
          <table:table-cell office:value-type="float" office:value="-20.6">
            <text:p>-20.6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943889588575753">
            <text:p>0.9438895886</text:p>
          </table:table-cell>
          <table:table-cell office:value-type="float" office:value="0.53706369237414">
            <text:p>0.5370636924</text:p>
          </table:table-cell>
          <table:table-cell office:value-type="float" office:value="-94.8784163727435">
            <text:p>-94.8784163727</text:p>
          </table:table-cell>
          <table:table-cell office:value-type="float" office:value="0.0123221735156442">
            <text:p>0.0123221735</text:p>
          </table:table-cell>
          <table:table-cell office:value-type="float" office:value="24.0377230793244">
            <text:p>24.0377230793</text:p>
          </table:table-cell>
          <table:table-cell office:value-type="float" office:value="27.8122">
            <text:p>27.8122</text:p>
          </table:table-cell>
          <table:table-cell office:value-type="float" office:value="-19.3">
            <text:p>-19.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962317037372712">
            <text:p>0.9623170374</text:p>
          </table:table-cell>
          <table:table-cell office:value-type="float" office:value="0.53706369237414">
            <text:p>0.5370636924</text:p>
          </table:table-cell>
          <table:table-cell office:value-type="float" office:value="-94.8799988132796">
            <text:p>-94.8799988133</text:p>
          </table:table-cell>
          <table:table-cell office:value-type="float" office:value="0.0123221735156442">
            <text:p>0.0123221735</text:p>
          </table:table-cell>
          <table:table-cell office:value-type="float" office:value="42.8242919967418">
            <text:p>42.8242919967</text:p>
          </table:table-cell>
          <table:table-cell office:value-type="float" office:value="27.8122">
            <text:p>27.8122</text:p>
          </table:table-cell>
          <table:table-cell office:value-type="float" office:value="-19.3">
            <text:p>-19.3</text:p>
          </table:table-cell>
          <table:table-cell office:value-type="float" office:value="0.8">
            <text:p>0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00189682060124">
            <text:p>0.1001896821</text:p>
          </table:table-cell>
          <table:table-cell office:value-type="float" office:value="1.1362246282459">
            <text:p>1.1362246282</text:p>
          </table:table-cell>
          <table:table-cell office:value-type="float" office:value="-94.7972198681551">
            <text:p>-94.7972198682</text:p>
          </table:table-cell>
          <table:table-cell table:style-name="ce3" office:value-type="float" office:value="0.00000013270983004101">
            <text:p>1.33E-007</text:p>
          </table:table-cell>
          <table:table-cell office:value-type="float" office:value="36.1375431362435">
            <text:p>36.1375431362</text:p>
          </table:table-cell>
          <table:table-cell office:value-type="float" office:value="26.274">
            <text:p>26.274</text:p>
          </table:table-cell>
          <table:table-cell office:value-type="float" office:value="-18.5">
            <text:p>-18.5</text:p>
          </table:table-cell>
          <table:table-cell office:value-type="float" office:value="0.7">
            <text:p>0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00668355621629">
            <text:p>0.1006683556</text:p>
          </table:table-cell>
          <table:table-cell office:value-type="float" office:value="1.14231585525161">
            <text:p>1.1423158553</text:p>
          </table:table-cell>
          <table:table-cell office:value-type="float" office:value="-94.7972198681551">
            <text:p>-94.7972198682</text:p>
          </table:table-cell>
          <table:table-cell table:style-name="ce3" office:value-type="float" office:value="0.00000013270983004101">
            <text:p>1.33E-007</text:p>
          </table:table-cell>
          <table:table-cell office:value-type="float" office:value="37.1232192246771">
            <text:p>37.1232192247</text:p>
          </table:table-cell>
          <table:table-cell office:value-type="float" office:value="26.274">
            <text:p>26.274</text:p>
          </table:table-cell>
          <table:table-cell office:value-type="float" office:value="-18.5">
            <text:p>-18.5</text:p>
          </table:table-cell>
          <table:table-cell office:value-type="float" office:value="0.7">
            <text:p>0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610926247177847">
            <text:p>0.0610926247</text:p>
          </table:table-cell>
          <table:table-cell office:value-type="float" office:value="0.210303689593696">
            <text:p>0.2103036896</text:p>
          </table:table-cell>
          <table:table-cell office:value-type="float" office:value="-94.8574254725702">
            <text:p>-94.8574254726</text:p>
          </table:table-cell>
          <table:table-cell office:value-type="float" office:value="0.157321575828853">
            <text:p>0.1573215758</text:p>
          </table:table-cell>
          <table:table-cell office:value-type="float" office:value="36.9762185115668">
            <text:p>36.9762185116</text:p>
          </table:table-cell>
          <table:table-cell office:value-type="float" office:value="23.5716">
            <text:p>23.5716</text:p>
          </table:table-cell>
          <table:table-cell office:value-type="float" office:value="-17.2">
            <text:p>-17.2</text:p>
          </table:table-cell>
          <table:table-cell office:value-type="float" office:value="0.5">
            <text:p>0.5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0.0610926247177847">
            <text:p>0.0610926247</text:p>
          </table:table-cell>
          <table:table-cell table:style-name="ce6" office:value-type="float" office:value="0.210303689593696">
            <text:p>0.2103036896</text:p>
          </table:table-cell>
          <table:table-cell table:style-name="ce6" office:value-type="float" office:value="-94.8574254725702">
            <text:p>-94.8574254726</text:p>
          </table:table-cell>
          <table:table-cell table:style-name="ce6" office:value-type="float" office:value="0.157321575828853">
            <text:p>0.1573215758</text:p>
          </table:table-cell>
          <table:table-cell table:style-name="ce6" office:value-type="float" office:value="36.4714263463069">
            <text:p>36.4714263463</text:p>
          </table:table-cell>
          <table:table-cell table:style-name="ce8" office:value-type="float" office:value="23.5716">
            <text:p>23.5716</text:p>
          </table:table-cell>
          <table:table-cell table:style-name="ce8" office:value-type="float" office:value="-17.2">
            <text:p>-17.2</text:p>
          </table:table-cell>
          <table:table-cell table:style-name="ce8" office:value-type="float" office:value="0.5">
            <text:p>0.5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0.0561163413799601">
            <text:p>0.0561163414</text:p>
          </table:table-cell>
          <table:table-cell table:style-name="ce6" office:value-type="float" office:value="0.210303689593696">
            <text:p>0.2103036896</text:p>
          </table:table-cell>
          <table:table-cell table:style-name="ce6" office:value-type="float" office:value="-94.8978763798641">
            <text:p>-94.8978763799</text:p>
          </table:table-cell>
          <table:table-cell table:style-name="ce6" office:value-type="float" office:value="0.157774737922304">
            <text:p>0.1577747379</text:p>
          </table:table-cell>
          <table:table-cell table:style-name="ce6" office:value-type="float" office:value="8.1051812474571">
            <text:p>8.1051812475</text:p>
          </table:table-cell>
          <table:table-cell table:style-name="ce8" office:value-type="float" office:value="21.9943">
            <text:p>21.9943</text:p>
          </table:table-cell>
          <table:table-cell table:style-name="ce8" office:value-type="float" office:value="-16.5">
            <text:p>-16.5</text:p>
          </table:table-cell>
          <table:table-cell table:style-name="ce8" office:value-type="float" office:value="0.4">
            <text:p>0.4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0.476053859520943">
            <text:p>0.4760538595</text:p>
          </table:table-cell>
          <table:table-cell table:style-name="ce6" office:value-type="float" office:value="0.210193060084135">
            <text:p>0.2101930601</text:p>
          </table:table-cell>
          <table:table-cell table:style-name="ce6" office:value-type="float" office:value="-94.8961955605708">
            <text:p>-94.8961955606</text:p>
          </table:table-cell>
          <table:table-cell table:style-name="ce6" office:value-type="float" office:value="0.158205249997616">
            <text:p>0.15820525</text:p>
          </table:table-cell>
          <table:table-cell table:style-name="ce6" office:value-type="float" office:value="3.50325932190952">
            <text:p>3.5032593219</text:p>
          </table:table-cell>
          <table:table-cell table:style-name="ce8" office:value-type="float" office:value="20.4224">
            <text:p>20.4224</text:p>
          </table:table-cell>
          <table:table-cell table:style-name="ce8" office:value-type="float" office:value="-15.9">
            <text:p>-15.9</text:p>
          </table:table-cell>
          <table:table-cell table:style-name="ce8" office:value-type="float" office:value="0.3">
            <text:p>0.3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0.342099921547485">
            <text:p>0.3420999215</text:p>
          </table:table-cell>
          <table:table-cell table:style-name="ce6" office:value-type="float" office:value="1.39054140959948">
            <text:p>1.3905414096</text:p>
          </table:table-cell>
          <table:table-cell table:style-name="ce6" office:value-type="float" office:value="-94.9074102072711">
            <text:p>-94.9074102073</text:p>
          </table:table-cell>
          <table:table-cell table:style-name="ce6" office:value-type="float" office:value="0.15768634057024">
            <text:p>0.1576863406</text:p>
          </table:table-cell>
          <table:table-cell table:style-name="ce6" office:value-type="float" office:value="5.05232013849669">
            <text:p>5.0523201385</text:p>
          </table:table-cell>
          <table:table-cell table:style-name="ce8" office:value-type="float" office:value="18.5124">
            <text:p>18.5124</text:p>
          </table:table-cell>
          <table:table-cell table:style-name="ce8" office:value-type="float" office:value="-15.5">
            <text:p>-15.5</text:p>
          </table:table-cell>
          <table:table-cell table:style-name="ce8" office:value-type="float" office:value="0.2">
            <text:p>0.2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0.197625592595451">
            <text:p>0.1976255926</text:p>
          </table:table-cell>
          <table:table-cell table:style-name="ce6" office:value-type="float" office:value="1.41586241465277">
            <text:p>1.4158624147</text:p>
          </table:table-cell>
          <table:table-cell table:style-name="ce6" office:value-type="float" office:value="-94.9876931021144">
            <text:p>-94.9876931021</text:p>
          </table:table-cell>
          <table:table-cell table:style-name="ce6" office:value-type="float" office:value="0.0805185844714021">
            <text:p>0.0805185845</text:p>
          </table:table-cell>
          <table:table-cell table:style-name="ce6" office:value-type="float" office:value="6.02287021045822">
            <text:p>6.0228702105</text:p>
          </table:table-cell>
          <table:table-cell table:style-name="ce8" office:value-type="float" office:value="17.2089">
            <text:p>17.2089</text:p>
          </table:table-cell>
          <table:table-cell table:style-name="ce8" office:value-type="float" office:value="-14.2">
            <text:p>-14.2</text:p>
          </table:table-cell>
          <table:table-cell table:style-name="ce8" office:value-type="float" office:value="0.1">
            <text:p>0.1</text:p>
          </table:table-cell>
          <table:table-cell table:number-columns-repeated="3"/>
        </table:table-row>
        <table:table-row table:style-name="ro2">
          <table:table-cell/>
          <table:table-cell table:style-name="ce6" office:value-type="float" office:value="0.197625592595451">
            <text:p>0.1976255926</text:p>
          </table:table-cell>
          <table:table-cell table:style-name="ce6" office:value-type="float" office:value="1.38950238900123">
            <text:p>1.389502389</text:p>
          </table:table-cell>
          <table:table-cell table:style-name="ce6" office:value-type="float" office:value="-94.9877831532036">
            <text:p>-94.9877831532</text:p>
          </table:table-cell>
          <table:table-cell table:style-name="ce6" office:value-type="float" office:value="0.0805185844714021">
            <text:p>0.0805185845</text:p>
          </table:table-cell>
          <table:table-cell table:style-name="ce6" office:value-type="float" office:value="33.9864708170339">
            <text:p>33.986470817</text:p>
          </table:table-cell>
          <table:table-cell table:style-name="ce8" office:value-type="float" office:value="17.086">
            <text:p>17.086</text:p>
          </table:table-cell>
          <table:table-cell table:style-name="ce8" office:value-type="float" office:value="-14">
            <text:p>-14</text:p>
          </table:table-cell>
          <table:table-cell table:style-name="ce8" office:value-type="float" office:value="0.1">
            <text:p>0.1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float" office:value="0.0512337975189962">
            <text:p>0.0512337975</text:p>
          </table:table-cell>
          <table:table-cell table:style-name="ce7" office:value-type="float" office:value="0.032606499122919">
            <text:p>0.0326064991</text:p>
          </table:table-cell>
          <table:table-cell table:style-name="ce7" office:value-type="float" office:value="-94.9918974897119">
            <text:p>-94.9918974897</text:p>
          </table:table-cell>
          <table:table-cell table:style-name="ce7" office:value-type="float" office:value="0.0737254019048887">
            <text:p>0.0737254019</text:p>
          </table:table-cell>
          <table:table-cell table:style-name="ce7" office:value-type="float" office:value="3.97299211770883">
            <text:p>3.9729921177</text:p>
          </table:table-cell>
          <table:table-cell table:style-name="ce9" office:value-type="float" office:value="16.6738">
            <text:p>16.6738</text:p>
          </table:table-cell>
          <table:table-cell table:style-name="ce9" office:value-type="float" office:value="-11.7">
            <text:p>-11.7</text:p>
          </table:table-cell>
          <table:table-cell table:style-name="ce9" office:value-type="float" office:value="0.1">
            <text:p>0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647735946644291">
            <text:p>0.0647735947</text:p>
          </table:table-cell>
          <table:table-cell office:value-type="float" office:value="0.135095058179958">
            <text:p>0.1350950582</text:p>
          </table:table-cell>
          <table:table-cell office:value-type="float" office:value="-94.9136842469917">
            <text:p>-94.913684247</text:p>
          </table:table-cell>
          <table:table-cell office:value-type="float" office:value="0.220083041389101">
            <text:p>0.2200830414</text:p>
          </table:table-cell>
          <table:table-cell office:value-type="float" office:value="3.40895162197841">
            <text:p>3.408951622</text:p>
          </table:table-cell>
          <table:table-cell office:value-type="float" office:value="16.6693">
            <text:p>16.6693</text:p>
          </table:table-cell>
          <table:table-cell office:value-type="float" office:value="-11.4">
            <text:p>-11.4</text:p>
          </table:table-cell>
          <table:table-cell office:value-type="float" office:value="0.1">
            <text:p>0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512337975189962">
            <text:p>0.0512337975</text:p>
          </table:table-cell>
          <table:table-cell office:value-type="float" office:value="0.173014720003724">
            <text:p>0.17301472</text:p>
          </table:table-cell>
          <table:table-cell office:value-type="float" office:value="-94.9995075028314">
            <text:p>-94.9995075028</text:p>
          </table:table-cell>
          <table:table-cell office:value-type="float" office:value="0.0737254019048887">
            <text:p>0.0737254019</text:p>
          </table:table-cell>
          <table:table-cell office:value-type="float" office:value="27.8701089662842">
            <text:p>27.8701089663</text:p>
          </table:table-cell>
          <table:table-cell office:value-type="float" office:value="15.1039">
            <text:p>15.1039</text:p>
          </table:table-cell>
          <table:table-cell office:value-type="float" office:value="-11">
            <text:p>-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01360294373332">
            <text:p>0.1013602944</text:p>
          </table:table-cell>
          <table:table-cell office:value-type="float" office:value="1.51246675758603">
            <text:p>1.5124667576</text:p>
          </table:table-cell>
          <table:table-cell office:value-type="float" office:value="-94.9984473650553">
            <text:p>-94.9984473651</text:p>
          </table:table-cell>
          <table:table-cell office:value-type="float" office:value="0.00682200109952933">
            <text:p>0.0068220011</text:p>
          </table:table-cell>
          <table:table-cell office:value-type="float" office:value="0.279871844659992">
            <text:p>0.2798718447</text:p>
          </table:table-cell>
          <table:table-cell office:value-type="float" office:value="15.0436">
            <text:p>15.0436</text:p>
          </table:table-cell>
          <table:table-cell office:value-type="float" office:value="-10.8">
            <text:p>-10.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4803346028613">
            <text:p>0.414803346</text:p>
          </table:table-cell>
          <table:table-cell office:value-type="float" office:value="0.0654691598555487">
            <text:p>0.0654691599</text:p>
          </table:table-cell>
          <table:table-cell office:value-type="float" office:value="-74.9546636762745">
            <text:p>-74.9546636763</text:p>
          </table:table-cell>
          <table:table-cell office:value-type="float" office:value="0.486738309180257">
            <text:p>0.4867383092</text:p>
          </table:table-cell>
          <table:table-cell office:value-type="float" office:value="7.24246638314854">
            <text:p>7.2424663831</text:p>
          </table:table-cell>
          <table:table-cell office:value-type="float" office:value="6.99388">
            <text:p>6.99388</text:p>
          </table:table-cell>
          <table:table-cell office:value-type="float" office:value="-8.3">
            <text:p>-8.3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4803346028613">
            <text:p>0.414803346</text:p>
          </table:table-cell>
          <table:table-cell table:style-name="ce3" office:value-type="float" office:value="0.0000530602894908694">
            <text:p>5.31E-005</text:p>
          </table:table-cell>
          <table:table-cell office:value-type="float" office:value="-76.3013073847649">
            <text:p>-76.3013073848</text:p>
          </table:table-cell>
          <table:table-cell office:value-type="float" office:value="0.545045361310429">
            <text:p>0.5450453613</text:p>
          </table:table-cell>
          <table:table-cell office:value-type="float" office:value="5.63418897734059">
            <text:p>5.6341889773</text:p>
          </table:table-cell>
          <table:table-cell office:value-type="float" office:value="9.00451">
            <text:p>9.00451</text:p>
          </table:table-cell>
          <table:table-cell office:value-type="float" office:value="-7.8">
            <text:p>-7.8</text:p>
          </table:table-cell>
          <table:table-cell office:value-type="float" office:value="7.2">
            <text:p>7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463777538301941">
            <text:p>0.0463777538</text:p>
          </table:table-cell>
          <table:table-cell office:value-type="float" office:value="0.18473321205042">
            <text:p>0.1847332121</text:p>
          </table:table-cell>
          <table:table-cell office:value-type="float" office:value="-76.8360913193927">
            <text:p>-76.8360913194</text:p>
          </table:table-cell>
          <table:table-cell office:value-type="float" office:value="0.357570089261404">
            <text:p>0.3575700893</text:p>
          </table:table-cell>
          <table:table-cell office:value-type="float" office:value="4.91077454689138">
            <text:p>4.9107745469</text:p>
          </table:table-cell>
          <table:table-cell office:value-type="float" office:value="13.3344">
            <text:p>13.3344</text:p>
          </table:table-cell>
          <table:table-cell office:value-type="float" office:value="-7.3">
            <text:p>-7.3</text:p>
          </table:table-cell>
          <table:table-cell office:value-type="float" office:value="6.5">
            <text:p>6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4803346028613">
            <text:p>0.414803346</text:p>
          </table:table-cell>
          <table:table-cell table:style-name="ce3" office:value-type="float" office:value="0.0000530602894908694">
            <text:p>5.31E-005</text:p>
          </table:table-cell>
          <table:table-cell office:value-type="float" office:value="-75.8819304351924">
            <text:p>-75.8819304352</text:p>
          </table:table-cell>
          <table:table-cell office:value-type="float" office:value="0.545045361310429">
            <text:p>0.5450453613</text:p>
          </table:table-cell>
          <table:table-cell office:value-type="float" office:value="5.63418897734059">
            <text:p>5.6341889773</text:p>
          </table:table-cell>
          <table:table-cell office:value-type="float" office:value="7.10575">
            <text:p>7.10575</text:p>
          </table:table-cell>
          <table:table-cell office:value-type="float" office:value="-7">
            <text:p>-7</text:p>
          </table:table-cell>
          <table:table-cell office:value-type="float" office:value="6.4">
            <text:p>6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366467120819735">
            <text:p>0.3664671208</text:p>
          </table:table-cell>
          <table:table-cell office:value-type="float" office:value="0.0654691598555487">
            <text:p>0.0654691599</text:p>
          </table:table-cell>
          <table:table-cell office:value-type="float" office:value="-73.2240643177784">
            <text:p>-73.2240643178</text:p>
          </table:table-cell>
          <table:table-cell office:value-type="float" office:value="0.486766188500661">
            <text:p>0.4867661885</text:p>
          </table:table-cell>
          <table:table-cell office:value-type="float" office:value="7.2263542274043">
            <text:p>7.2263542274</text:p>
          </table:table-cell>
          <table:table-cell office:value-type="float" office:value="5.41583">
            <text:p>5.41583</text:p>
          </table:table-cell>
          <table:table-cell office:value-type="float" office:value="-6.9">
            <text:p>-6.9</text:p>
          </table:table-cell>
          <table:table-cell office:value-type="float" office:value="6.7">
            <text:p>6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94286958710823">
            <text:p>0.1942869587</text:p>
          </table:table-cell>
          <table:table-cell office:value-type="float" office:value="0.0356572205742717">
            <text:p>0.0356572206</text:p>
          </table:table-cell>
          <table:table-cell office:value-type="float" office:value="-75.4158589813352">
            <text:p>-75.4158589813</text:p>
          </table:table-cell>
          <table:table-cell office:value-type="float" office:value="0.241393712798982">
            <text:p>0.2413937128</text:p>
          </table:table-cell>
          <table:table-cell office:value-type="float" office:value="7.24246638314854">
            <text:p>7.2424663831</text:p>
          </table:table-cell>
          <table:table-cell office:value-type="float" office:value="6.5646">
            <text:p>6.5646</text:p>
          </table:table-cell>
          <table:table-cell office:value-type="float" office:value="-6.7">
            <text:p>-6.7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646481414629998">
            <text:p>0.0646481415</text:p>
          </table:table-cell>
          <table:table-cell office:value-type="float" office:value="0.18473321205042">
            <text:p>0.1847332121</text:p>
          </table:table-cell>
          <table:table-cell office:value-type="float" office:value="-76.8360913193927">
            <text:p>-76.8360913194</text:p>
          </table:table-cell>
          <table:table-cell office:value-type="float" office:value="0.231250576592241">
            <text:p>0.2312505766</text:p>
          </table:table-cell>
          <table:table-cell office:value-type="float" office:value="4.7483308808023">
            <text:p>4.7483308808</text:p>
          </table:table-cell>
          <table:table-cell office:value-type="float" office:value="9.31161">
            <text:p>9.31161</text:p>
          </table:table-cell>
          <table:table-cell office:value-type="float" office:value="-6.2">
            <text:p>-6.2</text:p>
          </table:table-cell>
          <table:table-cell office:value-type="float" office:value="5.5">
            <text:p>5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0717880896346686">
            <text:p>0.0717880896</text:p>
          </table:table-cell>
          <table:table-cell office:value-type="float" office:value="0.457111200719096">
            <text:p>0.4571112007</text:p>
          </table:table-cell>
          <table:table-cell office:value-type="float" office:value="-74.2086480080436">
            <text:p>-74.208648008</text:p>
          </table:table-cell>
          <table:table-cell office:value-type="float" office:value="0.279489221560137">
            <text:p>0.2794892216</text:p>
          </table:table-cell>
          <table:table-cell office:value-type="float" office:value="5.77169236760078">
            <text:p>5.7716923676</text:p>
          </table:table-cell>
          <table:table-cell office:value-type="float" office:value="7.60333">
            <text:p>7.60333</text:p>
          </table:table-cell>
          <table:table-cell office:value-type="float" office:value="-5.5">
            <text:p>-5.5</text:p>
          </table:table-cell>
          <table:table-cell office:value-type="float" office:value="5.4">
            <text:p>5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4195310786879">
            <text:p>0.4141953108</text:p>
          </table:table-cell>
          <table:table-cell office:value-type="float" office:value="0.323831302110513">
            <text:p>0.3238313021</text:p>
          </table:table-cell>
          <table:table-cell office:value-type="float" office:value="-75.7926491950006">
            <text:p>-75.792649195</text:p>
          </table:table-cell>
          <table:table-cell office:value-type="float" office:value="0.1501890870677">
            <text:p>0.1501890871</text:p>
          </table:table-cell>
          <table:table-cell office:value-type="float" office:value="5.88803526308923">
            <text:p>5.8880352631</text:p>
          </table:table-cell>
          <table:table-cell office:value-type="float" office:value="5.45839">
            <text:p>5.45839</text:p>
          </table:table-cell>
          <table:table-cell office:value-type="float" office:value="-5">
            <text:p>-5</text:p>
          </table:table-cell>
          <table:table-cell office:value-type="float" office:value="4.5">
            <text:p>4.5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749049266777177">
            <text:p>0.7490492668</text:p>
          </table:table-cell>
          <table:table-cell office:value-type="float" office:value="0.540147210066698">
            <text:p>0.5401472101</text:p>
          </table:table-cell>
          <table:table-cell office:value-type="float" office:value="-74.2086480080436">
            <text:p>-74.208648008</text:p>
          </table:table-cell>
          <table:table-cell office:value-type="float" office:value="0.352070744576006">
            <text:p>0.3520707446</text:p>
          </table:table-cell>
          <table:table-cell office:value-type="float" office:value="5.77169236760078">
            <text:p>5.7716923676</text:p>
          </table:table-cell>
          <table:table-cell office:value-type="float" office:value="3.08616">
            <text:p>3.08616</text:p>
          </table:table-cell>
          <table:table-cell office:value-type="float" office:value="-4.9">
            <text:p>-4.9</text:p>
          </table:table-cell>
          <table:table-cell office:value-type="float" office:value="4.6">
            <text:p>4.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145851307830758">
            <text:p>0.1458513078</text:p>
          </table:table-cell>
          <table:table-cell office:value-type="float" office:value="0.230430971990313">
            <text:p>0.230430972</text:p>
          </table:table-cell>
          <table:table-cell office:value-type="float" office:value="-74.0394619579738">
            <text:p>-74.039461958</text:p>
          </table:table-cell>
          <table:table-cell office:value-type="float" office:value="0.129391852799053">
            <text:p>0.1293918528</text:p>
          </table:table-cell>
          <table:table-cell office:value-type="float" office:value="4.15142659202711">
            <text:p>4.151426592</text:p>
          </table:table-cell>
          <table:table-cell office:value-type="float" office:value="-3.61624">
            <text:p>-3.61624</text:p>
          </table:table-cell>
          <table:table-cell office:value-type="float" office:value="-4.6">
            <text:p>-4.6</text:p>
          </table:table-cell>
          <table:table-cell office:value-type="float" office:value="4.3">
            <text:p>4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4803346028613">
            <text:p>0.414803346</text:p>
          </table:table-cell>
          <table:table-cell office:value-type="float" office:value="0.0654691598555487">
            <text:p>0.0654691599</text:p>
          </table:table-cell>
          <table:table-cell office:value-type="float" office:value="-74.9546636762745">
            <text:p>-74.9546636763</text:p>
          </table:table-cell>
          <table:table-cell office:value-type="float" office:value="0.0517796352980884">
            <text:p>0.0517796353</text:p>
          </table:table-cell>
          <table:table-cell office:value-type="float" office:value="7.24246638314854">
            <text:p>7.2424663831</text:p>
          </table:table-cell>
          <table:table-cell office:value-type="float" office:value="11.0056">
            <text:p>11.0056</text:p>
          </table:table-cell>
          <table:table-cell office:value-type="float" office:value="-4.3">
            <text:p>-4.3</text:p>
          </table:table-cell>
          <table:table-cell office:value-type="float" office:value="3.9">
            <text:p>3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737370516973124">
            <text:p>0.737370517</text:p>
          </table:table-cell>
          <table:table-cell office:value-type="float" office:value="0.902725190703029">
            <text:p>0.9027251907</text:p>
          </table:table-cell>
          <table:table-cell office:value-type="float" office:value="-74.21841526796">
            <text:p>-74.218415268</text:p>
          </table:table-cell>
          <table:table-cell office:value-type="float" office:value="0.278840684203695">
            <text:p>0.2788406842</text:p>
          </table:table-cell>
          <table:table-cell office:value-type="float" office:value="5.72810886008118">
            <text:p>5.7281088601</text:p>
          </table:table-cell>
          <table:table-cell office:value-type="float" office:value="-1.71495">
            <text:p>-1.71495</text:p>
          </table:table-cell>
          <table:table-cell office:value-type="float" office:value="-4">
            <text:p>-4</text:p>
          </table:table-cell>
          <table:table-cell office:value-type="float" office:value="3.8">
            <text:p>3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732758845460974">
            <text:p>0.7327588455</text:p>
          </table:table-cell>
          <table:table-cell office:value-type="float" office:value="0.902725190703029">
            <text:p>0.9027251907</text:p>
          </table:table-cell>
          <table:table-cell office:value-type="float" office:value="-72.8520343753975">
            <text:p>-72.8520343754</text:p>
          </table:table-cell>
          <table:table-cell office:value-type="float" office:value="0.325077493944767">
            <text:p>0.3250774939</text:p>
          </table:table-cell>
          <table:table-cell office:value-type="float" office:value="2.22580181817187">
            <text:p>2.2258018182</text:p>
          </table:table-cell>
          <table:table-cell office:value-type="float" office:value="-6.70768">
            <text:p>-6.70768</text:p>
          </table:table-cell>
          <table:table-cell office:value-type="float" office:value="-3.8">
            <text:p>-3.8</text:p>
          </table:table-cell>
          <table:table-cell office:value-type="float" office:value="3.7">
            <text:p>3.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6591239747095">
            <text:p>0.4165912397</text:p>
          </table:table-cell>
          <table:table-cell office:value-type="float" office:value="2.42296759810522">
            <text:p>2.4229675981</text:p>
          </table:table-cell>
          <table:table-cell office:value-type="float" office:value="-70.6035217029559">
            <text:p>-70.603521703</text:p>
          </table:table-cell>
          <table:table-cell office:value-type="float" office:value="0.0736483834210679">
            <text:p>0.0736483834</text:p>
          </table:table-cell>
          <table:table-cell office:value-type="float" office:value="2.68398985872888">
            <text:p>2.6839898587</text:p>
          </table:table-cell>
          <table:table-cell office:value-type="float" office:value="-17.7783">
            <text:p>-17.7783</text:p>
          </table:table-cell>
          <table:table-cell office:value-type="float" office:value="-3.4">
            <text:p>-3.4</text:p>
          </table:table-cell>
          <table:table-cell office:value-type="float" office:value="3.3">
            <text:p>3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416591239747095">
            <text:p>0.4165912397</text:p>
          </table:table-cell>
          <table:table-cell office:value-type="float" office:value="2.42296759810522">
            <text:p>2.4229675981</text:p>
          </table:table-cell>
          <table:table-cell office:value-type="float" office:value="-70.6035217029559">
            <text:p>-70.603521703</text:p>
          </table:table-cell>
          <table:table-cell office:value-type="float" office:value="0.0736483834210679">
            <text:p>0.0736483834</text:p>
          </table:table-cell>
          <table:table-cell office:value-type="float" office:value="2.68398985872888">
            <text:p>2.6839898587</text:p>
          </table:table-cell>
          <table:table-cell office:value-type="float" office:value="-17.7783">
            <text:p>-17.7783</text:p>
          </table:table-cell>
          <table:table-cell office:value-type="float" office:value="-3.4">
            <text:p>-3.4</text:p>
          </table:table-cell>
          <table:table-cell office:value-type="float" office:value="3.3">
            <text:p>3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510772092482463">
            <text:p>0.5107720925</text:p>
          </table:table-cell>
          <table:table-cell office:value-type="float" office:value="1.14006194596648">
            <text:p>1.140061946</text:p>
          </table:table-cell>
          <table:table-cell office:value-type="float" office:value="-73.4007005574521">
            <text:p>-73.4007005575</text:p>
          </table:table-cell>
          <table:table-cell office:value-type="float" office:value="0.0954223373237825">
            <text:p>0.0954223373</text:p>
          </table:table-cell>
          <table:table-cell office:value-type="float" office:value="8.80820466707678">
            <text:p>8.8082046671</text:p>
          </table:table-cell>
          <table:table-cell office:value-type="float" office:value="0.059094">
            <text:p>0.059094</text:p>
          </table:table-cell>
          <table:table-cell office:value-type="float" office:value="-3.3">
            <text:p>-3.3</text:p>
          </table:table-cell>
          <table:table-cell office:value-type="float" office:value="3.1">
            <text:p>3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740768754831479">
            <text:p>0.7407687548</text:p>
          </table:table-cell>
          <table:table-cell office:value-type="float" office:value="0.536745993514381">
            <text:p>0.5367459935</text:p>
          </table:table-cell>
          <table:table-cell office:value-type="float" office:value="-72.9898810214836">
            <text:p>-72.9898810215</text:p>
          </table:table-cell>
          <table:table-cell office:value-type="float" office:value="0.325077493944767">
            <text:p>0.3250774939</text:p>
          </table:table-cell>
          <table:table-cell office:value-type="float" office:value="2.77804748921976">
            <text:p>2.7780474892</text:p>
          </table:table-cell>
          <table:table-cell office:value-type="float" office:value="-3.44462">
            <text:p>-3.44462</text:p>
          </table:table-cell>
          <table:table-cell office:value-type="float" office:value="-2.7">
            <text:p>-2.7</text:p>
          </table:table-cell>
          <table:table-cell office:value-type="float" office:value="2.6">
            <text:p>2.6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393479561894864">
            <text:p>0.3934795619</text:p>
          </table:table-cell>
          <table:table-cell office:value-type="float" office:value="0.0386210226624172">
            <text:p>0.0386210227</text:p>
          </table:table-cell>
          <table:table-cell office:value-type="float" office:value="-73.3296963457372">
            <text:p>-73.3296963457</text:p>
          </table:table-cell>
          <table:table-cell office:value-type="float" office:value="0.0318859830590987">
            <text:p>0.0318859831</text:p>
          </table:table-cell>
          <table:table-cell office:value-type="float" office:value="0.271800637738255">
            <text:p>0.2718006377</text:p>
          </table:table-cell>
          <table:table-cell office:value-type="float" office:value="-5.46108">
            <text:p>-5.46108</text:p>
          </table:table-cell>
          <table:table-cell office:value-type="float" office:value="-2.2">
            <text:p>-2.2</text:p>
          </table:table-cell>
          <table:table-cell office:value-type="float" office:value="2.1">
            <text:p>2.1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376916694323902">
            <text:p>0.3769166943</text:p>
          </table:table-cell>
          <table:table-cell office:value-type="float" office:value="2.67578197133427">
            <text:p>2.6757819713</text:p>
          </table:table-cell>
          <table:table-cell office:value-type="float" office:value="-70.2365304712209">
            <text:p>-70.2365304712</text:p>
          </table:table-cell>
          <table:table-cell office:value-type="float" office:value="0.051425159457462">
            <text:p>0.0514251595</text:p>
          </table:table-cell>
          <table:table-cell office:value-type="float" office:value="3.30385345778352">
            <text:p>3.3038534578</text:p>
          </table:table-cell>
          <table:table-cell office:value-type="float" office:value="-11.0342">
            <text:p>-11.0342</text:p>
          </table:table-cell>
          <table:table-cell office:value-type="float" office:value="-1.5">
            <text:p>-1.5</text:p>
          </table:table-cell>
          <table:table-cell office:value-type="float" office:value="1.4">
            <text:p>1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366889089479065">
            <text:p>0.3668890895</text:p>
          </table:table-cell>
          <table:table-cell office:value-type="float" office:value="2.76647445006371">
            <text:p>2.7664744501</text:p>
          </table:table-cell>
          <table:table-cell office:value-type="float" office:value="-70.3381735779647">
            <text:p>-70.338173578</text:p>
          </table:table-cell>
          <table:table-cell office:value-type="float" office:value="0.0465293636478597">
            <text:p>0.0465293636</text:p>
          </table:table-cell>
          <table:table-cell office:value-type="float" office:value="0.296136560760317">
            <text:p>0.2961365608</text:p>
          </table:table-cell>
          <table:table-cell office:value-type="float" office:value="-8.43198">
            <text:p>-8.43198</text:p>
          </table:table-cell>
          <table:table-cell office:value-type="float" office:value="-1.3">
            <text:p>-1.3</text:p>
          </table:table-cell>
          <table:table-cell office:value-type="float" office:value="1.3">
            <text:p>1.3</text:p>
          </table:table-cell>
          <table:table-cell table:number-columns-repeated="3"/>
        </table:table-row>
        <table:table-row table:style-name="ro2" table:number-rows-repeated="104847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nsga-ii 75" table:style-name="ta1">
        <table:table-column table:style-name="co1" table:default-cell-style-name="Default"/>
        <table:table-column table:style-name="co8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ce4"/>
        <table:table-column table:style-name="co4" table:default-cell-style-name="ce4"/>
        <table:table-row table:style-name="ro1">
          <table:table-cell/>
          <table:table-cell table:style-name="ce1" office:value-type="string">
            <text:p>min_delay</text:p>
          </table:table-cell>
          <table:table-cell table:style-name="ce1" office:value-type="string">
            <text:p>max_delay</text:p>
          </table:table-cell>
          <table:table-cell table:style-name="ce1" office:value-type="string">
            <text:p>borders_threshold</text:p>
          </table:table-cell>
          <table:table-cell table:style-name="ce1" office:value-type="string">
            <text:p>margin_forwarding</text:p>
          </table:table-cell>
          <table:table-cell table:style-name="ce1" office:value-type="string">
            <text:p>neighbors_threshold</text:p>
          </table:table-cell>
          <table:table-cell table:style-name="ce1" office:value-type="string">
            <text:p>energy</text:p>
          </table:table-cell>
          <table:table-cell table:style-name="ce1" office:value-type="string">
            <text:p>coverage</text:p>
          </table:table-cell>
          <table:table-cell table:style-name="ce1" office:value-type="string">
            <text:p>nforwardings</text:p>
          </table:table-cell>
        </table:table-row>
        <table:table-row table:style-name="ro2">
          <table:table-cell/>
          <table:table-cell office:value-type="float" office:value="0.0833410899706733">
            <text:p>0.08334109</text:p>
          </table:table-cell>
          <table:table-cell office:value-type="float" office:value="0.501221092339387">
            <text:p>0.5012210923</text:p>
          </table:table-cell>
          <table:table-cell office:value-type="float" office:value="-91.836447863693">
            <text:p>-91.8364478637</text:p>
          </table:table-cell>
          <table:table-cell office:value-type="float" office:value="0.675986995285893">
            <text:p>0.6759869953</text:p>
          </table:table-cell>
          <table:table-cell office:value-type="float" office:value="18.9495026135347">
            <text:p>18.9495026135</text:p>
          </table:table-cell>
          <table:table-cell office:value-type="float" office:value="178.492">
            <text:p>178.492</text:p>
          </table:table-cell>
          <table:table-cell office:value-type="float" office:value="-74">
            <text:p>-74</text:p>
          </table:table-cell>
          <table:table-cell office:value-type="float" office:value="10.2">
            <text:p>10.2</text:p>
          </table:table-cell>
        </table:table-row>
        <table:table-row table:style-name="ro2">
          <table:table-cell/>
          <table:table-cell office:value-type="float" office:value="0.0833410899706733">
            <text:p>0.08334109</text:p>
          </table:table-cell>
          <table:table-cell office:value-type="float" office:value="0.501338948494584">
            <text:p>0.5013389485</text:p>
          </table:table-cell>
          <table:table-cell office:value-type="float" office:value="-92.0077702434127">
            <text:p>-92.0077702434</text:p>
          </table:table-cell>
          <table:table-cell office:value-type="float" office:value="0.681497819069323">
            <text:p>0.6814978191</text:p>
          </table:table-cell>
          <table:table-cell office:value-type="float" office:value="20.4393632350054">
            <text:p>20.439363235</text:p>
          </table:table-cell>
          <table:table-cell office:value-type="float" office:value="174.816">
            <text:p>174.816</text:p>
          </table:table-cell>
          <table:table-cell office:value-type="float" office:value="-73.8">
            <text:p>-73.8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office:value-type="float" office:value="0.0815393012837533">
            <text:p>0.0815393013</text:p>
          </table:table-cell>
          <table:table-cell office:value-type="float" office:value="0.493080624588549">
            <text:p>0.4930806246</text:p>
          </table:table-cell>
          <table:table-cell office:value-type="float" office:value="-92.7238068232792">
            <text:p>-92.7238068233</text:p>
          </table:table-cell>
          <table:table-cell office:value-type="float" office:value="2.7446136201201">
            <text:p>2.7446136201</text:p>
          </table:table-cell>
          <table:table-cell office:value-type="float" office:value="11.7069391296905">
            <text:p>11.7069391297</text:p>
          </table:table-cell>
          <table:table-cell office:value-type="float" office:value="157.002">
            <text:p>157.002</text:p>
          </table:table-cell>
          <table:table-cell office:value-type="float" office:value="-73.7">
            <text:p>-73.7</text:p>
          </table:table-cell>
          <table:table-cell office:value-type="float" office:value="8.8">
            <text:p>8.8</text:p>
          </table:table-cell>
        </table:table-row>
        <table:table-row table:style-name="ro2">
          <table:table-cell/>
          <table:table-cell office:value-type="float" office:value="0.0814153227690126">
            <text:p>0.0814153228</text:p>
          </table:table-cell>
          <table:table-cell office:value-type="float" office:value="0.493080624588549">
            <text:p>0.4930806246</text:p>
          </table:table-cell>
          <table:table-cell office:value-type="float" office:value="-92.7238068232792">
            <text:p>-92.7238068233</text:p>
          </table:table-cell>
          <table:table-cell office:value-type="float" office:value="2.82857589938772">
            <text:p>2.8285758994</text:p>
          </table:table-cell>
          <table:table-cell office:value-type="float" office:value="11.4895638312117">
            <text:p>11.4895638312</text:p>
          </table:table-cell>
          <table:table-cell office:value-type="float" office:value="152.196">
            <text:p>152.196</text:p>
          </table:table-cell>
          <table:table-cell office:value-type="float" office:value="-73.2">
            <text:p>-73.2</text:p>
          </table:table-cell>
          <table:table-cell office:value-type="float" office:value="8.5">
            <text:p>8.5</text:p>
          </table:table-cell>
        </table:table-row>
        <table:table-row table:style-name="ro2">
          <table:table-cell/>
          <table:table-cell office:value-type="float" office:value="0.0814153227690126">
            <text:p>0.0814153228</text:p>
          </table:table-cell>
          <table:table-cell office:value-type="float" office:value="0.493080624588549">
            <text:p>0.4930806246</text:p>
          </table:table-cell>
          <table:table-cell office:value-type="float" office:value="-92.7238068232792">
            <text:p>-92.7238068233</text:p>
          </table:table-cell>
          <table:table-cell office:value-type="float" office:value="2.82857589938772">
            <text:p>2.8285758994</text:p>
          </table:table-cell>
          <table:table-cell office:value-type="float" office:value="11.4691759192178">
            <text:p>11.4691759192</text:p>
          </table:table-cell>
          <table:table-cell office:value-type="float" office:value="152.196">
            <text:p>152.196</text:p>
          </table:table-cell>
          <table:table-cell office:value-type="float" office:value="-73.2">
            <text:p>-73.2</text:p>
          </table:table-cell>
          <table:table-cell office:value-type="float" office:value="8.5">
            <text:p>8.5</text:p>
          </table:table-cell>
        </table:table-row>
        <table:table-row table:style-name="ro2">
          <table:table-cell/>
          <table:table-cell office:value-type="float" office:value="0.247698671316477">
            <text:p>0.2476986713</text:p>
          </table:table-cell>
          <table:table-cell office:value-type="float" office:value="0.689781520346422">
            <text:p>0.6897815203</text:p>
          </table:table-cell>
          <table:table-cell office:value-type="float" office:value="-92.6732196772325">
            <text:p>-92.6732196772</text:p>
          </table:table-cell>
          <table:table-cell office:value-type="float" office:value="2.30824208092481">
            <text:p>2.3082420809</text:p>
          </table:table-cell>
          <table:table-cell office:value-type="float" office:value="7.59816198144481">
            <text:p>7.5981619814</text:p>
          </table:table-cell>
          <table:table-cell office:value-type="float" office:value="147.389">
            <text:p>147.389</text:p>
          </table:table-cell>
          <table:table-cell office:value-type="float" office:value="-72.7">
            <text:p>-72.7</text:p>
          </table:table-cell>
          <table:table-cell office:value-type="float" office:value="8.2">
            <text:p>8.2</text:p>
          </table:table-cell>
        </table:table-row>
        <table:table-row table:style-name="ro2">
          <table:table-cell/>
          <table:table-cell office:value-type="float" office:value="0.0847242080964671">
            <text:p>0.0847242081</text:p>
          </table:table-cell>
          <table:table-cell office:value-type="float" office:value="0.689132985428298">
            <text:p>0.6891329854</text:p>
          </table:table-cell>
          <table:table-cell office:value-type="float" office:value="-92.7005177311769">
            <text:p>-92.7005177312</text:p>
          </table:table-cell>
          <table:table-cell office:value-type="float" office:value="0.12482222042172">
            <text:p>0.1248222204</text:p>
          </table:table-cell>
          <table:table-cell office:value-type="float" office:value="26.6794575285319">
            <text:p>26.6794575285</text:p>
          </table:table-cell>
          <table:table-cell office:value-type="float" office:value="146.16">
            <text:p>146.16</text:p>
          </table:table-cell>
          <table:table-cell office:value-type="float" office:value="-71.7">
            <text:p>-71.7</text:p>
          </table:table-cell>
          <table:table-cell office:value-type="float" office:value="8.3">
            <text:p>8.3</text:p>
          </table:table-cell>
        </table:table-row>
        <table:table-row table:style-name="ro2">
          <table:table-cell/>
          <table:table-cell office:value-type="float" office:value="0.0181819277944005">
            <text:p>0.0181819278</text:p>
          </table:table-cell>
          <table:table-cell office:value-type="float" office:value="1.00217532318929">
            <text:p>1.0021753232</text:p>
          </table:table-cell>
          <table:table-cell office:value-type="float" office:value="-92.6956908363471">
            <text:p>-92.6956908363</text:p>
          </table:table-cell>
          <table:table-cell office:value-type="float" office:value="2.74067855972131">
            <text:p>2.7406785597</text:p>
          </table:table-cell>
          <table:table-cell office:value-type="float" office:value="26.5295090642299">
            <text:p>26.5295090642</text:p>
          </table:table-cell>
          <table:table-cell office:value-type="float" office:value="142.583">
            <text:p>142.583</text:p>
          </table:table-cell>
          <table:table-cell office:value-type="float" office:value="-71.6">
            <text:p>-71.6</text:p>
          </table:table-cell>
          <table:table-cell office:value-type="float" office:value="7.9">
            <text:p>7.9</text:p>
          </table:table-cell>
        </table:table-row>
        <table:table-row table:style-name="ro2">
          <table:table-cell/>
          <table:table-cell office:value-type="float" office:value="0.0181819277944005">
            <text:p>0.0181819278</text:p>
          </table:table-cell>
          <table:table-cell office:value-type="float" office:value="1.00217532318929">
            <text:p>1.0021753232</text:p>
          </table:table-cell>
          <table:table-cell office:value-type="float" office:value="-92.6956908363471">
            <text:p>-92.6956908363</text:p>
          </table:table-cell>
          <table:table-cell office:value-type="float" office:value="2.74067855972131">
            <text:p>2.7406785597</text:p>
          </table:table-cell>
          <table:table-cell office:value-type="float" office:value="26.5295090642299">
            <text:p>26.5295090642</text:p>
          </table:table-cell>
          <table:table-cell office:value-type="float" office:value="142.583">
            <text:p>142.583</text:p>
          </table:table-cell>
          <table:table-cell office:value-type="float" office:value="-71.6">
            <text:p>-71.6</text:p>
          </table:table-cell>
          <table:table-cell office:value-type="float" office:value="7.9">
            <text:p>7.9</text:p>
          </table:table-cell>
        </table:table-row>
        <table:table-row table:style-name="ro2">
          <table:table-cell/>
          <table:table-cell office:value-type="float" office:value="0.0814874284957066">
            <text:p>0.0814874285</text:p>
          </table:table-cell>
          <table:table-cell office:value-type="float" office:value="0.536323087464808">
            <text:p>0.5363230875</text:p>
          </table:table-cell>
          <table:table-cell office:value-type="float" office:value="-92.7238068232792">
            <text:p>-92.7238068233</text:p>
          </table:table-cell>
          <table:table-cell office:value-type="float" office:value="2.81563716350386">
            <text:p>2.8156371635</text:p>
          </table:table-cell>
          <table:table-cell office:value-type="float" office:value="14.7300588482802">
            <text:p>14.7300588483</text:p>
          </table:table-cell>
          <table:table-cell office:value-type="float" office:value="134.573">
            <text:p>134.573</text:p>
          </table:table-cell>
          <table:table-cell office:value-type="float" office:value="-70.5">
            <text:p>-70.5</text:p>
          </table:table-cell>
          <table:table-cell office:value-type="float" office:value="7.4">
            <text:p>7.4</text:p>
          </table:table-cell>
        </table:table-row>
        <table:table-row table:style-name="ro2">
          <table:table-cell/>
          <table:table-cell office:value-type="float" office:value="0.0953611917783248">
            <text:p>0.0953611918</text:p>
          </table:table-cell>
          <table:table-cell office:value-type="float" office:value="1.06218398397486">
            <text:p>1.062183984</text:p>
          </table:table-cell>
          <table:table-cell office:value-type="float" office:value="-93.3103319487091">
            <text:p>-93.3103319487</text:p>
          </table:table-cell>
          <table:table-cell office:value-type="float" office:value="0.298958722742001">
            <text:p>0.2989587227</text:p>
          </table:table-cell>
          <table:table-cell office:value-type="float" office:value="7.36708143777296">
            <text:p>7.3670814378</text:p>
          </table:table-cell>
          <table:table-cell office:value-type="float" office:value="133.374">
            <text:p>133.374</text:p>
          </table:table-cell>
          <table:table-cell office:value-type="float" office:value="-69">
            <text:p>-69</text:p>
          </table:table-cell>
          <table:table-cell office:value-type="float" office:value="7.5">
            <text:p>7.5</text:p>
          </table:table-cell>
        </table:table-row>
        <table:table-row table:style-name="ro2">
          <table:table-cell/>
          <table:table-cell office:value-type="float" office:value="0.0134215953496228">
            <text:p>0.0134215953</text:p>
          </table:table-cell>
          <table:table-cell office:value-type="float" office:value="0.303951572512229">
            <text:p>0.3039515725</text:p>
          </table:table-cell>
          <table:table-cell office:value-type="float" office:value="-93.5372536833173">
            <text:p>-93.5372536833</text:p>
          </table:table-cell>
          <table:table-cell office:value-type="float" office:value="0.193915351845656">
            <text:p>0.1939153518</text:p>
          </table:table-cell>
          <table:table-cell office:value-type="float" office:value="14.0681387339027">
            <text:p>14.0681387339</text:p>
          </table:table-cell>
          <table:table-cell office:value-type="float" office:value="128.52">
            <text:p>128.52</text:p>
          </table:table-cell>
          <table:table-cell office:value-type="float" office:value="-68.1">
            <text:p>-68.1</text:p>
          </table:table-cell>
          <table:table-cell office:value-type="float" office:value="7.1">
            <text:p>7.1</text:p>
          </table:table-cell>
        </table:table-row>
        <table:table-row table:style-name="ro2">
          <table:table-cell/>
          <table:table-cell office:value-type="float" office:value="0.0564086991067742">
            <text:p>0.0564086991</text:p>
          </table:table-cell>
          <table:table-cell office:value-type="float" office:value="0.693868478612058">
            <text:p>0.6938684786</text:p>
          </table:table-cell>
          <table:table-cell office:value-type="float" office:value="-93.6104765968145">
            <text:p>-93.6104765968</text:p>
          </table:table-cell>
          <table:table-cell office:value-type="float" office:value="0.597317170131781">
            <text:p>0.5973171701</text:p>
          </table:table-cell>
          <table:table-cell office:value-type="float" office:value="11.7128709100132">
            <text:p>11.71287091</text:p>
          </table:table-cell>
          <table:table-cell office:value-type="float" office:value="118.144">
            <text:p>118.144</text:p>
          </table:table-cell>
          <table:table-cell office:value-type="float" office:value="-67.3">
            <text:p>-67.3</text:p>
          </table:table-cell>
          <table:table-cell office:value-type="float" office:value="6.4">
            <text:p>6.4</text:p>
          </table:table-cell>
        </table:table-row>
        <table:table-row table:style-name="ro2">
          <table:table-cell/>
          <table:table-cell office:value-type="float" office:value="0.243398842759473">
            <text:p>0.2433988428</text:p>
          </table:table-cell>
          <table:table-cell office:value-type="float" office:value="0.143210708715636">
            <text:p>0.1432107087</text:p>
          </table:table-cell>
          <table:table-cell office:value-type="float" office:value="-93.852655129437">
            <text:p>-93.8526551294</text:p>
          </table:table-cell>
          <table:table-cell office:value-type="float" office:value="0.603030499901435">
            <text:p>0.6030304999</text:p>
          </table:table-cell>
          <table:table-cell office:value-type="float" office:value="30.5758895703205">
            <text:p>30.5758895703</text:p>
          </table:table-cell>
          <table:table-cell office:value-type="float" office:value="116.268">
            <text:p>116.268</text:p>
          </table:table-cell>
          <table:table-cell office:value-type="float" office:value="-66.1">
            <text:p>-66.1</text:p>
          </table:table-cell>
          <table:table-cell office:value-type="float" office:value="6.3">
            <text:p>6.3</text:p>
          </table:table-cell>
        </table:table-row>
        <table:table-row table:style-name="ro2">
          <table:table-cell/>
          <table:table-cell table:style-name="ce2" office:value-type="float" office:value="0.163459702145845">
            <text:p>0.1634597021</text:p>
          </table:table-cell>
          <table:table-cell table:style-name="ce2" office:value-type="float" office:value="0.71657297798839">
            <text:p>0.716572978</text:p>
          </table:table-cell>
          <table:table-cell table:style-name="ce2" office:value-type="float" office:value="-94.0069142089263">
            <text:p>-94.0069142089</text:p>
          </table:table-cell>
          <table:table-cell table:style-name="ce2" office:value-type="float" office:value="0.726057856272232">
            <text:p>0.7260578563</text:p>
          </table:table-cell>
          <table:table-cell table:style-name="ce2" office:value-type="float" office:value="12.9106523155023">
            <text:p>12.9106523155</text:p>
          </table:table-cell>
          <table:table-cell table:style-name="ce5" office:value-type="float" office:value="110.105">
            <text:p>110.105</text:p>
          </table:table-cell>
          <table:table-cell table:style-name="ce5" office:value-type="float" office:value="-65.4">
            <text:p>-65.4</text:p>
          </table:table-cell>
          <table:table-cell table:style-name="ce5" office:value-type="float" office:value="5.9">
            <text:p>5.9</text:p>
          </table:table-cell>
        </table:table-row>
        <table:table-row table:style-name="ro2">
          <table:table-cell/>
          <table:table-cell office:value-type="float" office:value="0.163459702145845">
            <text:p>0.1634597021</text:p>
          </table:table-cell>
          <table:table-cell office:value-type="float" office:value="0.71657297798839">
            <text:p>0.716572978</text:p>
          </table:table-cell>
          <table:table-cell office:value-type="float" office:value="-94.0069142089263">
            <text:p>-94.0069142089</text:p>
          </table:table-cell>
          <table:table-cell office:value-type="float" office:value="0.726057856272232">
            <text:p>0.7260578563</text:p>
          </table:table-cell>
          <table:table-cell office:value-type="float" office:value="12.9106523155023">
            <text:p>12.9106523155</text:p>
          </table:table-cell>
          <table:table-cell office:value-type="float" office:value="110.105">
            <text:p>110.105</text:p>
          </table:table-cell>
          <table:table-cell office:value-type="float" office:value="-65.4">
            <text:p>-65.4</text:p>
          </table:table-cell>
          <table:table-cell office:value-type="float" office:value="5.9">
            <text:p>5.9</text:p>
          </table:table-cell>
        </table:table-row>
        <table:table-row table:style-name="ro2">
          <table:table-cell/>
          <table:table-cell office:value-type="float" office:value="0.228378488660697">
            <text:p>0.2283784887</text:p>
          </table:table-cell>
          <table:table-cell office:value-type="float" office:value="0.241428125746137">
            <text:p>0.2414281257</text:p>
          </table:table-cell>
          <table:table-cell office:value-type="float" office:value="-93.9909093035874">
            <text:p>-93.9909093036</text:p>
          </table:table-cell>
          <table:table-cell office:value-type="float" office:value="0.724981352727403">
            <text:p>0.7249813527</text:p>
          </table:table-cell>
          <table:table-cell office:value-type="float" office:value="13.4280824147517">
            <text:p>13.4280824148</text:p>
          </table:table-cell>
          <table:table-cell office:value-type="float" office:value="101.871">
            <text:p>101.871</text:p>
          </table:table-cell>
          <table:table-cell office:value-type="float" office:value="-64.5">
            <text:p>-64.5</text:p>
          </table:table-cell>
          <table:table-cell office:value-type="float" office:value="5.4">
            <text:p>5.4</text:p>
          </table:table-cell>
        </table:table-row>
        <table:table-row table:style-name="ro2">
          <table:table-cell/>
          <table:table-cell office:value-type="float" office:value="0.228436972787294">
            <text:p>0.2284369728</text:p>
          </table:table-cell>
          <table:table-cell office:value-type="float" office:value="0.0358263139761237">
            <text:p>0.035826314</text:p>
          </table:table-cell>
          <table:table-cell office:value-type="float" office:value="-93.9909093035874">
            <text:p>-93.9909093036</text:p>
          </table:table-cell>
          <table:table-cell office:value-type="float" office:value="0.724919875679891">
            <text:p>0.7249198757</text:p>
          </table:table-cell>
          <table:table-cell office:value-type="float" office:value="9.82418164824903">
            <text:p>9.8241816482</text:p>
          </table:table-cell>
          <table:table-cell office:value-type="float" office:value="101.78">
            <text:p>101.78</text:p>
          </table:table-cell>
          <table:table-cell office:value-type="float" office:value="-62.7">
            <text:p>-62.7</text:p>
          </table:table-cell>
          <table:table-cell office:value-type="float" office:value="5.4">
            <text:p>5.4</text:p>
          </table:table-cell>
        </table:table-row>
        <table:table-row table:style-name="ro2">
          <table:table-cell/>
          <table:table-cell office:value-type="float" office:value="0.196153045627537">
            <text:p>0.1961530456</text:p>
          </table:table-cell>
          <table:table-cell office:value-type="float" office:value="0.118135677090561">
            <text:p>0.1181356771</text:p>
          </table:table-cell>
          <table:table-cell office:value-type="float" office:value="-93.9989488920801">
            <text:p>-93.9989488921</text:p>
          </table:table-cell>
          <table:table-cell office:value-type="float" office:value="0.742818675632212">
            <text:p>0.7428186756</text:p>
          </table:table-cell>
          <table:table-cell office:value-type="float" office:value="6.65296324893459">
            <text:p>6.6529632489</text:p>
          </table:table-cell>
          <table:table-cell office:value-type="float" office:value="100.166">
            <text:p>100.166</text:p>
          </table:table-cell>
          <table:table-cell office:value-type="float" office:value="-62.5">
            <text:p>-62.5</text:p>
          </table:table-cell>
          <table:table-cell office:value-type="float" office:value="5.3">
            <text:p>5.3</text:p>
          </table:table-cell>
        </table:table-row>
        <table:table-row table:style-name="ro2">
          <table:table-cell/>
          <table:table-cell office:value-type="float" office:value="0.196153045627537">
            <text:p>0.1961530456</text:p>
          </table:table-cell>
          <table:table-cell office:value-type="float" office:value="0.143210708715636">
            <text:p>0.1432107087</text:p>
          </table:table-cell>
          <table:table-cell office:value-type="float" office:value="-93.9989488920801">
            <text:p>-93.9989488921</text:p>
          </table:table-cell>
          <table:table-cell office:value-type="float" office:value="0.603030499901435">
            <text:p>0.6030304999</text:p>
          </table:table-cell>
          <table:table-cell office:value-type="float" office:value="30.5758895703205">
            <text:p>30.5758895703</text:p>
          </table:table-cell>
          <table:table-cell office:value-type="float" office:value="95.8662">
            <text:p>95.8662</text:p>
          </table:table-cell>
          <table:table-cell office:value-type="float" office:value="-61.8">
            <text:p>-61.8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0.180871889303236">
            <text:p>0.1808718893</text:p>
          </table:table-cell>
          <table:table-cell office:value-type="float" office:value="1.06969502159826">
            <text:p>1.0696950216</text:p>
          </table:table-cell>
          <table:table-cell office:value-type="float" office:value="-94.007819654492">
            <text:p>-94.0078196545</text:p>
          </table:table-cell>
          <table:table-cell office:value-type="float" office:value="0.18373044989479">
            <text:p>0.1837304499</text:p>
          </table:table-cell>
          <table:table-cell office:value-type="float" office:value="14.2850667855524">
            <text:p>14.2850667856</text:p>
          </table:table-cell>
          <table:table-cell office:value-type="float" office:value="93.8471">
            <text:p>93.8471</text:p>
          </table:table-cell>
          <table:table-cell office:value-type="float" office:value="-60.2">
            <text:p>-60.2</text:p>
          </table:table-cell>
          <table:table-cell office:value-type="float" office:value="4.9">
            <text:p>4.9</text:p>
          </table:table-cell>
        </table:table-row>
        <table:table-row table:style-name="ro2">
          <table:table-cell/>
          <table:table-cell office:value-type="float" office:value="0.197238963787809">
            <text:p>0.1972389638</text:p>
          </table:table-cell>
          <table:table-cell office:value-type="float" office:value="0.720348589542825">
            <text:p>0.7203485895</text:p>
          </table:table-cell>
          <table:table-cell office:value-type="float" office:value="-94.194019458591">
            <text:p>-94.1940194586</text:p>
          </table:table-cell>
          <table:table-cell office:value-type="float" office:value="0.0806988959191137">
            <text:p>0.0806988959</text:p>
          </table:table-cell>
          <table:table-cell office:value-type="float" office:value="13.3101602616787">
            <text:p>13.3101602617</text:p>
          </table:table-cell>
          <table:table-cell office:value-type="float" office:value="91.4191">
            <text:p>91.4191</text:p>
          </table:table-cell>
          <table:table-cell office:value-type="float" office:value="-59.2">
            <text:p>-59.2</text:p>
          </table:table-cell>
          <table:table-cell office:value-type="float" office:value="4.8">
            <text:p>4.8</text:p>
          </table:table-cell>
        </table:table-row>
        <table:table-row table:style-name="ro2">
          <table:table-cell/>
          <table:table-cell office:value-type="float" office:value="0.196153045627537">
            <text:p>0.1961530456</text:p>
          </table:table-cell>
          <table:table-cell office:value-type="float" office:value="0.118135677090561">
            <text:p>0.1181356771</text:p>
          </table:table-cell>
          <table:table-cell office:value-type="float" office:value="-93.9989488920801">
            <text:p>-93.9989488921</text:p>
          </table:table-cell>
          <table:table-cell office:value-type="float" office:value="0.60013097292691">
            <text:p>0.6001309729</text:p>
          </table:table-cell>
          <table:table-cell office:value-type="float" office:value="6.65296324893459">
            <text:p>6.6529632489</text:p>
          </table:table-cell>
          <table:table-cell office:value-type="float" office:value="90.8774">
            <text:p>90.8774</text:p>
          </table:table-cell>
          <table:table-cell office:value-type="float" office:value="-59">
            <text:p>-59</text:p>
          </table:table-cell>
          <table:table-cell office:value-type="float" office:value="4.7">
            <text:p>4.7</text:p>
          </table:table-cell>
        </table:table-row>
        <table:table-row table:style-name="ro2">
          <table:table-cell/>
          <table:table-cell office:value-type="float" office:value="0.0189689130922752">
            <text:p>0.0189689131</text:p>
          </table:table-cell>
          <table:table-cell office:value-type="float" office:value="1.10135945882434">
            <text:p>1.1013594588</text:p>
          </table:table-cell>
          <table:table-cell office:value-type="float" office:value="-94.1384387661102">
            <text:p>-94.1384387661</text:p>
          </table:table-cell>
          <table:table-cell office:value-type="float" office:value="0.556338316950268">
            <text:p>0.556338317</text:p>
          </table:table-cell>
          <table:table-cell office:value-type="float" office:value="0.141724387218474">
            <text:p>0.1417243872</text:p>
          </table:table-cell>
          <table:table-cell office:value-type="float" office:value="88.8877">
            <text:p>88.8877</text:p>
          </table:table-cell>
          <table:table-cell office:value-type="float" office:value="-58.3">
            <text:p>-58.3</text:p>
          </table:table-cell>
          <table:table-cell office:value-type="float" office:value="4.6">
            <text:p>4.6</text:p>
          </table:table-cell>
        </table:table-row>
        <table:table-row table:style-name="ro2">
          <table:table-cell/>
          <table:table-cell office:value-type="float" office:value="0.0239770748541138">
            <text:p>0.0239770749</text:p>
          </table:table-cell>
          <table:table-cell office:value-type="float" office:value="1.10073422454263">
            <text:p>1.1007342245</text:p>
          </table:table-cell>
          <table:table-cell office:value-type="float" office:value="-94.1364990253258">
            <text:p>-94.1364990253</text:p>
          </table:table-cell>
          <table:table-cell office:value-type="float" office:value="0.526417019441298">
            <text:p>0.5264170194</text:p>
          </table:table-cell>
          <table:table-cell office:value-type="float" office:value="14.3828502401788">
            <text:p>14.3828502402</text:p>
          </table:table-cell>
          <table:table-cell office:value-type="float" office:value="84.4574">
            <text:p>84.4574</text:p>
          </table:table-cell>
          <table:table-cell office:value-type="float" office:value="-57.1">
            <text:p>-57.1</text:p>
          </table:table-cell>
          <table:table-cell office:value-type="float" office:value="4.3">
            <text:p>4.3</text:p>
          </table:table-cell>
        </table:table-row>
        <table:table-row table:style-name="ro2">
          <table:table-cell/>
          <table:table-cell office:value-type="float" office:value="0.0190125473437782">
            <text:p>0.0190125473</text:p>
          </table:table-cell>
          <table:table-cell office:value-type="float" office:value="1.10022404817001">
            <text:p>1.1002240482</text:p>
          </table:table-cell>
          <table:table-cell office:value-type="float" office:value="-94.1499204674765">
            <text:p>-94.1499204675</text:p>
          </table:table-cell>
          <table:table-cell office:value-type="float" office:value="0.529823731119052">
            <text:p>0.5298237311</text:p>
          </table:table-cell>
          <table:table-cell office:value-type="float" office:value="6.57999534895965">
            <text:p>6.579995349</text:p>
          </table:table-cell>
          <table:table-cell office:value-type="float" office:value="82.8805">
            <text:p>82.8805</text:p>
          </table:table-cell>
          <table:table-cell office:value-type="float" office:value="-56.7">
            <text:p>-56.7</text:p>
          </table:table-cell>
          <table:table-cell office:value-type="float" office:value="4.2">
            <text:p>4.2</text:p>
          </table:table-cell>
        </table:table-row>
        <table:table-row table:style-name="ro2">
          <table:table-cell/>
          <table:table-cell office:value-type="float" office:value="0.171895833911965">
            <text:p>0.1718958339</text:p>
          </table:table-cell>
          <table:table-cell office:value-type="float" office:value="0.0794121836199645">
            <text:p>0.0794121836</text:p>
          </table:table-cell>
          <table:table-cell office:value-type="float" office:value="-94.1387363788275">
            <text:p>-94.1387363788</text:p>
          </table:table-cell>
          <table:table-cell office:value-type="float" office:value="0.314203491187284">
            <text:p>0.3142034912</text:p>
          </table:table-cell>
          <table:table-cell office:value-type="float" office:value="13.5029215050667">
            <text:p>13.5029215051</text:p>
          </table:table-cell>
          <table:table-cell office:value-type="float" office:value="80.9403">
            <text:p>80.9403</text:p>
          </table:table-cell>
          <table:table-cell office:value-type="float" office:value="-55.1">
            <text:p>-55.1</text:p>
          </table:table-cell>
          <table:table-cell office:value-type="float" office:value="4.1">
            <text:p>4.1</text:p>
          </table:table-cell>
        </table:table-row>
        <table:table-row table:style-name="ro2">
          <table:table-cell/>
          <table:table-cell office:value-type="float" office:value="0.00422078222739783">
            <text:p>0.0042207822</text:p>
          </table:table-cell>
          <table:table-cell office:value-type="float" office:value="1.63681407463454">
            <text:p>1.6368140746</text:p>
          </table:table-cell>
          <table:table-cell office:value-type="float" office:value="-94.6151946624405">
            <text:p>-94.6151946624</text:p>
          </table:table-cell>
          <table:table-cell office:value-type="float" office:value="0.152594078091679">
            <text:p>0.1525940781</text:p>
          </table:table-cell>
          <table:table-cell office:value-type="float" office:value="11.0047517412381">
            <text:p>11.0047517412</text:p>
          </table:table-cell>
          <table:table-cell office:value-type="float" office:value="68.3244">
            <text:p>68.3244</text:p>
          </table:table-cell>
          <table:table-cell office:value-type="float" office:value="-54.2">
            <text:p>-54.2</text:p>
          </table:table-cell>
          <table:table-cell office:value-type="float" office:value="3.3">
            <text:p>3.3</text:p>
          </table:table-cell>
        </table:table-row>
        <table:table-row table:style-name="ro2">
          <table:table-cell/>
          <table:table-cell office:value-type="float" office:value="0.203479175788653">
            <text:p>0.2034791758</text:p>
          </table:table-cell>
          <table:table-cell office:value-type="float" office:value="1.14037622891569">
            <text:p>1.1403762289</text:p>
          </table:table-cell>
          <table:table-cell office:value-type="float" office:value="-94.7011702976319">
            <text:p>-94.7011702976</text:p>
          </table:table-cell>
          <table:table-cell office:value-type="float" office:value="0.0693397621838676">
            <text:p>0.0693397622</text:p>
          </table:table-cell>
          <table:table-cell office:value-type="float" office:value="22.2708600988629">
            <text:p>22.2708600989</text:p>
          </table:table-cell>
          <table:table-cell office:value-type="float" office:value="66.5893">
            <text:p>66.5893</text:p>
          </table:table-cell>
          <table:table-cell office:value-type="float" office:value="-51.9">
            <text:p>-51.9</text:p>
          </table:table-cell>
          <table:table-cell office:value-type="float" office:value="3.2">
            <text:p>3.2</text:p>
          </table:table-cell>
        </table:table-row>
        <table:table-row table:style-name="ro2">
          <table:table-cell/>
          <table:table-cell table:style-name="ce2" office:value-type="float" office:value="0.111884612483053">
            <text:p>0.1118846125</text:p>
          </table:table-cell>
          <table:table-cell table:style-name="ce2" office:value-type="float" office:value="1.64279398343566">
            <text:p>1.6427939834</text:p>
          </table:table-cell>
          <table:table-cell table:style-name="ce2" office:value-type="float" office:value="-94.7011702976319">
            <text:p>-94.7011702976</text:p>
          </table:table-cell>
          <table:table-cell table:style-name="ce2" office:value-type="float" office:value="0.0856863132957332">
            <text:p>0.0856863133</text:p>
          </table:table-cell>
          <table:table-cell table:style-name="ce2" office:value-type="float" office:value="21.718301638662">
            <text:p>21.7183016387</text:p>
          </table:table-cell>
          <table:table-cell table:style-name="ce5" office:value-type="float" office:value="63.3144">
            <text:p>63.3144</text:p>
          </table:table-cell>
          <table:table-cell table:style-name="ce5" office:value-type="float" office:value="-50.8">
            <text:p>-50.8</text:p>
          </table:table-cell>
          <table:table-cell table:style-name="ce5"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0.179987769131207">
            <text:p>0.1799877691</text:p>
          </table:table-cell>
          <table:table-cell office:value-type="float" office:value="1.02895134962151">
            <text:p>1.0289513496</text:p>
          </table:table-cell>
          <table:table-cell office:value-type="float" office:value="-94.5501543620661">
            <text:p>-94.5501543621</text:p>
          </table:table-cell>
          <table:table-cell office:value-type="float" office:value="0.179272204672686">
            <text:p>0.1792722047</text:p>
          </table:table-cell>
          <table:table-cell office:value-type="float" office:value="25.2973165410979">
            <text:p>25.2973165411</text:p>
          </table:table-cell>
          <table:table-cell office:value-type="float" office:value="60.3119">
            <text:p>60.3119</text:p>
          </table:table-cell>
          <table:table-cell office:value-type="float" office:value="-50.7">
            <text:p>-50.7</text:p>
          </table:table-cell>
          <table:table-cell office:value-type="float" office:value="2.8">
            <text:p>2.8</text:p>
          </table:table-cell>
        </table:table-row>
        <table:table-row table:style-name="ro2">
          <table:table-cell/>
          <table:table-cell office:value-type="float" office:value="0.0224806950996552">
            <text:p>0.0224806951</text:p>
          </table:table-cell>
          <table:table-cell office:value-type="float" office:value="1.08062922448129">
            <text:p>1.0806292245</text:p>
          </table:table-cell>
          <table:table-cell office:value-type="float" office:value="-94.5640071669091">
            <text:p>-94.5640071669</text:p>
          </table:table-cell>
          <table:table-cell office:value-type="float" office:value="0.162343590685089">
            <text:p>0.1623435907</text:p>
          </table:table-cell>
          <table:table-cell office:value-type="float" office:value="13.9554058634943">
            <text:p>13.9554058635</text:p>
          </table:table-cell>
          <table:table-cell office:value-type="float" office:value="58.6341">
            <text:p>58.6341</text:p>
          </table:table-cell>
          <table:table-cell office:value-type="float" office:value="-49.2">
            <text:p>-49.2</text:p>
          </table:table-cell>
          <table:table-cell office:value-type="float" office:value="2.7">
            <text:p>2.7</text:p>
          </table:table-cell>
        </table:table-row>
        <table:table-row table:style-name="ro2">
          <table:table-cell/>
          <table:table-cell office:value-type="float" office:value="0.0778878360612492">
            <text:p>0.0778878361</text:p>
          </table:table-cell>
          <table:table-cell office:value-type="float" office:value="1.08062922448129">
            <text:p>1.0806292245</text:p>
          </table:table-cell>
          <table:table-cell office:value-type="float" office:value="-94.5640071669091">
            <text:p>-94.5640071669</text:p>
          </table:table-cell>
          <table:table-cell office:value-type="float" office:value="0.162343590685089">
            <text:p>0.1623435907</text:p>
          </table:table-cell>
          <table:table-cell office:value-type="float" office:value="11.7249882006881">
            <text:p>11.7249882007</text:p>
          </table:table-cell>
          <table:table-cell office:value-type="float" office:value="56.9936">
            <text:p>56.9936</text:p>
          </table:table-cell>
          <table:table-cell office:value-type="float" office:value="-47.9">
            <text:p>-47.9</text:p>
          </table:table-cell>
          <table:table-cell office:value-type="float" office:value="2.6">
            <text:p>2.6</text:p>
          </table:table-cell>
        </table:table-row>
        <table:table-row table:style-name="ro2">
          <table:table-cell/>
          <table:table-cell office:value-type="float" office:value="0.0224806950996552">
            <text:p>0.0224806951</text:p>
          </table:table-cell>
          <table:table-cell office:value-type="float" office:value="0.538704312752516">
            <text:p>0.5387043128</text:p>
          </table:table-cell>
          <table:table-cell office:value-type="float" office:value="-94.5640071669091">
            <text:p>-94.5640071669</text:p>
          </table:table-cell>
          <table:table-cell office:value-type="float" office:value="0.162343590685089">
            <text:p>0.1623435907</text:p>
          </table:table-cell>
          <table:table-cell office:value-type="float" office:value="13.0795800696852">
            <text:p>13.0795800697</text:p>
          </table:table-cell>
          <table:table-cell office:value-type="float" office:value="55.6771">
            <text:p>55.6771</text:p>
          </table:table-cell>
          <table:table-cell office:value-type="float" office:value="-46.5">
            <text:p>-46.5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/>
          <table:table-cell office:value-type="float" office:value="0.0284375721060138">
            <text:p>0.0284375721</text:p>
          </table:table-cell>
          <table:table-cell office:value-type="float" office:value="1.66953212271762">
            <text:p>1.6695321227</text:p>
          </table:table-cell>
          <table:table-cell office:value-type="float" office:value="-94.567573851281">
            <text:p>-94.5675738513</text:p>
          </table:table-cell>
          <table:table-cell office:value-type="float" office:value="0.3056343578756">
            <text:p>0.3056343579</text:p>
          </table:table-cell>
          <table:table-cell office:value-type="float" office:value="13.2281188976413">
            <text:p>13.2281188976</text:p>
          </table:table-cell>
          <table:table-cell office:value-type="float" office:value="54.2304">
            <text:p>54.2304</text:p>
          </table:table-cell>
          <table:table-cell office:value-type="float" office:value="-45.5">
            <text:p>-45.5</text:p>
          </table:table-cell>
          <table:table-cell office:value-type="float" office:value="2.4">
            <text:p>2.4</text:p>
          </table:table-cell>
        </table:table-row>
        <table:table-row table:style-name="ro2">
          <table:table-cell/>
          <table:table-cell office:value-type="float" office:value="0.191672160158161">
            <text:p>0.1916721602</text:p>
          </table:table-cell>
          <table:table-cell office:value-type="float" office:value="0.701805215828562">
            <text:p>0.7018052158</text:p>
          </table:table-cell>
          <table:table-cell office:value-type="float" office:value="-94.5501543620661">
            <text:p>-94.5501543621</text:p>
          </table:table-cell>
          <table:table-cell office:value-type="float" office:value="0.179272204672686">
            <text:p>0.1792722047</text:p>
          </table:table-cell>
          <table:table-cell office:value-type="float" office:value="11.5569566294923">
            <text:p>11.5569566295</text:p>
          </table:table-cell>
          <table:table-cell office:value-type="float" office:value="54.193">
            <text:p>54.193</text:p>
          </table:table-cell>
          <table:table-cell office:value-type="float" office:value="-44.2">
            <text:p>-44.2</text:p>
          </table:table-cell>
          <table:table-cell office:value-type="float" office:value="2.4">
            <text:p>2.4</text:p>
          </table:table-cell>
        </table:table-row>
        <table:table-row table:style-name="ro2">
          <table:table-cell/>
          <table:table-cell office:value-type="float" office:value="0.0272412184236993">
            <text:p>0.0272412184</text:p>
          </table:table-cell>
          <table:table-cell office:value-type="float" office:value="1.63665321136051">
            <text:p>1.6366532114</text:p>
          </table:table-cell>
          <table:table-cell office:value-type="float" office:value="-94.7584858796943">
            <text:p>-94.7584858797</text:p>
          </table:table-cell>
          <table:table-cell office:value-type="float" office:value="0.152594078091679">
            <text:p>0.1525940781</text:p>
          </table:table-cell>
          <table:table-cell office:value-type="float" office:value="6.74864653170804">
            <text:p>6.7486465317</text:p>
          </table:table-cell>
          <table:table-cell office:value-type="float" office:value="51.8309">
            <text:p>51.8309</text:p>
          </table:table-cell>
          <table:table-cell office:value-type="float" office:value="-43.1">
            <text:p>-43.1</text:p>
          </table:table-cell>
          <table:table-cell office:value-type="float" office:value="2.3">
            <text:p>2.3</text:p>
          </table:table-cell>
        </table:table-row>
        <table:table-row table:style-name="ro2">
          <table:table-cell/>
          <table:table-cell office:value-type="float" office:value="0.0847246376341414">
            <text:p>0.0847246376</text:p>
          </table:table-cell>
          <table:table-cell office:value-type="float" office:value="1.64712877448611">
            <text:p>1.6471287745</text:p>
          </table:table-cell>
          <table:table-cell office:value-type="float" office:value="-94.7444028223639">
            <text:p>-94.7444028224</text:p>
          </table:table-cell>
          <table:table-cell office:value-type="float" office:value="0.0249335585153099">
            <text:p>0.0249335585</text:p>
          </table:table-cell>
          <table:table-cell office:value-type="float" office:value="19.4472818665875">
            <text:p>19.4472818666</text:p>
          </table:table-cell>
          <table:table-cell office:value-type="float" office:value="48.6379">
            <text:p>48.6379</text:p>
          </table:table-cell>
          <table:table-cell office:value-type="float" office:value="-42.5">
            <text:p>-42.5</text:p>
          </table:table-cell>
          <table:table-cell office:value-type="float" office:value="2.1">
            <text:p>2.1</text:p>
          </table:table-cell>
        </table:table-row>
        <table:table-row table:style-name="ro2">
          <table:table-cell/>
          <table:table-cell office:value-type="float" office:value="0.184321458037378">
            <text:p>0.184321458</text:p>
          </table:table-cell>
          <table:table-cell office:value-type="float" office:value="1.06338120375423">
            <text:p>1.0633812038</text:p>
          </table:table-cell>
          <table:table-cell office:value-type="float" office:value="-94.7121110272459">
            <text:p>-94.7121110272</text:p>
          </table:table-cell>
          <table:table-cell office:value-type="float" office:value="0.0661631346348011">
            <text:p>0.0661631346</text:p>
          </table:table-cell>
          <table:table-cell office:value-type="float" office:value="42.5953260666863">
            <text:p>42.5953260667</text:p>
          </table:table-cell>
          <table:table-cell office:value-type="float" office:value="47.0953">
            <text:p>47.0953</text:p>
          </table:table-cell>
          <table:table-cell office:value-type="float" office:value="-39.9">
            <text:p>-39.9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0.111884612483053">
            <text:p>0.1118846125</text:p>
          </table:table-cell>
          <table:table-cell office:value-type="float" office:value="1.64279398343566">
            <text:p>1.6427939834</text:p>
          </table:table-cell>
          <table:table-cell office:value-type="float" office:value="-94.7178269773373">
            <text:p>-94.7178269773</text:p>
          </table:table-cell>
          <table:table-cell office:value-type="float" office:value="0.0856863132957332">
            <text:p>0.0856863133</text:p>
          </table:table-cell>
          <table:table-cell office:value-type="float" office:value="21.6663218075374">
            <text:p>21.6663218075</text:p>
          </table:table-cell>
          <table:table-cell office:value-type="float" office:value="45.8999">
            <text:p>45.8999</text:p>
          </table:table-cell>
          <table:table-cell office:value-type="float" office:value="-39.4">
            <text:p>-39.4</text:p>
          </table:table-cell>
          <table:table-cell office:value-type="float" office:value="1.9">
            <text:p>1.9</text:p>
          </table:table-cell>
        </table:table-row>
        <table:table-row table:style-name="ro2">
          <table:table-cell/>
          <table:table-cell office:value-type="float" office:value="0.0160745303648908">
            <text:p>0.0160745304</text:p>
          </table:table-cell>
          <table:table-cell office:value-type="float" office:value="0.452239661877474">
            <text:p>0.4522396619</text:p>
          </table:table-cell>
          <table:table-cell office:value-type="float" office:value="-94.4949651254515">
            <text:p>-94.4949651255</text:p>
          </table:table-cell>
          <table:table-cell office:value-type="float" office:value="0.569952738710119">
            <text:p>0.5699527387</text:p>
          </table:table-cell>
          <table:table-cell office:value-type="float" office:value="44.1534511770169">
            <text:p>44.153451177</text:p>
          </table:table-cell>
          <table:table-cell office:value-type="float" office:value="44.6966">
            <text:p>44.6966</text:p>
          </table:table-cell>
          <table:table-cell office:value-type="float" office:value="-38.1">
            <text:p>-38.1</text:p>
          </table:table-cell>
          <table:table-cell office:value-type="float" office:value="1.8">
            <text:p>1.8</text:p>
          </table:table-cell>
        </table:table-row>
        <table:table-row table:style-name="ro2">
          <table:table-cell/>
          <table:table-cell office:value-type="float" office:value="0.0147572364889378">
            <text:p>0.0147572365</text:p>
          </table:table-cell>
          <table:table-cell office:value-type="float" office:value="0.469957544610975">
            <text:p>0.4699575446</text:p>
          </table:table-cell>
          <table:table-cell office:value-type="float" office:value="-94.4949651254515">
            <text:p>-94.4949651255</text:p>
          </table:table-cell>
          <table:table-cell office:value-type="float" office:value="0.724844303410232">
            <text:p>0.7248443034</text:p>
          </table:table-cell>
          <table:table-cell office:value-type="float" office:value="9.68737719069084">
            <text:p>9.6873771907</text:p>
          </table:table-cell>
          <table:table-cell office:value-type="float" office:value="43.11">
            <text:p>43.11</text:p>
          </table:table-cell>
          <table:table-cell office:value-type="float" office:value="-37.6">
            <text:p>-37.6</text:p>
          </table:table-cell>
          <table:table-cell office:value-type="float" office:value="1.7">
            <text:p>1.7</text:p>
          </table:table-cell>
        </table:table-row>
        <table:table-row table:style-name="ro2">
          <table:table-cell/>
          <table:table-cell office:value-type="float" office:value="0.130670065077836">
            <text:p>0.1306700651</text:p>
          </table:table-cell>
          <table:table-cell office:value-type="float" office:value="1.48767664468007">
            <text:p>1.4876766447</text:p>
          </table:table-cell>
          <table:table-cell office:value-type="float" office:value="-94.7444028223639">
            <text:p>-94.7444028224</text:p>
          </table:table-cell>
          <table:table-cell office:value-type="float" office:value="0.0150103826448018">
            <text:p>0.0150103826</text:p>
          </table:table-cell>
          <table:table-cell office:value-type="float" office:value="6.56347794619469">
            <text:p>6.5634779462</text:p>
          </table:table-cell>
          <table:table-cell office:value-type="float" office:value="42.4974">
            <text:p>42.4974</text:p>
          </table:table-cell>
          <table:table-cell office:value-type="float" office:value="-36.7">
            <text:p>-36.7</text:p>
          </table:table-cell>
          <table:table-cell office:value-type="float" office:value="1.7">
            <text:p>1.7</text:p>
          </table:table-cell>
        </table:table-row>
        <table:table-row table:style-name="ro2">
          <table:table-cell/>
          <table:table-cell table:style-name="ce2" office:value-type="float" office:value="0.0770616950023876">
            <text:p>0.077061695</text:p>
          </table:table-cell>
          <table:table-cell table:style-name="ce2" office:value-type="float" office:value="1.53492294599777">
            <text:p>1.534922946</text:p>
          </table:table-cell>
          <table:table-cell table:style-name="ce2" office:value-type="float" office:value="-94.7633024777867">
            <text:p>-94.7633024778</text:p>
          </table:table-cell>
          <table:table-cell table:style-name="ce2" office:value-type="float" office:value="0.0249335585153099">
            <text:p>0.0249335585</text:p>
          </table:table-cell>
          <table:table-cell table:style-name="ce2" office:value-type="float" office:value="12.8804501703609">
            <text:p>12.8804501704</text:p>
          </table:table-cell>
          <table:table-cell table:style-name="ce5" office:value-type="float" office:value="40.9652">
            <text:p>40.9652</text:p>
          </table:table-cell>
          <table:table-cell table:style-name="ce5" office:value-type="float" office:value="-35.5">
            <text:p>-35.5</text:p>
          </table:table-cell>
          <table:table-cell table:style-name="ce5" office:value-type="float" office:value="1.6">
            <text:p>1.6</text:p>
          </table:table-cell>
        </table:table-row>
        <table:table-row table:style-name="ro2">
          <table:table-cell/>
          <table:table-cell office:value-type="float" office:value="0.12721709042334">
            <text:p>0.1272170904</text:p>
          </table:table-cell>
          <table:table-cell office:value-type="float" office:value="1.65180711455244">
            <text:p>1.6518071146</text:p>
          </table:table-cell>
          <table:table-cell office:value-type="float" office:value="-94.7427616998466">
            <text:p>-94.7427616998</text:p>
          </table:table-cell>
          <table:table-cell office:value-type="float" office:value="0.0648188585486503">
            <text:p>0.0648188585</text:p>
          </table:table-cell>
          <table:table-cell office:value-type="float" office:value="11.1329585346968">
            <text:p>11.1329585347</text:p>
          </table:table-cell>
          <table:table-cell office:value-type="float" office:value="39.4346">
            <text:p>39.4346</text:p>
          </table:table-cell>
          <table:table-cell office:value-type="float" office:value="-34.8">
            <text:p>-34.8</text:p>
          </table:table-cell>
          <table:table-cell office:value-type="float" office:value="1.5">
            <text:p>1.5</text:p>
          </table:table-cell>
        </table:table-row>
        <table:table-row table:style-name="ro2">
          <table:table-cell/>
          <table:table-cell office:value-type="float" office:value="0.064889415780686">
            <text:p>0.0648894158</text:p>
          </table:table-cell>
          <table:table-cell office:value-type="float" office:value="0.0777283419490262">
            <text:p>0.0777283419</text:p>
          </table:table-cell>
          <table:table-cell office:value-type="float" office:value="-94.8144404568096">
            <text:p>-94.8144404568</text:p>
          </table:table-cell>
          <table:table-cell office:value-type="float" office:value="0.00849378405747631">
            <text:p>0.0084937841</text:p>
          </table:table-cell>
          <table:table-cell office:value-type="float" office:value="0.845668207978619">
            <text:p>0.845668208</text:p>
          </table:table-cell>
          <table:table-cell office:value-type="float" office:value="37.7906">
            <text:p>37.7906</text:p>
          </table:table-cell>
          <table:table-cell office:value-type="float" office:value="-33.9">
            <text:p>-33.9</text:p>
          </table:table-cell>
          <table:table-cell office:value-type="float" office:value="1.4">
            <text:p>1.4</text:p>
          </table:table-cell>
        </table:table-row>
        <table:table-row table:style-name="ro2">
          <table:table-cell/>
          <table:table-cell office:value-type="float" office:value="0.206409767573051">
            <text:p>0.2064097676</text:p>
          </table:table-cell>
          <table:table-cell office:value-type="float" office:value="1.1388636952442">
            <text:p>1.1388636952</text:p>
          </table:table-cell>
          <table:table-cell office:value-type="float" office:value="-94.6933654336406">
            <text:p>-94.6933654336</text:p>
          </table:table-cell>
          <table:table-cell office:value-type="float" office:value="0.311067832936398">
            <text:p>0.3110678329</text:p>
          </table:table-cell>
          <table:table-cell office:value-type="float" office:value="0.619093627141398">
            <text:p>0.6190936271</text:p>
          </table:table-cell>
          <table:table-cell office:value-type="float" office:value="33.3343">
            <text:p>33.3343</text:p>
          </table:table-cell>
          <table:table-cell office:value-type="float" office:value="-33.7">
            <text:p>-33.7</text:p>
          </table:table-cell>
          <table:table-cell office:value-type="float" office:value="1.1">
            <text:p>1.1</text:p>
          </table:table-cell>
        </table:table-row>
        <table:table-row table:style-name="ro2">
          <table:table-cell/>
          <table:table-cell office:value-type="float" office:value="0.201512528602538">
            <text:p>0.2015125286</text:p>
          </table:table-cell>
          <table:table-cell office:value-type="float" office:value="0.923391668911491">
            <text:p>0.9233916689</text:p>
          </table:table-cell>
          <table:table-cell office:value-type="float" office:value="-94.6933654336406">
            <text:p>-94.6933654336</text:p>
          </table:table-cell>
          <table:table-cell office:value-type="float" office:value="0.311067832936398">
            <text:p>0.3110678329</text:p>
          </table:table-cell>
          <table:table-cell office:value-type="float" office:value="1.45141566502614">
            <text:p>1.451415665</text:p>
          </table:table-cell>
          <table:table-cell office:value-type="float" office:value="31.7247">
            <text:p>31.7247</text:p>
          </table:table-cell>
          <table:table-cell office:value-type="float" office:value="-31.8">
            <text:p>-31.8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.00592040425171234">
            <text:p>0.0059204043</text:p>
          </table:table-cell>
          <table:table-cell office:value-type="float" office:value="1.64561939916635">
            <text:p>1.6456193992</text:p>
          </table:table-cell>
          <table:table-cell office:value-type="float" office:value="-94.6933654336406">
            <text:p>-94.6933654336</text:p>
          </table:table-cell>
          <table:table-cell office:value-type="float" office:value="0.311067832936398">
            <text:p>0.3110678329</text:p>
          </table:table-cell>
          <table:table-cell office:value-type="float" office:value="10.9809805441911">
            <text:p>10.9809805442</text:p>
          </table:table-cell>
          <table:table-cell office:value-type="float" office:value="30.0989">
            <text:p>30.0989</text:p>
          </table:table-cell>
          <table:table-cell office:value-type="float" office:value="-31">
            <text:p>-31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/>
          <table:table-cell office:value-type="float" office:value="0.206409767573051">
            <text:p>0.2064097676</text:p>
          </table:table-cell>
          <table:table-cell office:value-type="float" office:value="0.596558438208352">
            <text:p>0.5965584382</text:p>
          </table:table-cell>
          <table:table-cell office:value-type="float" office:value="-94.6933654336406">
            <text:p>-94.6933654336</text:p>
          </table:table-cell>
          <table:table-cell office:value-type="float" office:value="0.311067832936398">
            <text:p>0.3110678329</text:p>
          </table:table-cell>
          <table:table-cell office:value-type="float" office:value="15.8562623777802">
            <text:p>15.8562623778</text:p>
          </table:table-cell>
          <table:table-cell office:value-type="float" office:value="28.5134">
            <text:p>28.5134</text:p>
          </table:table-cell>
          <table:table-cell office:value-type="float" office:value="-30.3">
            <text:p>-30.3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/>
          <table:table-cell office:value-type="float" office:value="0.201512528602538">
            <text:p>0.2015125286</text:p>
          </table:table-cell>
          <table:table-cell office:value-type="float" office:value="1.64561939916635">
            <text:p>1.6456193992</text:p>
          </table:table-cell>
          <table:table-cell office:value-type="float" office:value="-94.6933654336406">
            <text:p>-94.6933654336</text:p>
          </table:table-cell>
          <table:table-cell office:value-type="float" office:value="0.311067832936398">
            <text:p>0.3110678329</text:p>
          </table:table-cell>
          <table:table-cell office:value-type="float" office:value="10.9817171183644">
            <text:p>10.9817171184</text:p>
          </table:table-cell>
          <table:table-cell office:value-type="float" office:value="26.9113">
            <text:p>26.9113</text:p>
          </table:table-cell>
          <table:table-cell office:value-type="float" office:value="-28.4">
            <text:p>-28.4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/>
          <table:table-cell office:value-type="float" office:value="0.0536137923022384">
            <text:p>0.0536137923</text:p>
          </table:table-cell>
          <table:table-cell office:value-type="float" office:value="1.180768324936">
            <text:p>1.1807683249</text:p>
          </table:table-cell>
          <table:table-cell office:value-type="float" office:value="-94.6925244358291">
            <text:p>-94.6925244358</text:p>
          </table:table-cell>
          <table:table-cell office:value-type="float" office:value="0.370618550096377">
            <text:p>0.3706185501</text:p>
          </table:table-cell>
          <table:table-cell office:value-type="float" office:value="14.3739533415403">
            <text:p>14.3739533415</text:p>
          </table:table-cell>
          <table:table-cell office:value-type="float" office:value="23.7333">
            <text:p>23.7333</text:p>
          </table:table-cell>
          <table:table-cell office:value-type="float" office:value="-27.4">
            <text:p>-27.4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/>
          <table:table-cell office:value-type="float" office:value="0.129448710961167">
            <text:p>0.129448711</text:p>
          </table:table-cell>
          <table:table-cell office:value-type="float" office:value="0.055238647935334">
            <text:p>0.0552386479</text:p>
          </table:table-cell>
          <table:table-cell office:value-type="float" office:value="-71.0917682711218">
            <text:p>-71.0917682711</text:p>
          </table:table-cell>
          <table:table-cell office:value-type="float" office:value="0.601899501608636">
            <text:p>0.6018995016</text:p>
          </table:table-cell>
          <table:table-cell office:value-type="float" office:value="14.047134436991">
            <text:p>14.047134437</text:p>
          </table:table-cell>
          <table:table-cell office:value-type="float" office:value="18.8698">
            <text:p>18.8698</text:p>
          </table:table-cell>
          <table:table-cell office:value-type="float" office:value="-26.7">
            <text:p>-26.7</text:p>
          </table:table-cell>
          <table:table-cell office:value-type="float" office:value="24.2">
            <text:p>24.2</text:p>
          </table:table-cell>
        </table:table-row>
        <table:table-row table:style-name="ro2">
          <table:table-cell/>
          <table:table-cell office:value-type="float" office:value="0.129448710961167">
            <text:p>0.129448711</text:p>
          </table:table-cell>
          <table:table-cell office:value-type="float" office:value="0.055238647935334">
            <text:p>0.0552386479</text:p>
          </table:table-cell>
          <table:table-cell office:value-type="float" office:value="-71.0917682711218">
            <text:p>-71.0917682711</text:p>
          </table:table-cell>
          <table:table-cell office:value-type="float" office:value="0.601899501608636">
            <text:p>0.6018995016</text:p>
          </table:table-cell>
          <table:table-cell office:value-type="float" office:value="14.0510049484454">
            <text:p>14.0510049484</text:p>
          </table:table-cell>
          <table:table-cell office:value-type="float" office:value="18.8698">
            <text:p>18.8698</text:p>
          </table:table-cell>
          <table:table-cell office:value-type="float" office:value="-26.7">
            <text:p>-26.7</text:p>
          </table:table-cell>
          <table:table-cell office:value-type="float" office:value="24.2">
            <text:p>24.2</text:p>
          </table:table-cell>
        </table:table-row>
        <table:table-row table:style-name="ro2">
          <table:table-cell/>
          <table:table-cell office:value-type="float" office:value="0.198388965290957">
            <text:p>0.1983889653</text:p>
          </table:table-cell>
          <table:table-cell office:value-type="float" office:value="0.306016247405887">
            <text:p>0.3060162474</text:p>
          </table:table-cell>
          <table:table-cell office:value-type="float" office:value="-70.9017364597918">
            <text:p>-70.9017364598</text:p>
          </table:table-cell>
          <table:table-cell office:value-type="float" office:value="0.595609957345471">
            <text:p>0.5956099573</text:p>
          </table:table-cell>
          <table:table-cell office:value-type="float" office:value="14.0764422529058">
            <text:p>14.0764422529</text:p>
          </table:table-cell>
          <table:table-cell office:value-type="float" office:value="17.5006">
            <text:p>17.5006</text:p>
          </table:table-cell>
          <table:table-cell office:value-type="float" office:value="-26">
            <text:p>-26</text:p>
          </table:table-cell>
          <table:table-cell office:value-type="float" office:value="23.6">
            <text:p>23.6</text:p>
          </table:table-cell>
        </table:table-row>
        <table:table-row table:style-name="ro2">
          <table:table-cell/>
          <table:table-cell office:value-type="float" office:value="0.129501668063014">
            <text:p>0.1295016681</text:p>
          </table:table-cell>
          <table:table-cell office:value-type="float" office:value="0.055238647935334">
            <text:p>0.0552386479</text:p>
          </table:table-cell>
          <table:table-cell office:value-type="float" office:value="-71.1059895688845">
            <text:p>-71.1059895689</text:p>
          </table:table-cell>
          <table:table-cell office:value-type="float" office:value="0.592103484087357">
            <text:p>0.5921034841</text:p>
          </table:table-cell>
          <table:table-cell office:value-type="float" office:value="14.0510049484454">
            <text:p>14.0510049484</text:p>
          </table:table-cell>
          <table:table-cell office:value-type="float" office:value="23.0774">
            <text:p>23.0774</text:p>
          </table:table-cell>
          <table:table-cell office:value-type="float" office:value="-25.4">
            <text:p>-25.4</text:p>
          </table:table-cell>
          <table:table-cell office:value-type="float" office:value="22.7">
            <text:p>22.7</text:p>
          </table:table-cell>
        </table:table-row>
        <table:table-row table:style-name="ro2">
          <table:table-cell/>
          <table:table-cell office:value-type="float" office:value="0.084622715406624">
            <text:p>0.0846227154</text:p>
          </table:table-cell>
          <table:table-cell office:value-type="float" office:value="0.128470051889821">
            <text:p>0.1284700519</text:p>
          </table:table-cell>
          <table:table-cell office:value-type="float" office:value="-71.9098068702076">
            <text:p>-71.9098068702</text:p>
          </table:table-cell>
          <table:table-cell office:value-type="float" office:value="0.275730765018189">
            <text:p>0.275730765</text:p>
          </table:table-cell>
          <table:table-cell office:value-type="float" office:value="13.0889757009794">
            <text:p>13.088975701</text:p>
          </table:table-cell>
          <table:table-cell office:value-type="float" office:value="18.9481">
            <text:p>18.9481</text:p>
          </table:table-cell>
          <table:table-cell office:value-type="float" office:value="-24.9">
            <text:p>-24.9</text:p>
          </table:table-cell>
          <table:table-cell office:value-type="float" office:value="23.3">
            <text:p>23.3</text:p>
          </table:table-cell>
        </table:table-row>
        <table:table-row table:style-name="ro2">
          <table:table-cell/>
          <table:table-cell office:value-type="float" office:value="0.0860936888192203">
            <text:p>0.0860936888</text:p>
          </table:table-cell>
          <table:table-cell office:value-type="float" office:value="0.497174410068466">
            <text:p>0.4971744101</text:p>
          </table:table-cell>
          <table:table-cell office:value-type="float" office:value="-70.945663416134">
            <text:p>-70.9456634161</text:p>
          </table:table-cell>
          <table:table-cell office:value-type="float" office:value="0.278140551288097">
            <text:p>0.2781405513</text:p>
          </table:table-cell>
          <table:table-cell office:value-type="float" office:value="14.0784411669343">
            <text:p>14.0784411669</text:p>
          </table:table-cell>
          <table:table-cell office:value-type="float" office:value="21.4081">
            <text:p>21.4081</text:p>
          </table:table-cell>
          <table:table-cell office:value-type="float" office:value="-24.2">
            <text:p>-24.2</text:p>
          </table:table-cell>
          <table:table-cell office:value-type="float" office:value="22">
            <text:p>22</text:p>
          </table:table-cell>
        </table:table-row>
        <table:table-row table:style-name="ro2">
          <table:table-cell/>
          <table:table-cell office:value-type="float" office:value="0.194336431596631">
            <text:p>0.1943364316</text:p>
          </table:table-cell>
          <table:table-cell office:value-type="float" office:value="0.082812284203226">
            <text:p>0.0828122842</text:p>
          </table:table-cell>
          <table:table-cell office:value-type="float" office:value="-70.0298650782116">
            <text:p>-70.0298650782</text:p>
          </table:table-cell>
          <table:table-cell office:value-type="float" office:value="0.314779318774947">
            <text:p>0.3147793188</text:p>
          </table:table-cell>
          <table:table-cell office:value-type="float" office:value="13.9663732686076">
            <text:p>13.9663732686</text:p>
          </table:table-cell>
          <table:table-cell office:value-type="float" office:value="14.1561">
            <text:p>14.1561</text:p>
          </table:table-cell>
          <table:table-cell office:value-type="float" office:value="-23.3">
            <text:p>-23.3</text:p>
          </table:table-cell>
          <table:table-cell office:value-type="float" office:value="21.6">
            <text:p>21.6</text:p>
          </table:table-cell>
        </table:table-row>
        <table:table-row table:style-name="ro2">
          <table:table-cell/>
          <table:table-cell office:value-type="float" office:value="0.228553261875171">
            <text:p>0.2285532619</text:p>
          </table:table-cell>
          <table:table-cell office:value-type="float" office:value="0.246519892487476">
            <text:p>0.2465198925</text:p>
          </table:table-cell>
          <table:table-cell office:value-type="float" office:value="-71.3687441314079">
            <text:p>-71.3687441314</text:p>
          </table:table-cell>
          <table:table-cell office:value-type="float" office:value="0.715706712016907">
            <text:p>0.715706712</text:p>
          </table:table-cell>
          <table:table-cell office:value-type="float" office:value="13.6052118288895">
            <text:p>13.6052118289</text:p>
          </table:table-cell>
          <table:table-cell office:value-type="float" office:value="14.7697">
            <text:p>14.7697</text:p>
          </table:table-cell>
          <table:table-cell office:value-type="float" office:value="-22.7">
            <text:p>-22.7</text:p>
          </table:table-cell>
          <table:table-cell office:value-type="float" office:value="20.8">
            <text:p>20.8</text:p>
          </table:table-cell>
        </table:table-row>
        <table:table-row table:style-name="ro2">
          <table:table-cell/>
          <table:table-cell office:value-type="float" office:value="0.231309301509565">
            <text:p>0.2313093015</text:p>
          </table:table-cell>
          <table:table-cell office:value-type="float" office:value="0.520024924959702">
            <text:p>0.520024925</text:p>
          </table:table-cell>
          <table:table-cell office:value-type="float" office:value="-70.8574394890688">
            <text:p>-70.8574394891</text:p>
          </table:table-cell>
          <table:table-cell office:value-type="float" office:value="0.532933630325787">
            <text:p>0.5329336303</text:p>
          </table:table-cell>
          <table:table-cell office:value-type="float" office:value="14.0841099277665">
            <text:p>14.0841099278</text:p>
          </table:table-cell>
          <table:table-cell office:value-type="float" office:value="17.2895">
            <text:p>17.2895</text:p>
          </table:table-cell>
          <table:table-cell office:value-type="float" office:value="-22.1">
            <text:p>-22.1</text:p>
          </table:table-cell>
          <table:table-cell office:value-type="float" office:value="20.1">
            <text:p>20.1</text:p>
          </table:table-cell>
        </table:table-row>
        <table:table-row table:style-name="ro2">
          <table:table-cell/>
          <table:table-cell table:style-name="ce3" office:value-type="float" office:value="0.000774127392154739">
            <text:p>7.74E-004</text:p>
          </table:table-cell>
          <table:table-cell office:value-type="float" office:value="0.0267802885972651">
            <text:p>0.0267802886</text:p>
          </table:table-cell>
          <table:table-cell office:value-type="float" office:value="-71.6272311785241">
            <text:p>-71.6272311785</text:p>
          </table:table-cell>
          <table:table-cell office:value-type="float" office:value="0.609606342034563">
            <text:p>0.609606342</text:p>
          </table:table-cell>
          <table:table-cell office:value-type="float" office:value="13.1399227927007">
            <text:p>13.1399227927</text:p>
          </table:table-cell>
          <table:table-cell office:value-type="float" office:value="7.03642">
            <text:p>7.03642</text:p>
          </table:table-cell>
          <table:table-cell office:value-type="float" office:value="-21.9">
            <text:p>-21.9</text:p>
          </table:table-cell>
          <table:table-cell office:value-type="float" office:value="20.5">
            <text:p>20.5</text:p>
          </table:table-cell>
        </table:table-row>
        <table:table-row table:style-name="ro2">
          <table:table-cell/>
          <table:table-cell office:value-type="float" office:value="0.129448710961167">
            <text:p>0.129448711</text:p>
          </table:table-cell>
          <table:table-cell office:value-type="float" office:value="0.367935356154588">
            <text:p>0.3679353562</text:p>
          </table:table-cell>
          <table:table-cell office:value-type="float" office:value="-71.9400559195423">
            <text:p>-71.9400559195</text:p>
          </table:table-cell>
          <table:table-cell office:value-type="float" office:value="0.602132270155604">
            <text:p>0.6021322702</text:p>
          </table:table-cell>
          <table:table-cell office:value-type="float" office:value="14.0674849084135">
            <text:p>14.0674849084</text:p>
          </table:table-cell>
          <table:table-cell office:value-type="float" office:value="18.7573">
            <text:p>18.7573</text:p>
          </table:table-cell>
          <table:table-cell office:value-type="float" office:value="-21.4">
            <text:p>-21.4</text:p>
          </table:table-cell>
          <table:table-cell office:value-type="float" office:value="19.5">
            <text:p>19.5</text:p>
          </table:table-cell>
        </table:table-row>
        <table:table-row table:style-name="ro2">
          <table:table-cell/>
          <table:table-cell office:value-type="float" office:value="0.0517711929263906">
            <text:p>0.0517711929</text:p>
          </table:table-cell>
          <table:table-cell office:value-type="float" office:value="0.154644234569652">
            <text:p>0.1546442346</text:p>
          </table:table-cell>
          <table:table-cell office:value-type="float" office:value="-71.7207371674071">
            <text:p>-71.7207371674</text:p>
          </table:table-cell>
          <table:table-cell office:value-type="float" office:value="0.693752436198241">
            <text:p>0.6937524362</text:p>
          </table:table-cell>
          <table:table-cell office:value-type="float" office:value="14.5416030414844">
            <text:p>14.5416030415</text:p>
          </table:table-cell>
          <table:table-cell office:value-type="float" office:value="20.2477">
            <text:p>20.2477</text:p>
          </table:table-cell>
          <table:table-cell office:value-type="float" office:value="-21.2">
            <text:p>-21.2</text:p>
          </table:table-cell>
          <table:table-cell office:value-type="float" office:value="19.1">
            <text:p>19.1</text:p>
          </table:table-cell>
        </table:table-row>
        <table:table-row table:style-name="ro2">
          <table:table-cell/>
          <table:table-cell office:value-type="float" office:value="0.0874481706611418">
            <text:p>0.0874481707</text:p>
          </table:table-cell>
          <table:table-cell office:value-type="float" office:value="0.495968616659724">
            <text:p>0.4959686167</text:p>
          </table:table-cell>
          <table:table-cell office:value-type="float" office:value="-94.9011447335866">
            <text:p>-94.9011447336</text:p>
          </table:table-cell>
          <table:table-cell office:value-type="float" office:value="0.240189047516037">
            <text:p>0.2401890475</text:p>
          </table:table-cell>
          <table:table-cell office:value-type="float" office:value="14.0784411669343">
            <text:p>14.0784411669</text:p>
          </table:table-cell>
          <table:table-cell office:value-type="float" office:value="18.9747">
            <text:p>18.9747</text:p>
          </table:table-cell>
          <table:table-cell office:value-type="float" office:value="-20.7">
            <text:p>-20.7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/>
          <table:table-cell office:value-type="float" office:value="0.196352237913189">
            <text:p>0.1963522379</text:p>
          </table:table-cell>
          <table:table-cell office:value-type="float" office:value="0.543035590595447">
            <text:p>0.5430355906</text:p>
          </table:table-cell>
          <table:table-cell office:value-type="float" office:value="-71.022969885576">
            <text:p>-71.0229698856</text:p>
          </table:table-cell>
          <table:table-cell office:value-type="float" office:value="0.534791759921079">
            <text:p>0.5347917599</text:p>
          </table:table-cell>
          <table:table-cell office:value-type="float" office:value="13.3419535728665">
            <text:p>13.3419535729</text:p>
          </table:table-cell>
          <table:table-cell office:value-type="float" office:value="-7.91022">
            <text:p>-7.91022</text:p>
          </table:table-cell>
          <table:table-cell office:value-type="float" office:value="-19.2">
            <text:p>-19.2</text:p>
          </table:table-cell>
          <table:table-cell office:value-type="float" office:value="18.4">
            <text:p>18.4</text:p>
          </table:table-cell>
        </table:table-row>
        <table:table-row table:style-name="ro2">
          <table:table-cell/>
          <table:table-cell office:value-type="float" office:value="0.159783894447499">
            <text:p>0.1597838944</text:p>
          </table:table-cell>
          <table:table-cell office:value-type="float" office:value="0.354223870853598">
            <text:p>0.3542238709</text:p>
          </table:table-cell>
          <table:table-cell office:value-type="float" office:value="-70.5587631330101">
            <text:p>-70.558763133</text:p>
          </table:table-cell>
          <table:table-cell office:value-type="float" office:value="0.724981352727403">
            <text:p>0.7249813527</text:p>
          </table:table-cell>
          <table:table-cell office:value-type="float" office:value="14.0519105482302">
            <text:p>14.0519105482</text:p>
          </table:table-cell>
          <table:table-cell office:value-type="float" office:value="13.2004">
            <text:p>13.2004</text:p>
          </table:table-cell>
          <table:table-cell office:value-type="float" office:value="-19.1">
            <text:p>-19.1</text:p>
          </table:table-cell>
          <table:table-cell office:value-type="float" office:value="17.8">
            <text:p>17.8</text:p>
          </table:table-cell>
        </table:table-row>
        <table:table-row table:style-name="ro2">
          <table:table-cell/>
          <table:table-cell office:value-type="float" office:value="0.194336431596631">
            <text:p>0.1943364316</text:p>
          </table:table-cell>
          <table:table-cell office:value-type="float" office:value="0.082812284203226">
            <text:p>0.0828122842</text:p>
          </table:table-cell>
          <table:table-cell office:value-type="float" office:value="-70.945663416134">
            <text:p>-70.9456634161</text:p>
          </table:table-cell>
          <table:table-cell office:value-type="float" office:value="0.314779318774947">
            <text:p>0.3147793188</text:p>
          </table:table-cell>
          <table:table-cell office:value-type="float" office:value="13.9663732686076">
            <text:p>13.9663732686</text:p>
          </table:table-cell>
          <table:table-cell office:value-type="float" office:value="7.40642">
            <text:p>7.40642</text:p>
          </table:table-cell>
          <table:table-cell office:value-type="float" office:value="-18.8">
            <text:p>-18.8</text:p>
          </table:table-cell>
          <table:table-cell office:value-type="float" office:value="17.2">
            <text:p>17.2</text:p>
          </table:table-cell>
        </table:table-row>
        <table:table-row table:style-name="ro2">
          <table:table-cell/>
          <table:table-cell office:value-type="float" office:value="0.159783894447499">
            <text:p>0.1597838944</text:p>
          </table:table-cell>
          <table:table-cell office:value-type="float" office:value="0.361430150704565">
            <text:p>0.3614301507</text:p>
          </table:table-cell>
          <table:table-cell office:value-type="float" office:value="-70.5587631330101">
            <text:p>-70.558763133</text:p>
          </table:table-cell>
          <table:table-cell office:value-type="float" office:value="0.724981352727403">
            <text:p>0.7249813527</text:p>
          </table:table-cell>
          <table:table-cell office:value-type="float" office:value="14.0519105482302">
            <text:p>14.0519105482</text:p>
          </table:table-cell>
          <table:table-cell office:value-type="float" office:value="4.3811">
            <text:p>4.3811</text:p>
          </table:table-cell>
          <table:table-cell office:value-type="float" office:value="-18.4">
            <text:p>-18.4</text:p>
          </table:table-cell>
          <table:table-cell office:value-type="float" office:value="16.6">
            <text:p>16.6</text:p>
          </table:table-cell>
        </table:table-row>
        <table:table-row table:style-name="ro2">
          <table:table-cell/>
          <table:table-cell office:value-type="float" office:value="0.197238963787809">
            <text:p>0.1972389638</text:p>
          </table:table-cell>
          <table:table-cell office:value-type="float" office:value="0.720348589542825">
            <text:p>0.7203485895</text:p>
          </table:table-cell>
          <table:table-cell office:value-type="float" office:value="-94.9990455898451">
            <text:p>-94.9990455898</text:p>
          </table:table-cell>
          <table:table-cell office:value-type="float" office:value="0.0811173685436409">
            <text:p>0.0811173685</text:p>
          </table:table-cell>
          <table:table-cell office:value-type="float" office:value="14.7845763385014">
            <text:p>14.7845763385</text:p>
          </table:table-cell>
          <table:table-cell office:value-type="float" office:value="15.7348">
            <text:p>15.7348</text:p>
          </table:table-cell>
          <table:table-cell office:value-type="float" office:value="-17.8">
            <text:p>-17.8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.0860936888192203">
            <text:p>0.0860936888</text:p>
          </table:table-cell>
          <table:table-cell office:value-type="float" office:value="0.152756535824652">
            <text:p>0.1527565358</text:p>
          </table:table-cell>
          <table:table-cell office:value-type="float" office:value="-70.945663416134">
            <text:p>-70.9456634161</text:p>
          </table:table-cell>
          <table:table-cell office:value-type="float" office:value="0.278140551288097">
            <text:p>0.2781405513</text:p>
          </table:table-cell>
          <table:table-cell office:value-type="float" office:value="13.9663732686076">
            <text:p>13.9663732686</text:p>
          </table:table-cell>
          <table:table-cell office:value-type="float" office:value="0.84899">
            <text:p>0.84899</text:p>
          </table:table-cell>
          <table:table-cell office:value-type="float" office:value="-17.4">
            <text:p>-17.4</text:p>
          </table:table-cell>
          <table:table-cell office:value-type="float" office:value="16.3">
            <text:p>16.3</text:p>
          </table:table-cell>
        </table:table-row>
        <table:table-row table:style-name="ro2">
          <table:table-cell/>
          <table:table-cell table:style-name="ce25" office:value-type="float" office:value="0.0134215953496228">
            <text:p>0.0134215953</text:p>
          </table:table-cell>
          <table:table-cell table:style-name="ce25" office:value-type="float" office:value="0.360309295955453">
            <text:p>0.360309296</text:p>
          </table:table-cell>
          <table:table-cell table:style-name="ce25" office:value-type="float" office:value="-70.5085186529142">
            <text:p>-70.5085186529</text:p>
          </table:table-cell>
          <table:table-cell table:style-name="ce25" office:value-type="float" office:value="0.720218148443031">
            <text:p>0.7202181484</text:p>
          </table:table-cell>
          <table:table-cell table:style-name="ce25" office:value-type="float" office:value="14.0681387339027">
            <text:p>14.0681387339</text:p>
          </table:table-cell>
          <table:table-cell table:style-name="ce26" office:value-type="float" office:value="9.99747">
            <text:p>9.99747</text:p>
          </table:table-cell>
          <table:table-cell table:style-name="ce26" office:value-type="float" office:value="-17.2">
            <text:p>-17.2</text:p>
          </table:table-cell>
          <table:table-cell table:style-name="ce26" office:value-type="float" office:value="16.1">
            <text:p>16.1</text:p>
          </table:table-cell>
        </table:table-row>
        <table:table-row table:style-name="ro2">
          <table:table-cell/>
          <table:table-cell office:value-type="float" office:value="0.123960941944634">
            <text:p>0.1239609419</text:p>
          </table:table-cell>
          <table:table-cell office:value-type="float" office:value="0.055238647935334">
            <text:p>0.0552386479</text:p>
          </table:table-cell>
          <table:table-cell office:value-type="float" office:value="-72.801901580852">
            <text:p>-72.8019015809</text:p>
          </table:table-cell>
          <table:table-cell office:value-type="float" office:value="0.385575805978139">
            <text:p>0.385575806</text:p>
          </table:table-cell>
          <table:table-cell office:value-type="float" office:value="13.984874841449">
            <text:p>13.9848748414</text:p>
          </table:table-cell>
          <table:table-cell office:value-type="float" office:value="10.2689">
            <text:p>10.2689</text:p>
          </table:table-cell>
          <table:table-cell office:value-type="float" office:value="-16.7">
            <text:p>-16.7</text:p>
          </table:table-cell>
          <table:table-cell office:value-type="float" office:value="15.4">
            <text:p>15.4</text:p>
          </table:table-cell>
        </table:table-row>
        <table:table-row table:style-name="ro2">
          <table:table-cell/>
          <table:table-cell office:value-type="float" office:value="0.200618886965338">
            <text:p>0.200618887</text:p>
          </table:table-cell>
          <table:table-cell office:value-type="float" office:value="0.0471055619334604">
            <text:p>0.0471055619</text:p>
          </table:table-cell>
          <table:table-cell office:value-type="float" office:value="-70.9017364597918">
            <text:p>-70.9017364598</text:p>
          </table:table-cell>
          <table:table-cell office:value-type="float" office:value="0.598038614604016">
            <text:p>0.5980386146</text:p>
          </table:table-cell>
          <table:table-cell office:value-type="float" office:value="13.4511849857796">
            <text:p>13.4511849858</text:p>
          </table:table-cell>
          <table:table-cell office:value-type="float" office:value="8.86843">
            <text:p>8.86843</text:p>
          </table:table-cell>
          <table:table-cell office:value-type="float" office:value="-16.3">
            <text:p>-16.3</text:p>
          </table:table-cell>
          <table:table-cell office:value-type="float" office:value="15.4">
            <text:p>15.4</text:p>
          </table:table-cell>
        </table:table-row>
        <table:table-row table:style-name="ro2">
          <table:table-cell/>
          <table:table-cell office:value-type="float" office:value="0.122626943519212">
            <text:p>0.1226269435</text:p>
          </table:table-cell>
          <table:table-cell office:value-type="float" office:value="0.0566409948917378">
            <text:p>0.0566409949</text:p>
          </table:table-cell>
          <table:table-cell office:value-type="float" office:value="-71.1586335420995">
            <text:p>-71.1586335421</text:p>
          </table:table-cell>
          <table:table-cell office:value-type="float" office:value="0.601899501608636">
            <text:p>0.6018995016</text:p>
          </table:table-cell>
          <table:table-cell office:value-type="float" office:value="13.4511849857796">
            <text:p>13.4511849858</text:p>
          </table:table-cell>
          <table:table-cell office:value-type="float" office:value="5.04549">
            <text:p>5.04549</text:p>
          </table:table-cell>
          <table:table-cell office:value-type="float" office:value="-15.8">
            <text:p>-15.8</text:p>
          </table:table-cell>
          <table:table-cell office:value-type="float" office:value="14.4">
            <text:p>14.4</text:p>
          </table:table-cell>
        </table:table-row>
        <table:table-row table:style-name="ro2">
          <table:table-cell/>
          <table:table-cell office:value-type="float" office:value="0.198199769594397">
            <text:p>0.1981997696</text:p>
          </table:table-cell>
          <table:table-cell office:value-type="float" office:value="0.0932580671366055">
            <text:p>0.0932580671</text:p>
          </table:table-cell>
          <table:table-cell office:value-type="float" office:value="-70.8736097224985">
            <text:p>-70.8736097225</text:p>
          </table:table-cell>
          <table:table-cell office:value-type="float" office:value="0.481661955586419">
            <text:p>0.4816619556</text:p>
          </table:table-cell>
          <table:table-cell office:value-type="float" office:value="13.1631995272986">
            <text:p>13.1631995273</text:p>
          </table:table-cell>
          <table:table-cell office:value-type="float" office:value="-4.13126">
            <text:p>-4.13126</text:p>
          </table:table-cell>
          <table:table-cell office:value-type="float" office:value="-15.8">
            <text:p>-15.8</text:p>
          </table:table-cell>
          <table:table-cell office:value-type="float" office:value="15.1">
            <text:p>15.1</text:p>
          </table:table-cell>
        </table:table-row>
        <table:table-row table:style-name="ro2">
          <table:table-cell/>
          <table:table-cell office:value-type="float" office:value="0.171063895830182">
            <text:p>0.1710638958</text:p>
          </table:table-cell>
          <table:table-cell office:value-type="float" office:value="0.398847320144711">
            <text:p>0.3988473201</text:p>
          </table:table-cell>
          <table:table-cell office:value-type="float" office:value="-71.5048360636019">
            <text:p>-71.5048360636</text:p>
          </table:table-cell>
          <table:table-cell office:value-type="float" office:value="0.682071800846056">
            <text:p>0.6820718008</text:p>
          </table:table-cell>
          <table:table-cell office:value-type="float" office:value="13.4949315460152">
            <text:p>13.494931546</text:p>
          </table:table-cell>
          <table:table-cell office:value-type="float" office:value="-7.05049">
            <text:p>-7.05049</text:p>
          </table:table-cell>
          <table:table-cell office:value-type="float" office:value="-15.5">
            <text:p>-15.5</text:p>
          </table:table-cell>
          <table:table-cell office:value-type="float" office:value="14">
            <text:p>14</text:p>
          </table:table-cell>
        </table:table-row>
        <table:table-row table:style-name="ro2">
          <table:table-cell/>
          <table:table-cell office:value-type="float" office:value="0.122626943519212">
            <text:p>0.1226269435</text:p>
          </table:table-cell>
          <table:table-cell office:value-type="float" office:value="0.0566409948917378">
            <text:p>0.0566409949</text:p>
          </table:table-cell>
          <table:table-cell office:value-type="float" office:value="-70.1964899525871">
            <text:p>-70.1964899526</text:p>
          </table:table-cell>
          <table:table-cell office:value-type="float" office:value="0.601899501608636">
            <text:p>0.6018995016</text:p>
          </table:table-cell>
          <table:table-cell office:value-type="float" office:value="13.4511849857796">
            <text:p>13.4511849858</text:p>
          </table:table-cell>
          <table:table-cell office:value-type="float" office:value="7.71202">
            <text:p>7.71202</text:p>
          </table:table-cell>
          <table:table-cell office:value-type="float" office:value="-14.8">
            <text:p>-14.8</text:p>
          </table:table-cell>
          <table:table-cell office:value-type="float" office:value="13.9">
            <text:p>13.9</text:p>
          </table:table-cell>
        </table:table-row>
        <table:table-row table:style-name="ro2">
          <table:table-cell/>
          <table:table-cell office:value-type="float" office:value="0.00512368395764011">
            <text:p>0.005123684</text:p>
          </table:table-cell>
          <table:table-cell office:value-type="float" office:value="0.0476390078893694">
            <text:p>0.0476390079</text:p>
          </table:table-cell>
          <table:table-cell office:value-type="float" office:value="-70.5085186529142">
            <text:p>-70.5085186529</text:p>
          </table:table-cell>
          <table:table-cell office:value-type="float" office:value="0.663442846317782">
            <text:p>0.6634428463</text:p>
          </table:table-cell>
          <table:table-cell office:value-type="float" office:value="14.0477882624801">
            <text:p>14.0477882625</text:p>
          </table:table-cell>
          <table:table-cell office:value-type="float" office:value="14.4086">
            <text:p>14.4086</text:p>
          </table:table-cell>
          <table:table-cell office:value-type="float" office:value="-14.6">
            <text:p>-14.6</text:p>
          </table:table-cell>
          <table:table-cell office:value-type="float" office:value="13.7">
            <text:p>13.7</text:p>
          </table:table-cell>
        </table:table-row>
        <table:table-row table:style-name="ro2">
          <table:table-cell/>
          <table:table-cell office:value-type="float" office:value="0.198679113299974">
            <text:p>0.1986791133</text:p>
          </table:table-cell>
          <table:table-cell office:value-type="float" office:value="0.117668490641791">
            <text:p>0.1176684906</text:p>
          </table:table-cell>
          <table:table-cell office:value-type="float" office:value="-70.9471860205822">
            <text:p>-70.9471860206</text:p>
          </table:table-cell>
          <table:table-cell office:value-type="float" office:value="0.153975161227645">
            <text:p>0.1539751612</text:p>
          </table:table-cell>
          <table:table-cell office:value-type="float" office:value="13.3433204475167">
            <text:p>13.3433204475</text:p>
          </table:table-cell>
          <table:table-cell office:value-type="float" office:value="12.0288">
            <text:p>12.0288</text:p>
          </table:table-cell>
          <table:table-cell office:value-type="float" office:value="-14.4">
            <text:p>-14.4</text:p>
          </table:table-cell>
          <table:table-cell office:value-type="float" office:value="13.3">
            <text:p>13.3</text:p>
          </table:table-cell>
        </table:table-row>
        <table:table-row table:style-name="ro2">
          <table:table-cell/>
          <table:table-cell office:value-type="float" office:value="0.0517711929263906">
            <text:p>0.0517711929</text:p>
          </table:table-cell>
          <table:table-cell office:value-type="float" office:value="0.154644234569652">
            <text:p>0.1546442346</text:p>
          </table:table-cell>
          <table:table-cell office:value-type="float" office:value="-71.7029807802499">
            <text:p>-71.7029807802</text:p>
          </table:table-cell>
          <table:table-cell office:value-type="float" office:value="0.204257451301467">
            <text:p>0.2042574513</text:p>
          </table:table-cell>
          <table:table-cell office:value-type="float" office:value="13.9381482587222">
            <text:p>13.9381482587</text:p>
          </table:table-cell>
          <table:table-cell office:value-type="float" office:value="1.87086">
            <text:p>1.87086</text:p>
          </table:table-cell>
          <table:table-cell office:value-type="float" office:value="-14.2">
            <text:p>-14.2</text:p>
          </table:table-cell>
          <table:table-cell office:value-type="float" office:value="12.9">
            <text:p>12.9</text:p>
          </table:table-cell>
        </table:table-row>
        <table:table-row table:style-name="ro2">
          <table:table-cell/>
          <table:table-cell office:value-type="float" office:value="0.116489811318135">
            <text:p>0.1164898113</text:p>
          </table:table-cell>
          <table:table-cell office:value-type="float" office:value="0.0738405878562113">
            <text:p>0.0738405879</text:p>
          </table:table-cell>
          <table:table-cell office:value-type="float" office:value="-70.9473805020537">
            <text:p>-70.9473805021</text:p>
          </table:table-cell>
          <table:table-cell office:value-type="float" office:value="0.408753252450921">
            <text:p>0.4087532525</text:p>
          </table:table-cell>
          <table:table-cell office:value-type="float" office:value="13.1138043218421">
            <text:p>13.1138043218</text:p>
          </table:table-cell>
          <table:table-cell office:value-type="float" office:value="-1.69569">
            <text:p>-1.69569</text:p>
          </table:table-cell>
          <table:table-cell office:value-type="float" office:value="-13.9">
            <text:p>-13.9</text:p>
          </table:table-cell>
          <table:table-cell office:value-type="float" office:value="12.3">
            <text:p>12.3</text:p>
          </table:table-cell>
        </table:table-row>
        <table:table-row table:style-name="ro2">
          <table:table-cell/>
          <table:table-cell office:value-type="float" office:value="0.117510320599595">
            <text:p>0.1175103206</text:p>
          </table:table-cell>
          <table:table-cell office:value-type="float" office:value="0.0469594842187872">
            <text:p>0.0469594842</text:p>
          </table:table-cell>
          <table:table-cell office:value-type="float" office:value="-70.9473805020537">
            <text:p>-70.9473805021</text:p>
          </table:table-cell>
          <table:table-cell office:value-type="float" office:value="0.408753252450921">
            <text:p>0.4087532525</text:p>
          </table:table-cell>
          <table:table-cell office:value-type="float" office:value="13.4655763125998">
            <text:p>13.4655763126</text:p>
          </table:table-cell>
          <table:table-cell office:value-type="float" office:value="-7.04517">
            <text:p>-7.04517</text:p>
          </table:table-cell>
          <table:table-cell office:value-type="float" office:value="-13.3">
            <text:p>-13.3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office:value-type="float" office:value="0.179663851863854">
            <text:p>0.1796638519</text:p>
          </table:table-cell>
          <table:table-cell office:value-type="float" office:value="0.361430150704565">
            <text:p>0.3614301507</text:p>
          </table:table-cell>
          <table:table-cell office:value-type="float" office:value="-71.1516354564311">
            <text:p>-71.1516354564</text:p>
          </table:table-cell>
          <table:table-cell office:value-type="float" office:value="0.307875887017646">
            <text:p>0.307875887</text:p>
          </table:table-cell>
          <table:table-cell office:value-type="float" office:value="13.492309369204">
            <text:p>13.4923093692</text:p>
          </table:table-cell>
          <table:table-cell office:value-type="float" office:value="13.5093">
            <text:p>13.5093</text:p>
          </table:table-cell>
          <table:table-cell office:value-type="float" office:value="-12.6">
            <text:p>-12.6</text:p>
          </table:table-cell>
          <table:table-cell office:value-type="float" office:value="11.7">
            <text:p>11.7</text:p>
          </table:table-cell>
        </table:table-row>
        <table:table-row table:style-name="ro2">
          <table:table-cell/>
          <table:table-cell office:value-type="float" office:value="0.116489811318135">
            <text:p>0.1164898113</text:p>
          </table:table-cell>
          <table:table-cell office:value-type="float" office:value="0.0783149827225117">
            <text:p>0.0783149827</text:p>
          </table:table-cell>
          <table:table-cell office:value-type="float" office:value="-70.9473805020537">
            <text:p>-70.9473805021</text:p>
          </table:table-cell>
          <table:table-cell office:value-type="float" office:value="0.408753252450921">
            <text:p>0.4087532525</text:p>
          </table:table-cell>
          <table:table-cell office:value-type="float" office:value="13.154025289477">
            <text:p>13.1540252895</text:p>
          </table:table-cell>
          <table:table-cell office:value-type="float" office:value="-21.8699">
            <text:p>-21.8699</text:p>
          </table:table-cell>
          <table:table-cell office:value-type="float" office:value="-12.3">
            <text:p>-12.3</text:p>
          </table:table-cell>
          <table:table-cell office:value-type="float" office:value="11.3">
            <text:p>11.3</text:p>
          </table:table-cell>
        </table:table-row>
        <table:table-row table:style-name="ro2">
          <table:table-cell/>
          <table:table-cell table:style-name="ce25" office:value-type="float" office:value="0.259040890800503">
            <text:p>0.2590408908</text:p>
          </table:table-cell>
          <table:table-cell table:style-name="ce25" office:value-type="float" office:value="0.398847320144711">
            <text:p>0.3988473201</text:p>
          </table:table-cell>
          <table:table-cell table:style-name="ce25" office:value-type="float" office:value="-71.4049834318917">
            <text:p>-71.4049834319</text:p>
          </table:table-cell>
          <table:table-cell table:style-name="ce25" office:value-type="float" office:value="0.193549637973663">
            <text:p>0.193549638</text:p>
          </table:table-cell>
          <table:table-cell table:style-name="ce25" office:value-type="float" office:value="13.7669209881841">
            <text:p>13.7669209882</text:p>
          </table:table-cell>
          <table:table-cell table:style-name="ce26" office:value-type="float" office:value="3.41727">
            <text:p>3.41727</text:p>
          </table:table-cell>
          <table:table-cell table:style-name="ce26" office:value-type="float" office:value="-11.9">
            <text:p>-11.9</text:p>
          </table:table-cell>
          <table:table-cell table:style-name="ce26" office:value-type="float" office:value="11.1">
            <text:p>11.1</text:p>
          </table:table-cell>
        </table:table-row>
        <table:table-row table:style-name="ro2">
          <table:table-cell/>
          <table:table-cell office:value-type="float" office:value="0.0521373588224953">
            <text:p>0.0521373588</text:p>
          </table:table-cell>
          <table:table-cell office:value-type="float" office:value="0.155242140610385">
            <text:p>0.1552421406</text:p>
          </table:table-cell>
          <table:table-cell office:value-type="float" office:value="-71.7426151081496">
            <text:p>-71.7426151081</text:p>
          </table:table-cell>
          <table:table-cell office:value-type="float" office:value="0.141362339613115">
            <text:p>0.1413623396</text:p>
          </table:table-cell>
          <table:table-cell office:value-type="float" office:value="13.3433204475167">
            <text:p>13.3433204475</text:p>
          </table:table-cell>
          <table:table-cell office:value-type="float" office:value="-9.46175">
            <text:p>-9.46175</text:p>
          </table:table-cell>
          <table:table-cell office:value-type="float" office:value="-11.6">
            <text:p>-11.6</text:p>
          </table:table-cell>
          <table:table-cell office:value-type="float" office:value="10.5">
            <text:p>10.5</text:p>
          </table:table-cell>
        </table:table-row>
        <table:table-row table:style-name="ro2">
          <table:table-cell/>
          <table:table-cell office:value-type="float" office:value="0.228486914249374">
            <text:p>0.2284869142</text:p>
          </table:table-cell>
          <table:table-cell office:value-type="float" office:value="0.47545442692093">
            <text:p>0.4754544269</text:p>
          </table:table-cell>
          <table:table-cell office:value-type="float" office:value="-71.022969885576">
            <text:p>-71.0229698856</text:p>
          </table:table-cell>
          <table:table-cell office:value-type="float" office:value="0.449414366949119">
            <text:p>0.4494143669</text:p>
          </table:table-cell>
          <table:table-cell office:value-type="float" office:value="13.3419535728665">
            <text:p>13.3419535729</text:p>
          </table:table-cell>
          <table:table-cell office:value-type="float" office:value="-5.00849">
            <text:p>-5.00849</text:p>
          </table:table-cell>
          <table:table-cell office:value-type="float" office:value="-10.8">
            <text:p>-10.8</text:p>
          </table:table-cell>
          <table:table-cell office:value-type="float" office:value="9.8">
            <text:p>9.8</text:p>
          </table:table-cell>
        </table:table-row>
        <table:table-row table:style-name="ro2">
          <table:table-cell/>
          <table:table-cell office:value-type="float" office:value="0.0389363756583034">
            <text:p>0.0389363757</text:p>
          </table:table-cell>
          <table:table-cell office:value-type="float" office:value="0.536255910952763">
            <text:p>0.536255911</text:p>
          </table:table-cell>
          <table:table-cell office:value-type="float" office:value="-71.1704326120666">
            <text:p>-71.1704326121</text:p>
          </table:table-cell>
          <table:table-cell office:value-type="float" office:value="0.205149196094117">
            <text:p>0.2051491961</text:p>
          </table:table-cell>
          <table:table-cell office:value-type="float" office:value="13.3936570971189">
            <text:p>13.3936570971</text:p>
          </table:table-cell>
          <table:table-cell office:value-type="float" office:value="-14.8718">
            <text:p>-14.8718</text:p>
          </table:table-cell>
          <table:table-cell office:value-type="float" office:value="-10.4">
            <text:p>-10.4</text:p>
          </table:table-cell>
          <table:table-cell office:value-type="float" office:value="9.4">
            <text:p>9.4</text:p>
          </table:table-cell>
        </table:table-row>
        <table:table-row table:style-name="ro2">
          <table:table-cell/>
          <table:table-cell office:value-type="float" office:value="0.12933163042038">
            <text:p>0.1293316304</text:p>
          </table:table-cell>
          <table:table-cell office:value-type="float" office:value="0.055296692672869">
            <text:p>0.0552966927</text:p>
          </table:table-cell>
          <table:table-cell office:value-type="float" office:value="-71.1059895688845">
            <text:p>-71.1059895689</text:p>
          </table:table-cell>
          <table:table-cell office:value-type="float" office:value="0.372961866628198">
            <text:p>0.3729618666</text:p>
          </table:table-cell>
          <table:table-cell office:value-type="float" office:value="12.1201208873431">
            <text:p>12.1201208873</text:p>
          </table:table-cell>
          <table:table-cell office:value-type="float" office:value="-1.90779">
            <text:p>-1.90779</text:p>
          </table:table-cell>
          <table:table-cell office:value-type="float" office:value="-9.8">
            <text:p>-9.8</text:p>
          </table:table-cell>
          <table:table-cell office:value-type="float" office:value="9.1">
            <text:p>9.1</text:p>
          </table:table-cell>
        </table:table-row>
        <table:table-row table:style-name="ro2">
          <table:table-cell/>
          <table:table-cell office:value-type="float" office:value="0.129448710961167">
            <text:p>0.129448711</text:p>
          </table:table-cell>
          <table:table-cell office:value-type="float" office:value="0.0565897574274243">
            <text:p>0.0565897574</text:p>
          </table:table-cell>
          <table:table-cell office:value-type="float" office:value="-72.5490499752874">
            <text:p>-72.5490499753</text:p>
          </table:table-cell>
          <table:table-cell office:value-type="float" office:value="0.938116902296807">
            <text:p>0.9381169023</text:p>
          </table:table-cell>
          <table:table-cell office:value-type="float" office:value="9.92447183457457">
            <text:p>9.9244718346</text:p>
          </table:table-cell>
          <table:table-cell office:value-type="float" office:value="-3.9307">
            <text:p>-3.9307</text:p>
          </table:table-cell>
          <table:table-cell office:value-type="float" office:value="-9">
            <text:p>-9</text:p>
          </table:table-cell>
          <table:table-cell office:value-type="float" office:value="8.3">
            <text:p>8.3</text:p>
          </table:table-cell>
        </table:table-row>
        <table:table-row table:style-name="ro2">
          <table:table-cell/>
          <table:table-cell office:value-type="float" office:value="0.0389363756583034">
            <text:p>0.0389363757</text:p>
          </table:table-cell>
          <table:table-cell office:value-type="float" office:value="0.536255910952763">
            <text:p>0.536255911</text:p>
          </table:table-cell>
          <table:table-cell office:value-type="float" office:value="-71.1704326120666">
            <text:p>-71.1704326121</text:p>
          </table:table-cell>
          <table:table-cell office:value-type="float" office:value="0.205149196094117">
            <text:p>0.2051491961</text:p>
          </table:table-cell>
          <table:table-cell office:value-type="float" office:value="12.076859238163">
            <text:p>12.0768592382</text:p>
          </table:table-cell>
          <table:table-cell office:value-type="float" office:value="6.06124">
            <text:p>6.06124</text:p>
          </table:table-cell>
          <table:table-cell office:value-type="float" office:value="-7.6">
            <text:p>-7.6</text:p>
          </table:table-cell>
          <table:table-cell office:value-type="float" office:value="6.8">
            <text:p>6.8</text:p>
          </table:table-cell>
        </table:table-row>
        <table:table-row table:style-name="ro2">
          <table:table-cell/>
          <table:table-cell office:value-type="float" office:value="0.193937827708638">
            <text:p>0.1939378277</text:p>
          </table:table-cell>
          <table:table-cell office:value-type="float" office:value="1.07338172769391">
            <text:p>1.0733817277</text:p>
          </table:table-cell>
          <table:table-cell office:value-type="float" office:value="-70.7506415118043">
            <text:p>-70.7506415118</text:p>
          </table:table-cell>
          <table:table-cell office:value-type="float" office:value="0.506128033477146">
            <text:p>0.5061280335</text:p>
          </table:table-cell>
          <table:table-cell office:value-type="float" office:value="13.9698765028396">
            <text:p>13.9698765028</text:p>
          </table:table-cell>
          <table:table-cell office:value-type="float" office:value="-25.3728">
            <text:p>-25.3728</text:p>
          </table:table-cell>
          <table:table-cell office:value-type="float" office:value="-7.2">
            <text:p>-7.2</text:p>
          </table:table-cell>
          <table:table-cell office:value-type="float" office:value="6.8">
            <text:p>6.8</text:p>
          </table:table-cell>
        </table:table-row>
        <table:table-row table:style-name="ro2">
          <table:table-cell/>
          <table:table-cell office:value-type="float" office:value="0.0211262532069367">
            <text:p>0.0211262532</text:p>
          </table:table-cell>
          <table:table-cell office:value-type="float" office:value="0.539910106161259">
            <text:p>0.5399101062</text:p>
          </table:table-cell>
          <table:table-cell office:value-type="float" office:value="-70.2975762357745">
            <text:p>-70.2975762358</text:p>
          </table:table-cell>
          <table:table-cell office:value-type="float" office:value="0.162343590685089">
            <text:p>0.1623435907</text:p>
          </table:table-cell>
          <table:table-cell office:value-type="float" office:value="13.0795800696852">
            <text:p>13.0795800697</text:p>
          </table:table-cell>
          <table:table-cell office:value-type="float" office:value="-6.06403">
            <text:p>-6.06403</text:p>
          </table:table-cell>
          <table:table-cell office:value-type="float" office:value="-6.5">
            <text:p>-6.5</text:p>
          </table:table-cell>
          <table:table-cell office:value-type="float" office:value="6.2">
            <text:p>6.2</text:p>
          </table:table-cell>
        </table:table-row>
        <table:table-row table:style-name="ro2">
          <table:table-cell/>
          <table:table-cell office:value-type="float" office:value="0.084622715406624">
            <text:p>0.0846227154</text:p>
          </table:table-cell>
          <table:table-cell office:value-type="float" office:value="0.119168255281314">
            <text:p>0.1191682553</text:p>
          </table:table-cell>
          <table:table-cell office:value-type="float" office:value="-70.7203259642955">
            <text:p>-70.7203259643</text:p>
          </table:table-cell>
          <table:table-cell office:value-type="float" office:value="0.101882639033673">
            <text:p>0.101882639</text:p>
          </table:table-cell>
          <table:table-cell office:value-type="float" office:value="11.7922466977581">
            <text:p>11.7922466978</text:p>
          </table:table-cell>
          <table:table-cell office:value-type="float" office:value="-12.7757">
            <text:p>-12.7757</text:p>
          </table:table-cell>
          <table:table-cell office:value-type="float" office:value="-5.6">
            <text:p>-5.6</text:p>
          </table:table-cell>
          <table:table-cell office:value-type="float" office:value="5.5">
            <text:p>5.5</text:p>
          </table:table-cell>
        </table:table-row>
        <table:table-row table:style-name="ro2">
          <table:table-cell/>
          <table:table-cell office:value-type="float" office:value="0.0388642699317944">
            <text:p>0.0388642699</text:p>
          </table:table-cell>
          <table:table-cell office:value-type="float" office:value="0.355632806924965">
            <text:p>0.3556328069</text:p>
          </table:table-cell>
          <table:table-cell office:value-type="float" office:value="-70.4820648776194">
            <text:p>-70.4820648776</text:p>
          </table:table-cell>
          <table:table-cell office:value-type="float" office:value="0.576911853794711">
            <text:p>0.5769118538</text:p>
          </table:table-cell>
          <table:table-cell office:value-type="float" office:value="11.4499869432604">
            <text:p>11.4499869433</text:p>
          </table:table-cell>
          <table:table-cell office:value-type="float" office:value="-18.2195">
            <text:p>-18.2195</text:p>
          </table:table-cell>
          <table:table-cell office:value-type="float" office:value="-5.2">
            <text:p>-5.2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0.196001585208211">
            <text:p>0.1960015852</text:p>
          </table:table-cell>
          <table:table-cell office:value-type="float" office:value="1.05843053730144">
            <text:p>1.0584305373</text:p>
          </table:table-cell>
          <table:table-cell office:value-type="float" office:value="-70.7506415118043">
            <text:p>-70.7506415118</text:p>
          </table:table-cell>
          <table:table-cell office:value-type="float" office:value="0.502260897467385">
            <text:p>0.5022608975</text:p>
          </table:table-cell>
          <table:table-cell office:value-type="float" office:value="6.96583990182178">
            <text:p>6.9658399018</text:p>
          </table:table-cell>
          <table:table-cell office:value-type="float" office:value="-16.9811">
            <text:p>-16.9811</text:p>
          </table:table-cell>
          <table:table-cell office:value-type="float" office:value="-3.9">
            <text:p>-3.9</text:p>
          </table:table-cell>
          <table:table-cell office:value-type="float" office:value="3.8">
            <text:p>3.8</text:p>
          </table:table-cell>
        </table:table-row>
        <table:table-row table:style-name="ro2">
          <table:table-cell/>
          <table:table-cell office:value-type="float" office:value="0.3114299184465">
            <text:p>0.3114299184</text:p>
          </table:table-cell>
          <table:table-cell office:value-type="float" office:value="1.14448570380955">
            <text:p>1.1444857038</text:p>
          </table:table-cell>
          <table:table-cell office:value-type="float" office:value="-71.5989663645072">
            <text:p>-71.5989663645</text:p>
          </table:table-cell>
          <table:table-cell office:value-type="float" office:value="0.0175877014432805">
            <text:p>0.0175877014</text:p>
          </table:table-cell>
          <table:table-cell office:value-type="float" office:value="5.37197571883527">
            <text:p>5.3719757188</text:p>
          </table:table-cell>
          <table:table-cell office:value-type="float" office:value="-15.8277">
            <text:p>-15.8277</text:p>
          </table:table-cell>
          <table:table-cell office:value-type="float" office:value="-3.6">
            <text:p>-3.6</text:p>
          </table:table-cell>
          <table:table-cell office:value-type="float" office:value="3.4">
            <text:p>3.4</text:p>
          </table:table-cell>
        </table:table-row>
        <table:table-row table:style-name="ro2">
          <table:table-cell/>
          <table:table-cell office:value-type="float" office:value="0.3114299184465">
            <text:p>0.3114299184</text:p>
          </table:table-cell>
          <table:table-cell office:value-type="float" office:value="1.14033856893668">
            <text:p>1.1403385689</text:p>
          </table:table-cell>
          <table:table-cell office:value-type="float" office:value="-71.5826552324732">
            <text:p>-71.5826552325</text:p>
          </table:table-cell>
          <table:table-cell office:value-type="float" office:value="0.154873165619226">
            <text:p>0.1548731656</text:p>
          </table:table-cell>
          <table:table-cell office:value-type="float" office:value="5.37197571883527">
            <text:p>5.3719757188</text:p>
          </table:table-cell>
          <table:table-cell office:value-type="float" office:value="-14.1818">
            <text:p>-14.1818</text:p>
          </table:table-cell>
          <table:table-cell office:value-type="float" office:value="-2.5">
            <text:p>-2.5</text:p>
          </table:table-cell>
          <table:table-cell office:value-type="float" office:value="2.4">
            <text:p>2.4</text:p>
          </table:table-cell>
        </table:table-row>
        <table:table-row table:style-name="ro2">
          <table:table-cell/>
          <table:table-cell office:value-type="float" office:value="0.3114299184465">
            <text:p>0.3114299184</text:p>
          </table:table-cell>
          <table:table-cell office:value-type="float" office:value="1.14033856893668">
            <text:p>1.1403385689</text:p>
          </table:table-cell>
          <table:table-cell office:value-type="float" office:value="-71.5906706667284">
            <text:p>-71.5906706667</text:p>
          </table:table-cell>
          <table:table-cell office:value-type="float" office:value="0.0161010930161541">
            <text:p>0.016101093</text:p>
          </table:table-cell>
          <table:table-cell office:value-type="float" office:value="5.37197571883527">
            <text:p>5.3719757188</text:p>
          </table:table-cell>
          <table:table-cell office:value-type="float" office:value="-11.0277">
            <text:p>-11.0277</text:p>
          </table:table-cell>
          <table:table-cell office:value-type="float" office:value="-2.1">
            <text:p>-2.1</text:p>
          </table:table-cell>
          <table:table-cell office:value-type="float" office:value="1.9">
            <text:p>1.9</text:p>
          </table:table-cell>
        </table:table-row>
        <table:table-row table:style-name="ro2" table:number-rows-repeated="1048474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'nsga-ii 25'.B1:'nsga-ii 25'.I1048576">
          <table:sort>
            <table:sort-by table:field-number="6" table:data-type="automatic"/>
          </table:sort>
        </table:database-range>
        <table:database-range table:name="__Anonymous_Sheet_DB__1" table:target-range-address="'nsga-ii 50'.B1:'nsga-ii 50'.I1048576">
          <table:sort>
            <table:sort-by table:field-number="6" table:data-type="automatic"/>
          </table:sort>
        </table:database-range>
        <table:database-range table:name="__Anonymous_Sheet_DB__2" table:target-range-address="'nsga-ii 75'.B1:'nsga-ii 75'.I1048576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Gargi-1.2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3">00/00/0000</text:date>, <text:time style:data-style-name="N2" text:time-value="0000-00-00T12:03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30T19:30:54</meta:creation-date>
    <dc:date>2013-07-13T12:54:55</dc:date>
    <meta:editing-duration>PT58M36S</meta:editing-duration>
    <meta:editing-cycles>4</meta:editing-cycles>
    <meta:generator>LibreOffice/4.0.4.2$Linux_X86_64 LibreOffice_project/400m0$Build-2</meta:generator>
    <meta:document-statistic meta:table-count="3" meta:cell-count="2466" meta:object-count="0"/>
  </office:meta>
</office:document-meta>
</file>